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156.36pt"/>
    </style:style>
    <style:style style:name="co5" style:family="table-column">
      <style:table-column-properties fo:break-before="auto" style:column-width="201.66pt"/>
    </style:style>
    <style:style style:name="co6" style:family="table-column">
      <style:table-column-properties fo:break-before="auto" style:column-width="74.61pt"/>
    </style:style>
    <style:style style:name="co7" style:family="table-column">
      <style:table-column-properties fo:break-before="auto" style:column-width="161.8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robabilidades_20_y_20_cuantiles">
      <style:table-properties table:display="true" style:writing-mode="lr-tb"/>
    </style:style>
    <style:style style:name="ta2" style:family="table" style:master-page-name="PageStyle_5f_Cáculos_20_para_20_los_20_dibujos">
      <style:table-properties table:display="true" style:writing-mode="lr-tb"/>
    </style:style>
    <style:style style:name="ta3" style:family="table" style:master-page-name="PageStyle_5f_Copy_20_of_20_Sheet1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babilidades y cuanti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6"/>
          <table:table-cell>
            <draw:frame table:end-cell-address="'Probabilidades y cuantiles'.J14" table:end-x="38.83pt" table:end-y="1.47pt" draw:z-index="0" draw:name="Chart 1" draw:style-name="gr1" draw:text-style-name="P1" svg:width="323.23pt" svg:height="200.98pt" svg:x="72pt" svg:y="5.24pt">
              <draw:object draw:notify-on-update-of-ranges="'Cáculos para los dibujos'.A4:'Cáculos para los dibujos'.A105 'Cáculos para los dibujos'.B4:'Cáculos para los dibujos'.B10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Distribución </text:p>
          </table:table-cell>
          <table:table-cell table:style-name="ce1" office:value-type="string" calcext:value-type="string">
            <text:p>Parametros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Valor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Normal o gaussiana</text:p>
          </table:table-cell>
          <table:table-cell table:style-name="ce5" office:value-type="string" calcext:value-type="string">
            <text:p>mu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CONCATENATE(&quot;P(X&lt;=x)=P(X&lt;=&quot;;[.D5];&quot;)&quot;)" office:value-type="string" office:string-value="P(X&lt;=x)=P(X&lt;=-1.65)" calcext:value-type="string">
            <text:p>P(X&lt;=x)=P(X&lt;=-1.65)</text:p>
          </table:table-cell>
          <table:table-cell table:style-name="ce7" table:formula="of:=COM.MICROSOFT.NORM.DIST([.D5];[.D3];[.D4];1)" office:value-type="float" office:value="0.04947146803" calcext:value-type="float">
            <text:p>0.04947146803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sigma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CONCATENATE(&quot;cuantil alpha=&quot;;[.D$6])" office:value-type="string" office:string-value="cuantil alpha=0.005" calcext:value-type="string">
            <text:p>cuantil alpha=0.005</text:p>
          </table:table-cell>
          <table:table-cell table:style-name="ce7" table:formula="of:=NORMINV([.D$6];[.D$3];[.D$4])" office:value-type="float" office:value="-2.575829306" calcext:value-type="float">
            <text:p>-2.575829306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x</text:p>
          </table:table-cell>
          <table:table-cell table:style-name="ce4" office:value-type="float" office:value="-1.65" calcext:value-type="float">
            <text:p>-1.65</text:p>
          </table:table-cell>
          <table:table-cell table:style-name="ce6" table:formula="of:=CONCATENATE(&quot;cuantil 1-alpha=&quot;;1-[.D$6])" office:value-type="string" office:string-value="cuantil 1-alpha=0.995" calcext:value-type="string">
            <text:p>cuantil 1-alpha=0.995</text:p>
          </table:table-cell>
          <table:table-cell table:style-name="ce7" table:formula="of:=NORMINV(1-[.D$6];[.D$3];[.D$4])" office:value-type="float" office:value="2.575829306" calcext:value-type="float">
            <text:p>2.575829306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alpha</text:p>
          </table:table-cell>
          <table:table-cell table:style-name="ce4" office:value-type="float" office:value="0.005" calcext:value-type="float">
            <text:p>0.005</text:p>
          </table:table-cell>
          <table:table-cell table:style-name="ce6" table:formula="of:=CONCATENATE(&quot;cuantil alpha/2=&quot;;[.D$6]/2)" office:value-type="string" office:string-value="cuantil alpha/2=0.0025" calcext:value-type="string">
            <text:p>cuantil alpha/2=0.0025</text:p>
          </table:table-cell>
          <table:table-cell table:style-name="ce7" table:formula="of:=NORMINV([.D$6]/2;[.D$3];[.D$4])" office:value-type="float" office:value="-2.80703377" calcext:value-type="float">
            <text:p>-2.80703377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 table:formula="of:=CONCATENATE(&quot;cuantil 1-alpha/2=&quot;;1-[.D$6]/2)" office:value-type="string" office:string-value="cuantil 1-alpha/2=0.9975" calcext:value-type="string">
            <text:p>cuantil 1-alpha/2=0.9975</text:p>
          </table:table-cell>
          <table:table-cell table:style-name="ce7" table:formula="of:=NORMINV(1-[.D$6]/2;[.D$3];[.D$4])" office:value-type="float" office:value="2.80703377" calcext:value-type="float">
            <text:p>2.8070337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Probabilidades y cuantiles'.J28" table:end-x="47pt" table:end-y="11.23pt" draw:z-index="1" draw:name="Chart 2" draw:style-name="gr1" draw:text-style-name="P1" svg:width="323.23pt" svg:height="200.98pt" svg:x="0pt" svg:y="15pt">
              <draw:object draw:notify-on-update-of-ranges="'Cáculos para los dibujos'.D4:'Cáculos para los dibujos'.D105 'Cáculos para los dibujos'.E4:'Cáculos para los dibujos'.E10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Distribución </text:p>
          </table:table-cell>
          <table:table-cell table:style-name="ce1" office:value-type="string" calcext:value-type="string">
            <text:p>Parametros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Valor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-Student</text:p>
          </table:table-cell>
          <table:table-cell table:style-name="ce5" table:formula="of:=&quot;Grados de libertad &gt;2&quot;" office:value-type="string" office:string-value="Grados de libertad &gt;2" calcext:value-type="string">
            <text:p>Grados de libertad &gt;2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P(X&lt;=x)</text:p>
          </table:table-cell>
          <table:table-cell table:style-name="ce7" table:formula="of:=COM.MICROSOFT.T.DIST([.D18];[.D17];1)" office:value-type="float" office:value="0.5" calcext:value-type="float">
            <text:p>0.5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CONCATENATE(&quot;cuantil alpha=&quot;;[.D$6])" office:value-type="string" office:string-value="cuantil alpha=0.005" calcext:value-type="string">
            <text:p>cuantil alpha=0.005</text:p>
          </table:table-cell>
          <table:table-cell table:style-name="ce7" table:formula="of:=COM.MICROSOFT.T.INV([.D$19];[.D$17])" office:value-type="float" office:value="-2.015048373" calcext:value-type="float">
            <text:p>-2.015048373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alpha</text:p>
          </table:table-cell>
          <table:table-cell table:style-name="ce4" office:value-type="float" office:value="0.05" calcext:value-type="float">
            <text:p>0.05</text:p>
          </table:table-cell>
          <table:table-cell table:style-name="ce6" table:formula="of:=CONCATENATE(&quot;cuantil 1-alpha=&quot;;1-[.D$6])" office:value-type="string" office:string-value="cuantil 1-alpha=0.995" calcext:value-type="string">
            <text:p>cuantil 1-alpha=0.995</text:p>
          </table:table-cell>
          <table:table-cell table:style-name="ce7" table:formula="of:=COM.MICROSOFT.T.INV(1-[.D$19];[.D$17])" office:value-type="float" office:value="2.015048373" calcext:value-type="float">
            <text:p>2.015048373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/>
          <table:table-cell/>
          <table:table-cell table:style-name="ce6" table:formula="of:=CONCATENATE(&quot;cuantil alpha/2=&quot;;[.D$6]/2)" office:value-type="string" office:string-value="cuantil alpha/2=0.0025" calcext:value-type="string">
            <text:p>cuantil alpha/2=0.0025</text:p>
          </table:table-cell>
          <table:table-cell table:style-name="ce7" table:formula="of:=COM.MICROSOFT.T.INV([.D$19]/2;[.D$17])" office:value-type="float" office:value="-2.570581836" calcext:value-type="float">
            <text:p>-2.570581836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2">
          <table:table-cell table:number-columns-repeated="4"/>
          <table:table-cell table:style-name="ce6" table:formula="of:=CONCATENATE(&quot;cuantil 1-alpha/2=&quot;;1-[.D$6]/2)" office:value-type="string" office:string-value="cuantil 1-alpha/2=0.9975" calcext:value-type="string">
            <text:p>cuantil 1-alpha/2=0.9975</text:p>
          </table:table-cell>
          <table:table-cell table:style-name="ce7" table:formula="of:=COM.MICROSOFT.T.INV(1-[.D$19]/2;[.D$17])" office:value-type="float" office:value="2.570581836" calcext:value-type="float">
            <text:p>2.570581836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2" table:number-rows-repeated="8">
          <table:table-cell table:number-columns-repeated="12"/>
          <table:table-cell table:style-name="ce8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Distribución </text:p>
          </table:table-cell>
          <table:table-cell table:style-name="ce1" office:value-type="string" calcext:value-type="string">
            <text:p>Parametros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Valor</text:p>
          </table:table-cell>
          <table:table-cell/>
          <table:table-cell>
            <draw:frame table:end-cell-address="'Probabilidades y cuantiles'.J42" table:end-x="47pt" table:end-y="11.99pt" draw:z-index="2" draw:name="Chart 3" draw:style-name="gr1" draw:text-style-name="P1" svg:width="323.23pt" svg:height="200.98pt" svg:x="0pt" svg:y="0pt">
              <draw:object draw:notify-on-update-of-ranges="'Cáculos para los dibujos'.G4:'Cáculos para los dibujos'.G33 'Cáculos para los dibujos'.H4:'Cáculos para los dibujos'.H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Chi^2</text:p>
          </table:table-cell>
          <table:table-cell table:style-name="ce5" office:value-type="string" calcext:value-type="string">
            <text:p>Grados de libertad 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P(X&lt;=x)</text:p>
          </table:table-cell>
          <table:table-cell table:style-name="ce7" table:formula="of:=COM.MICROSOFT.CHISQ.DIST([.D32];[.D31];1)" office:value-type="float" office:value="0.005171463483" calcext:value-type="float">
            <text:p>0.005171463483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CONCATENATE(&quot;cuantil alpha=&quot;;[.D$6])" office:value-type="string" office:string-value="cuantil alpha=0.005" calcext:value-type="string">
            <text:p>cuantil alpha=0.005</text:p>
          </table:table-cell>
          <table:table-cell table:style-name="ce7" table:formula="of:=LEGACY.CHIINV([.D$33];[.D$31])" office:value-type="float" office:value="14.06714045" calcext:value-type="float">
            <text:p>14.06714045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alpha</text:p>
          </table:table-cell>
          <table:table-cell table:style-name="ce4" office:value-type="float" office:value="0.05" calcext:value-type="float">
            <text:p>0.05</text:p>
          </table:table-cell>
          <table:table-cell table:style-name="ce6" table:formula="of:=CONCATENATE(&quot;cuantil 1-alpha=&quot;;1-[.D$6])" office:value-type="string" office:string-value="cuantil 1-alpha=0.995" calcext:value-type="string">
            <text:p>cuantil 1-alpha=0.995</text:p>
          </table:table-cell>
          <table:table-cell table:style-name="ce7" table:formula="of:=LEGACY.CHIINV(1-[.D$33];[.D$31])" office:value-type="float" office:value="2.167349909" calcext:value-type="float">
            <text:p>2.167349909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/>
          <table:table-cell/>
          <table:table-cell table:style-name="ce6" table:formula="of:=CONCATENATE(&quot;cuantil alpha/2=&quot;;[.D$6]/2)" office:value-type="string" office:string-value="cuantil alpha/2=0.0025" calcext:value-type="string">
            <text:p>cuantil alpha/2=0.0025</text:p>
          </table:table-cell>
          <table:table-cell table:style-name="ce7" table:formula="of:=LEGACY.CHIINV([.D$33]/2;[.D$31])" office:value-type="float" office:value="16.01276427" calcext:value-type="float">
            <text:p>16.01276427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 table:formula="of:=CONCATENATE(&quot;cuantil 1-alpha/2=&quot;;1-[.D$6]/2)" office:value-type="string" office:string-value="cuantil 1-alpha/2=0.9975" calcext:value-type="string">
            <text:p>cuantil 1-alpha/2=0.9975</text:p>
          </table:table-cell>
          <table:table-cell table:style-name="ce7" table:formula="of:=LEGACY.CHIINV(1-[.D$33]/2;[.D$31])" office:value-type="float" office:value="1.689869181" calcext:value-type="float">
            <text:p>1.68986918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istribución </text:p>
          </table:table-cell>
          <table:table-cell table:style-name="ce1" office:value-type="string" calcext:value-type="string">
            <text:p>Parametros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Valor</text:p>
          </table:table-cell>
          <table:table-cell/>
          <table:table-cell>
            <draw:frame table:end-cell-address="'Probabilidades y cuantiles'.J55" table:end-x="47pt" table:end-y="11.99pt" draw:z-index="3" draw:name="Chart 4" draw:style-name="gr1" draw:text-style-name="P1" svg:width="323.23pt" svg:height="200.98pt" svg:x="0pt" svg:y="0pt">
              <draw:object draw:notify-on-update-of-ranges="'Cáculos para los dibujos'.J6:'Cáculos para los dibujos'.J106 'Cáculos para los dibujos'.K6:'Cáculos para los dibujos'.K10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F Fisher-Snedecor</text:p>
          </table:table-cell>
          <table:table-cell table:style-name="ce5" office:value-type="string" calcext:value-type="string">
            <text:p>Grados de libertad 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P(X&lt;=x)</text:p>
          </table:table-cell>
          <table:table-cell table:style-name="ce7" table:formula="of:=FDIST([.D46];[.D44];[.D45];1)" office:value-type="float" office:value="0.9999999968" calcext:value-type="float">
            <text:p>0.9999999968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Grados de libertad 2</text:p>
          </table:table-cell>
          <table:table-cell table:style-name="ce4" office:value-type="float" office:value="30" calcext:value-type="float">
            <text:p>30</text:p>
          </table:table-cell>
          <table:table-cell table:style-name="ce6" table:formula="of:=CONCATENATE(&quot;cuantil alpha=&quot;;[.D$6])" office:value-type="string" office:string-value="cuantil alpha=0.005" calcext:value-type="string">
            <text:p>cuantil alpha=0.005</text:p>
          </table:table-cell>
          <table:table-cell table:style-name="ce7" table:formula="of:=FINV([.D$47];[.D$44];[.D$45])" office:value-type="float" office:value="0.3704319399" calcext:value-type="float">
            <text:p>0.3704319399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x</text:p>
          </table:table-cell>
          <table:table-cell table:style-name="ce4" office:value-type="float" office:value="15.35" calcext:value-type="float">
            <text:p>15.35</text:p>
          </table:table-cell>
          <table:table-cell table:style-name="ce6" table:formula="of:=CONCATENATE(&quot;cuantil 1-alpha=&quot;;1-[.D$6])" office:value-type="string" office:string-value="cuantil 1-alpha=0.995" calcext:value-type="string">
            <text:p>cuantil 1-alpha=0.995</text:p>
          </table:table-cell>
          <table:table-cell table:style-name="ce7" table:formula="of:=FINV(1-[.D$47];[.D$44];[.D$45])" office:value-type="float" office:value="2.164579917" calcext:value-type="float">
            <text:p>2.164579917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style-name="ce5" office:value-type="string" calcext:value-type="string">
            <text:p>alpha</text:p>
          </table:table-cell>
          <table:table-cell table:style-name="ce4" office:value-type="float" office:value="0.05" calcext:value-type="float">
            <text:p>0.05</text:p>
          </table:table-cell>
          <table:table-cell table:style-name="ce6" table:formula="of:=CONCATENATE(&quot;cuantil alpha/2=&quot;;[.D$6]/2)" office:value-type="string" office:string-value="cuantil alpha/2=0.0025" calcext:value-type="string">
            <text:p>cuantil alpha/2=0.0025</text:p>
          </table:table-cell>
          <table:table-cell table:style-name="ce7" table:formula="of:=FINV([.D$47]/2;[.D$44];[.D$45])" office:value-type="float" office:value="0.3020220374" calcext:value-type="float">
            <text:p>0.3020220374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 table:formula="of:=CONCATENATE(&quot;cuantil 1-alpha/2=&quot;;1-[.D$6]/2)" office:value-type="string" office:string-value="cuantil 1-alpha/2=0.9975" calcext:value-type="string">
            <text:p>cuantil 1-alpha/2=0.9975</text:p>
          </table:table-cell>
          <table:table-cell table:style-name="ce7" table:formula="of:=FINV(1-[.D$47]/2;[.D$44];[.D$45])" office:value-type="float" office:value="2.511191301" calcext:value-type="float">
            <text:p>2.511191301</text:p>
          </table:table-cell>
          <table:table-cell table:number-columns-repeated="1018"/>
        </table:table-row>
        <table:table-row table:style-name="ro1" table:number-rows-repeated="74">
          <table:table-cell table:number-columns-repeated="1024"/>
        </table:table-row>
        <table:table-row table:style-name="ro2" table:number-rows-repeated="4">
          <table:table-cell table:number-columns-repeated="7"/>
          <table:table-cell table:style-name="ce8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áculos para los dibujos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2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2">
          <table:table-cell table:style-name="ce9" office:value-type="string" calcext:value-type="string" table:number-columns-spanned="2" table:number-rows-spanned="1">
            <text:p>DISTRIBUCIÓN NORMAL</text:p>
          </table:table-cell>
          <table:covered-table-cell/>
          <table:table-cell/>
          <table:table-cell table:style-name="ce4" office:value-type="string" calcext:value-type="string">
            <text:p>DISTRIBUCIÓN T-STUDENT</text:p>
          </table:table-cell>
          <table:table-cell table:number-columns-repeated="2"/>
          <table:table-cell table:style-name="ce4" office:value-type="string" calcext:value-type="string">
            <text:p>DISTRIBUCIÓN CHI CUADRADO</text:p>
          </table:table-cell>
          <table:table-cell table:number-columns-repeated="2"/>
          <table:table-cell table:style-name="ce4" office:value-type="string" calcext:value-type="string">
            <text:p>DISTRIBUCIÓN f DE <text:s/>FISHER</text:p>
          </table:table-cell>
          <table:table-cell table:number-columns-repeated="1014"/>
        </table:table-row>
        <table:table-row table:style-name="ro2">
          <table:table-cell table:style-name="ce4" table:formula="of:=(8*[$'Probabilidades y cuantiles'.D$4])/100" office:value-type="float" office:value="0.08" calcext:value-type="float">
            <text:p>0.08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7" table:formula="of:=8*(SQRT([$'Probabilidades y cuantiles'.D17]/([$'Probabilidades y cuantiles'.D17]-2)))/[.E3]" office:value-type="float" office:value="0.1032795559" calcext:value-type="float">
            <text:p>0.1032795559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7" table:formula="of:=COM.MICROSOFT.CHISQ.INV(0.99;[$'Probabilidades y cuantiles'.D$31])/[.H$3]" office:value-type="float" office:value="0.01847530691" calcext:value-type="float">
            <text:p>0.01847530691</text:p>
          </table:table-cell>
          <table:table-cell table:style-name="ce4" office:value-type="float" office:value="1000" calcext:value-type="float">
            <text:p>1000</text:p>
          </table:table-cell>
          <table:table-cell/>
          <table:table-cell table:style-name="ce7" table:formula="of:=[$'Probabilidades y cuantiles'.D44]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7" table:formula="of:=[$'Probabilidades y cuantiles'.D$3]-4*[$'Probabilidades y cuantiles'.D4]" office:value-type="float" office:value="-4" calcext:value-type="float">
            <text:p>-4</text:p>
          </table:table-cell>
          <table:table-cell table:style-name="ce7" table:formula="of:=NORMDIST([.A4];[$'Probabilidades y cuantiles'.D$3];[$'Probabilidades y cuantiles'.D$4];0)" office:value-type="float" office:value="0.0001338302258" calcext:value-type="float">
            <text:p>0.0001338302258</text:p>
          </table:table-cell>
          <table:table-cell/>
          <table:table-cell table:style-name="ce10" table:formula="of:=0-4*SQRT([$'Probabilidades y cuantiles'.D$17]/([$'Probabilidades y cuantiles'.D$17]-2))" office:value-type="float" office:value="-5.163977795" calcext:value-type="float">
            <text:p>-5.163977795</text:p>
          </table:table-cell>
          <table:table-cell table:style-name="ce7" table:formula="of:=COM.MICROSOFT.T.DIST([.D4];[$'Probabilidades y cuantiles'.D$17];0)" office:value-type="float" office:value="0.001494296636" calcext:value-type="float">
            <text:p>0.00149429663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7" table:formula="of:=COM.MICROSOFT.CHISQ.DIST([.G4];[$'Probabilidades y cuantiles'.D$31];0)" office:value-type="float" office:value="0" calcext:value-type="float">
            <text:p>0</text:p>
          </table:table-cell>
          <table:table-cell/>
          <table:table-cell table:style-name="ce7" table:formula="of:=[$'Probabilidades y cuantiles'.D45]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7" table:formula="of:=[.A4]+[.A$3]" office:value-type="float" office:value="-3.92" calcext:value-type="float">
            <text:p>-3.92</text:p>
          </table:table-cell>
          <table:table-cell table:style-name="ce7" table:formula="of:=NORMDIST([.A5];[$'Probabilidades y cuantiles'.D$3];[$'Probabilidades y cuantiles'.D$4];0)" office:value-type="float" office:value="0.000183712498" calcext:value-type="float">
            <text:p>0.000183712498</text:p>
          </table:table-cell>
          <table:table-cell/>
          <table:table-cell table:style-name="ce10" table:formula="of:=[.D4]+[.D$3]" office:value-type="float" office:value="-5.0606982391" calcext:value-type="float">
            <text:p>-5.0606982391</text:p>
          </table:table-cell>
          <table:table-cell table:style-name="ce7" table:formula="of:=COM.MICROSOFT.T.DIST([.D5];[$'Probabilidades y cuantiles'.D$17];0)" office:value-type="float" office:value="0.001654342801" calcext:value-type="float">
            <text:p>0.001654342801</text:p>
          </table:table-cell>
          <table:table-cell/>
          <table:table-cell table:style-name="ce4" table:formula="of:=[.G4]+[.G3]" office:value-type="float" office:value="0.01847530691" calcext:value-type="float">
            <text:p>0.01847530691</text:p>
          </table:table-cell>
          <table:table-cell table:style-name="ce7" table:formula="of:=COM.MICROSOFT.CHISQ.DIST([.G5];[$'Probabilidades y cuantiles'.D$31];0)" office:value-type="float" office:value="0.000001222604806" calcext:value-type="float">
            <text:p>1.222604806E-06</text:p>
          </table:table-cell>
          <table:table-cell/>
          <table:table-cell table:style-name="ce11" table:formula="of:=(FINV(0.99;[$'Probabilidades y cuantiles'.D44];[$'Probabilidades y cuantiles'.D45])-FINV(0.01;[$'Probabilidades y cuantiles'.D44];[$'Probabilidades y cuantiles'.D45]))/[.K$5]" office:value-type="float" office:value="0.02743629514" calcext:value-type="float">
            <text:p>0.0274362951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table:style-name="ce7" table:formula="of:=FDIST([.K7])" office:value-type="string" office:string-value="" calcext:value-type="error">
            <text:p>Err:511</text:p>
          </table:table-cell>
          <table:table-cell table:number-columns-repeated="1010"/>
        </table:table-row>
        <table:table-row table:style-name="ro2">
          <table:table-cell table:style-name="ce7" table:formula="of:=[.A5]+[.A$3]" office:value-type="float" office:value="-3.84" calcext:value-type="float">
            <text:p>-3.84</text:p>
          </table:table-cell>
          <table:table-cell table:style-name="ce7" table:formula="of:=NORMDIST([.A6];[$'Probabilidades y cuantiles'.D$3];[$'Probabilidades y cuantiles'.D$4];0)" office:value-type="float" office:value="0.0002505784449" calcext:value-type="float">
            <text:p>0.0002505784449</text:p>
          </table:table-cell>
          <table:table-cell/>
          <table:table-cell table:style-name="ce10" table:formula="of:=[.D5]+[.D$3]" office:value-type="float" office:value="-4.9574186832" calcext:value-type="float">
            <text:p>-4.9574186832</text:p>
          </table:table-cell>
          <table:table-cell table:style-name="ce7" table:formula="of:=COM.MICROSOFT.T.DIST([.D6];[$'Probabilidades y cuantiles'.D$17];0)" office:value-type="float" office:value="0.001834110756" calcext:value-type="float">
            <text:p>0.001834110756</text:p>
          </table:table-cell>
          <table:table-cell/>
          <table:table-cell table:style-name="ce4" table:formula="of:=[.G5]+[.G4]" office:value-type="float" office:value="0.01847530691" calcext:value-type="float">
            <text:p>0.01847530691</text:p>
          </table:table-cell>
          <table:table-cell table:style-name="ce7" table:formula="of:=COM.MICROSOFT.CHISQ.DIST([.G6];[$'Probabilidades y cuantiles'.D$31];0)" office:value-type="float" office:value="0.000001222604806" calcext:value-type="float">
            <text:p>1.222604806E-0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7" table:formula="of:=FDIST([.J6];[.J$3];[.J$4];0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7" table:formula="of:=[.A6]+[.A$3]" office:value-type="float" office:value="-3.76" calcext:value-type="float">
            <text:p>-3.76</text:p>
          </table:table-cell>
          <table:table-cell table:style-name="ce7" table:formula="of:=NORMDIST([.A7];[$'Probabilidades y cuantiles'.D$3];[$'Probabilidades y cuantiles'.D$4];0)" office:value-type="float" office:value="0.0003396012125" calcext:value-type="float">
            <text:p>0.0003396012125</text:p>
          </table:table-cell>
          <table:table-cell/>
          <table:table-cell table:style-name="ce10" table:formula="of:=[.D6]+[.D$3]" office:value-type="float" office:value="-4.8541391273" calcext:value-type="float">
            <text:p>-4.8541391273</text:p>
          </table:table-cell>
          <table:table-cell table:style-name="ce7" table:formula="of:=COM.MICROSOFT.T.DIST([.D7];[$'Probabilidades y cuantiles'.D$17];0)" office:value-type="float" office:value="0.00203632745" calcext:value-type="float">
            <text:p>0.00203632745</text:p>
          </table:table-cell>
          <table:table-cell/>
          <table:table-cell table:style-name="ce4" table:formula="of:=[.G6]+[.G5]" office:value-type="float" office:value="0.03695061382" calcext:value-type="float">
            <text:p>0.03695061382</text:p>
          </table:table-cell>
          <table:table-cell table:style-name="ce7" table:formula="of:=COM.MICROSOFT.CHISQ.DIST([.G7];[$'Probabilidades y cuantiles'.D$31];0)" office:value-type="float" office:value="0.000006852502866" calcext:value-type="float">
            <text:p>6.852502866E-06</text:p>
          </table:table-cell>
          <table:table-cell/>
          <table:table-cell table:style-name="ce7" table:formula="of:=FINV(0.01;[$'Probabilidades y cuantiles'.D44];[$'Probabilidades y cuantiles'.D45])+[.J5]" office:value-type="float" office:value="0.2629003448" calcext:value-type="float">
            <text:p>0.2629003448</text:p>
          </table:table-cell>
          <table:table-cell table:style-name="ce7" table:formula="of:=FDIST([.J7];[.J$3];[.J$4];0)" office:value-type="float" office:value="0.213001310191535" calcext:value-type="float">
            <text:p>0.213001310191535</text:p>
          </table:table-cell>
          <table:table-cell table:number-columns-repeated="1013"/>
        </table:table-row>
        <table:table-row table:style-name="ro2">
          <table:table-cell table:style-name="ce7" table:formula="of:=[.A7]+[.A$3]" office:value-type="float" office:value="-3.68" calcext:value-type="float">
            <text:p>-3.68</text:p>
          </table:table-cell>
          <table:table-cell table:style-name="ce7" table:formula="of:=NORMDIST([.A8];[$'Probabilidades y cuantiles'.D$3];[$'Probabilidades y cuantiles'.D$4];0)" office:value-type="float" office:value="0.0004573148141" calcext:value-type="float">
            <text:p>0.0004573148141</text:p>
          </table:table-cell>
          <table:table-cell/>
          <table:table-cell table:style-name="ce10" table:formula="of:=[.D7]+[.D$3]" office:value-type="float" office:value="-4.7508595714" calcext:value-type="float">
            <text:p>-4.7508595714</text:p>
          </table:table-cell>
          <table:table-cell table:style-name="ce7" table:formula="of:=COM.MICROSOFT.T.DIST([.D8];[$'Probabilidades y cuantiles'.D$17];0)" office:value-type="float" office:value="0.002264133693" calcext:value-type="float">
            <text:p>0.002264133693</text:p>
          </table:table-cell>
          <table:table-cell/>
          <table:table-cell table:style-name="ce4" table:formula="of:=[.G7]+[.G6]" office:value-type="float" office:value="0.05542592073" calcext:value-type="float">
            <text:p>0.05542592073</text:p>
          </table:table-cell>
          <table:table-cell table:style-name="ce7" table:formula="of:=COM.MICROSOFT.CHISQ.DIST([.G8];[$'Probabilidades y cuantiles'.D$31];0)" office:value-type="float" office:value="0.00001870964346" calcext:value-type="float">
            <text:p>1.870964346E-05</text:p>
          </table:table-cell>
          <table:table-cell/>
          <table:table-cell table:style-name="ce7" table:formula="of:=[.J7]+[.J$5]" office:value-type="float" office:value="0.29033663994" calcext:value-type="float">
            <text:p>0.29033663994</text:p>
          </table:table-cell>
          <table:table-cell table:style-name="ce7" table:formula="of:=FDIST([.J8];[.J$3];[.J$4];0)" office:value-type="float" office:value="0.267975173871488" calcext:value-type="float">
            <text:p>0.267975173871488</text:p>
          </table:table-cell>
          <table:table-cell table:number-columns-repeated="1013"/>
        </table:table-row>
        <table:table-row table:style-name="ro2">
          <table:table-cell table:style-name="ce7" table:formula="of:=[.A8]+[.A$3]" office:value-type="float" office:value="-3.6" calcext:value-type="float">
            <text:p>-3.6</text:p>
          </table:table-cell>
          <table:table-cell table:style-name="ce7" table:formula="of:=NORMDIST([.A9];[$'Probabilidades y cuantiles'.D$3];[$'Probabilidades y cuantiles'.D$4];0)" office:value-type="float" office:value="0.0006119019301" calcext:value-type="float">
            <text:p>0.0006119019301</text:p>
          </table:table-cell>
          <table:table-cell/>
          <table:table-cell table:style-name="ce10" table:formula="of:=[.D8]+[.D$3]" office:value-type="float" office:value="-4.6475800155" calcext:value-type="float">
            <text:p>-4.6475800155</text:p>
          </table:table-cell>
          <table:table-cell table:style-name="ce7" table:formula="of:=COM.MICROSOFT.T.DIST([.D9];[$'Probabilidades y cuantiles'.D$17];0)" office:value-type="float" office:value="0.002521151596" calcext:value-type="float">
            <text:p>0.002521151596</text:p>
          </table:table-cell>
          <table:table-cell/>
          <table:table-cell table:style-name="ce4" table:formula="of:=[.G8]+[.G7]" office:value-type="float" office:value="0.09237653455" calcext:value-type="float">
            <text:p>0.09237653455</text:p>
          </table:table-cell>
          <table:table-cell table:style-name="ce7" table:formula="of:=COM.MICROSOFT.CHISQ.DIST([.G9];[$'Probabilidades y cuantiles'.D$31];0)" office:value-type="float" office:value="0.00006586635974" calcext:value-type="float">
            <text:p>6.586635974E-05</text:p>
          </table:table-cell>
          <table:table-cell/>
          <table:table-cell table:style-name="ce7" table:formula="of:=[.J8]+[.J$5]" office:value-type="float" office:value="0.31777293508" calcext:value-type="float">
            <text:p>0.31777293508</text:p>
          </table:table-cell>
          <table:table-cell table:style-name="ce7" table:formula="of:=FDIST([.J9];[.J$3];[.J$4];0)" office:value-type="float" office:value="0.325707882120039" calcext:value-type="float">
            <text:p>0.325707882120039</text:p>
          </table:table-cell>
          <table:table-cell table:number-columns-repeated="1013"/>
        </table:table-row>
        <table:table-row table:style-name="ro2">
          <table:table-cell table:style-name="ce7" table:formula="of:=[.A9]+[.A$3]" office:value-type="float" office:value="-3.52" calcext:value-type="float">
            <text:p>-3.52</text:p>
          </table:table-cell>
          <table:table-cell table:style-name="ce7" table:formula="of:=NORMDIST([.A10];[$'Probabilidades y cuantiles'.D$3];[$'Probabilidades y cuantiles'.D$4];0)" office:value-type="float" office:value="0.0008135212311" calcext:value-type="float">
            <text:p>0.0008135212311</text:p>
          </table:table-cell>
          <table:table-cell/>
          <table:table-cell table:style-name="ce10" table:formula="of:=[.D9]+[.D$3]" office:value-type="float" office:value="-4.5443004596" calcext:value-type="float">
            <text:p>-4.5443004596</text:p>
          </table:table-cell>
          <table:table-cell table:style-name="ce7" table:formula="of:=COM.MICROSOFT.T.DIST([.D10];[$'Probabilidades y cuantiles'.D$17];0)" office:value-type="float" office:value="0.002811563518" calcext:value-type="float">
            <text:p>0.002811563518</text:p>
          </table:table-cell>
          <table:table-cell/>
          <table:table-cell table:style-name="ce4" table:formula="of:=[.G9]+[.G8]" office:value-type="float" office:value="0.14780245528" calcext:value-type="float">
            <text:p>0.14780245528</text:p>
          </table:table-cell>
          <table:table-cell table:style-name="ce7" table:formula="of:=COM.MICROSOFT.CHISQ.DIST([.G10];[$'Probabilidades y cuantiles'.D$31];0)" office:value-type="float" office:value="0.000207456971" calcext:value-type="float">
            <text:p>0.000207456971</text:p>
          </table:table-cell>
          <table:table-cell/>
          <table:table-cell table:style-name="ce7" table:formula="of:=[.J9]+[.J$5]" office:value-type="float" office:value="0.34520923022" calcext:value-type="float">
            <text:p>0.34520923022</text:p>
          </table:table-cell>
          <table:table-cell table:style-name="ce7" table:formula="of:=FDIST([.J10];[.J$3];[.J$4];0)" office:value-type="float" office:value="0.384731474589776" calcext:value-type="float">
            <text:p>0.384731474589776</text:p>
          </table:table-cell>
          <table:table-cell table:number-columns-repeated="1013"/>
        </table:table-row>
        <table:table-row table:style-name="ro2">
          <table:table-cell table:style-name="ce7" table:formula="of:=[.A10]+[.A$3]" office:value-type="float" office:value="-3.44" calcext:value-type="float">
            <text:p>-3.44</text:p>
          </table:table-cell>
          <table:table-cell table:style-name="ce7" table:formula="of:=NORMDIST([.A11];[$'Probabilidades y cuantiles'.D$3];[$'Probabilidades y cuantiles'.D$4];0)" office:value-type="float" office:value="0.00107467334" calcext:value-type="float">
            <text:p>0.00107467334</text:p>
          </table:table-cell>
          <table:table-cell/>
          <table:table-cell table:style-name="ce10" table:formula="of:=[.D10]+[.D$3]" office:value-type="float" office:value="-4.4410209037" calcext:value-type="float">
            <text:p>-4.4410209037</text:p>
          </table:table-cell>
          <table:table-cell table:style-name="ce7" table:formula="of:=COM.MICROSOFT.T.DIST([.D11];[$'Probabilidades y cuantiles'.D$17];0)" office:value-type="float" office:value="0.003140204491" calcext:value-type="float">
            <text:p>0.003140204491</text:p>
          </table:table-cell>
          <table:table-cell/>
          <table:table-cell table:style-name="ce4" table:formula="of:=[.G10]+[.G9]" office:value-type="float" office:value="0.24017898983" calcext:value-type="float">
            <text:p>0.24017898983</text:p>
          </table:table-cell>
          <table:table-cell table:style-name="ce7" table:formula="of:=COM.MICROSOFT.CHISQ.DIST([.G11];[$'Probabilidades y cuantiles'.D$31];0)" office:value-type="float" office:value="0.0006668100493" calcext:value-type="float">
            <text:p>0.0006668100493</text:p>
          </table:table-cell>
          <table:table-cell/>
          <table:table-cell table:style-name="ce7" table:formula="of:=[.J10]+[.J$5]" office:value-type="float" office:value="0.37264552536" calcext:value-type="float">
            <text:p>0.37264552536</text:p>
          </table:table-cell>
          <table:table-cell table:style-name="ce7" table:formula="of:=FDIST([.J11];[.J$3];[.J$4];0)" office:value-type="float" office:value="0.443673542156261" calcext:value-type="float">
            <text:p>0.443673542156261</text:p>
          </table:table-cell>
          <table:table-cell table:number-columns-repeated="1013"/>
        </table:table-row>
        <table:table-row table:style-name="ro2">
          <table:table-cell table:style-name="ce7" table:formula="of:=[.A11]+[.A$3]" office:value-type="float" office:value="-3.36" calcext:value-type="float">
            <text:p>-3.36</text:p>
          </table:table-cell>
          <table:table-cell table:style-name="ce7" table:formula="of:=NORMDIST([.A12];[$'Probabilidades y cuantiles'.D$3];[$'Probabilidades y cuantiles'.D$4];0)" office:value-type="float" office:value="0.001410602257" calcext:value-type="float">
            <text:p>0.001410602257</text:p>
          </table:table-cell>
          <table:table-cell/>
          <table:table-cell table:style-name="ce10" table:formula="of:=[.D11]+[.D$3]" office:value-type="float" office:value="-4.3377413478" calcext:value-type="float">
            <text:p>-4.3377413478</text:p>
          </table:table-cell>
          <table:table-cell table:style-name="ce7" table:formula="of:=COM.MICROSOFT.T.DIST([.D12];[$'Probabilidades y cuantiles'.D$17];0)" office:value-type="float" office:value="0.003512670436" calcext:value-type="float">
            <text:p>0.003512670436</text:p>
          </table:table-cell>
          <table:table-cell/>
          <table:table-cell table:style-name="ce4" table:formula="of:=[.G11]+[.G10]" office:value-type="float" office:value="0.38798144511" calcext:value-type="float">
            <text:p>0.38798144511</text:p>
          </table:table-cell>
          <table:table-cell table:style-name="ce7" table:formula="of:=COM.MICROSOFT.CHISQ.DIST([.G12];[$'Probabilidades y cuantiles'.D$31];0)" office:value-type="float" office:value="0.002053984193" calcext:value-type="float">
            <text:p>0.002053984193</text:p>
          </table:table-cell>
          <table:table-cell/>
          <table:table-cell table:style-name="ce7" table:formula="of:=[.J11]+[.J$5]" office:value-type="float" office:value="0.4000818205" calcext:value-type="float">
            <text:p>0.4000818205</text:p>
          </table:table-cell>
          <table:table-cell table:style-name="ce7" table:formula="of:=FDIST([.J12];[.J$3];[.J$4];0)" office:value-type="float" office:value="0.501304676634222" calcext:value-type="float">
            <text:p>0.501304676634222</text:p>
          </table:table-cell>
          <table:table-cell table:number-columns-repeated="1013"/>
        </table:table-row>
        <table:table-row table:style-name="ro2">
          <table:table-cell table:style-name="ce7" table:formula="of:=[.A12]+[.A$3]" office:value-type="float" office:value="-3.28" calcext:value-type="float">
            <text:p>-3.28</text:p>
          </table:table-cell>
          <table:table-cell table:style-name="ce7" table:formula="of:=NORMDIST([.A13];[$'Probabilidades y cuantiles'.D$3];[$'Probabilidades y cuantiles'.D$4];0)" office:value-type="float" office:value="0.001839726181" calcext:value-type="float">
            <text:p>0.001839726181</text:p>
          </table:table-cell>
          <table:table-cell/>
          <table:table-cell table:style-name="ce10" table:formula="of:=[.D12]+[.D$3]" office:value-type="float" office:value="-4.2344617919" calcext:value-type="float">
            <text:p>-4.2344617919</text:p>
          </table:table-cell>
          <table:table-cell table:style-name="ce7" table:formula="of:=COM.MICROSOFT.T.DIST([.D13];[$'Probabilidades y cuantiles'.D$17];0)" office:value-type="float" office:value="0.003935444814" calcext:value-type="float">
            <text:p>0.003935444814</text:p>
          </table:table-cell>
          <table:table-cell/>
          <table:table-cell table:style-name="ce4" table:formula="of:=[.G12]+[.G11]" office:value-type="float" office:value="0.62816043494" calcext:value-type="float">
            <text:p>0.62816043494</text:p>
          </table:table-cell>
          <table:table-cell table:style-name="ce7" table:formula="of:=COM.MICROSOFT.CHISQ.DIST([.G13];[$'Probabilidades y cuantiles'.D$31];0)" office:value-type="float" office:value="0.006075638813" calcext:value-type="float">
            <text:p>0.006075638813</text:p>
          </table:table-cell>
          <table:table-cell/>
          <table:table-cell table:style-name="ce7" table:formula="of:=[.J12]+[.J$5]" office:value-type="float" office:value="0.42751811564" calcext:value-type="float">
            <text:p>0.42751811564</text:p>
          </table:table-cell>
          <table:table-cell table:style-name="ce7" table:formula="of:=FDIST([.J13];[.J$3];[.J$4];0)" office:value-type="float" office:value="0.556566112256408" calcext:value-type="float">
            <text:p>0.556566112256408</text:p>
          </table:table-cell>
          <table:table-cell table:number-columns-repeated="1013"/>
        </table:table-row>
        <table:table-row table:style-name="ro2">
          <table:table-cell table:style-name="ce7" table:formula="of:=[.A13]+[.A$3]" office:value-type="float" office:value="-3.2" calcext:value-type="float">
            <text:p>-3.2</text:p>
          </table:table-cell>
          <table:table-cell table:style-name="ce7" table:formula="of:=NORMDIST([.A14];[$'Probabilidades y cuantiles'.D$3];[$'Probabilidades y cuantiles'.D$4];0)" office:value-type="float" office:value="0.002384088201" calcext:value-type="float">
            <text:p>0.002384088201</text:p>
          </table:table-cell>
          <table:table-cell/>
          <table:table-cell table:style-name="ce10" table:formula="of:=[.D13]+[.D$3]" office:value-type="float" office:value="-4.131182236" calcext:value-type="float">
            <text:p>-4.131182236</text:p>
          </table:table-cell>
          <table:table-cell table:style-name="ce7" table:formula="of:=COM.MICROSOFT.T.DIST([.D14];[$'Probabilidades y cuantiles'.D$17];0)" office:value-type="float" office:value="0.00441604679" calcext:value-type="float">
            <text:p>0.00441604679</text:p>
          </table:table-cell>
          <table:table-cell/>
          <table:table-cell table:style-name="ce4" table:formula="of:=[.G13]+[.G12]" office:value-type="float" office:value="1.01614188005" calcext:value-type="float">
            <text:p>1.01614188005</text:p>
          </table:table-cell>
          <table:table-cell table:style-name="ce7" table:formula="of:=COM.MICROSOFT.CHISQ.DIST([.G14];[$'Probabilidades y cuantiles'.D$31];0)" office:value-type="float" office:value="0.01665529305" calcext:value-type="float">
            <text:p>0.01665529305</text:p>
          </table:table-cell>
          <table:table-cell/>
          <table:table-cell table:style-name="ce7" table:formula="of:=[.J13]+[.J$5]" office:value-type="float" office:value="0.45495441078" calcext:value-type="float">
            <text:p>0.45495441078</text:p>
          </table:table-cell>
          <table:table-cell table:style-name="ce7" table:formula="of:=FDIST([.J14];[.J$3];[.J$4];0)" office:value-type="float" office:value="0.608581779586874" calcext:value-type="float">
            <text:p>0.608581779586874</text:p>
          </table:table-cell>
          <table:table-cell table:number-columns-repeated="1013"/>
        </table:table-row>
        <table:table-row table:style-name="ro2">
          <table:table-cell table:style-name="ce7" table:formula="of:=[.A14]+[.A$3]" office:value-type="float" office:value="-3.12" calcext:value-type="float">
            <text:p>-3.12</text:p>
          </table:table-cell>
          <table:table-cell table:style-name="ce7" table:formula="of:=NORMDIST([.A15];[$'Probabilidades y cuantiles'.D$3];[$'Probabilidades y cuantiles'.D$4];0)" office:value-type="float" office:value="0.003069813301" calcext:value-type="float">
            <text:p>0.003069813301</text:p>
          </table:table-cell>
          <table:table-cell/>
          <table:table-cell table:style-name="ce10" table:formula="of:=[.D14]+[.D$3]" office:value-type="float" office:value="-4.0279026801" calcext:value-type="float">
            <text:p>-4.0279026801</text:p>
          </table:table-cell>
          <table:table-cell table:style-name="ce7" table:formula="of:=COM.MICROSOFT.T.DIST([.D15];[$'Probabilidades y cuantiles'.D$17];0)" office:value-type="float" office:value="0.004963204381" calcext:value-type="float">
            <text:p>0.004963204381</text:p>
          </table:table-cell>
          <table:table-cell/>
          <table:table-cell table:style-name="ce4" table:formula="of:=[.G14]+[.G13]" office:value-type="float" office:value="1.64430231499" calcext:value-type="float">
            <text:p>1.64430231499</text:p>
          </table:table-cell>
          <table:table-cell table:style-name="ce7" table:formula="of:=COM.MICROSOFT.CHISQ.DIST([.G15];[$'Probabilidades y cuantiles'.D$31];0)" office:value-type="float" office:value="0.04052446278" calcext:value-type="float">
            <text:p>0.04052446278</text:p>
          </table:table-cell>
          <table:table-cell/>
          <table:table-cell table:style-name="ce7" table:formula="of:=[.J14]+[.J$5]" office:value-type="float" office:value="0.48239070592" calcext:value-type="float">
            <text:p>0.48239070592</text:p>
          </table:table-cell>
          <table:table-cell table:style-name="ce7" table:formula="of:=FDIST([.J15];[.J$3];[.J$4];0)" office:value-type="float" office:value="0.656658656752505" calcext:value-type="float">
            <text:p>0.656658656752505</text:p>
          </table:table-cell>
          <table:table-cell table:number-columns-repeated="1013"/>
        </table:table-row>
        <table:table-row table:style-name="ro2">
          <table:table-cell table:style-name="ce7" table:formula="of:=[.A15]+[.A$3]" office:value-type="float" office:value="-3.04" calcext:value-type="float">
            <text:p>-3.04</text:p>
          </table:table-cell>
          <table:table-cell table:style-name="ce7" table:formula="of:=NORMDIST([.A16];[$'Probabilidades y cuantiles'.D$3];[$'Probabilidades y cuantiles'.D$4];0)" office:value-type="float" office:value="0.003927553629" calcext:value-type="float">
            <text:p>0.003927553629</text:p>
          </table:table-cell>
          <table:table-cell/>
          <table:table-cell table:style-name="ce10" table:formula="of:=[.D15]+[.D$3]" office:value-type="float" office:value="-3.9246231242" calcext:value-type="float">
            <text:p>-3.9246231242</text:p>
          </table:table-cell>
          <table:table-cell table:style-name="ce7" table:formula="of:=COM.MICROSOFT.T.DIST([.D16];[$'Probabilidades y cuantiles'.D$17];0)" office:value-type="float" office:value="0.005587056557" calcext:value-type="float">
            <text:p>0.005587056557</text:p>
          </table:table-cell>
          <table:table-cell/>
          <table:table-cell table:style-name="ce4" table:formula="of:=[.G15]+[.G14]" office:value-type="float" office:value="2.66044419504" calcext:value-type="float">
            <text:p>2.66044419504</text:p>
          </table:table-cell>
          <table:table-cell table:style-name="ce7" table:formula="of:=COM.MICROSOFT.CHISQ.DIST([.G16];[$'Probabilidades y cuantiles'.D$31];0)" office:value-type="float" office:value="0.08118879099" calcext:value-type="float">
            <text:p>0.08118879099</text:p>
          </table:table-cell>
          <table:table-cell/>
          <table:table-cell table:style-name="ce7" table:formula="of:=[.J15]+[.J$5]" office:value-type="float" office:value="0.50982700106" calcext:value-type="float">
            <text:p>0.50982700106</text:p>
          </table:table-cell>
          <table:table-cell table:style-name="ce7" table:formula="of:=FDIST([.J16];[.J$3];[.J$4];0)" office:value-type="float" office:value="0.700278777357975" calcext:value-type="float">
            <text:p>0.700278777357975</text:p>
          </table:table-cell>
          <table:table-cell table:number-columns-repeated="1013"/>
        </table:table-row>
        <table:table-row table:style-name="ro2">
          <table:table-cell table:style-name="ce7" table:formula="of:=[.A16]+[.A$3]" office:value-type="float" office:value="-2.96" calcext:value-type="float">
            <text:p>-2.96</text:p>
          </table:table-cell>
          <table:table-cell table:style-name="ce7" table:formula="of:=NORMDIST([.A17];[$'Probabilidades y cuantiles'.D$3];[$'Probabilidades y cuantiles'.D$4];0)" office:value-type="float" office:value="0.004992899214" calcext:value-type="float">
            <text:p>0.004992899214</text:p>
          </table:table-cell>
          <table:table-cell/>
          <table:table-cell table:style-name="ce10" table:formula="of:=[.D16]+[.D$3]" office:value-type="float" office:value="-3.8213435683" calcext:value-type="float">
            <text:p>-3.8213435683</text:p>
          </table:table-cell>
          <table:table-cell table:style-name="ce7" table:formula="of:=COM.MICROSOFT.T.DIST([.D17];[$'Probabilidades y cuantiles'.D$17];0)" office:value-type="float" office:value="0.006299388675" calcext:value-type="float">
            <text:p>0.006299388675</text:p>
          </table:table-cell>
          <table:table-cell/>
          <table:table-cell table:style-name="ce4" table:formula="of:=[.G16]+[.G15]" office:value-type="float" office:value="4.30474651003" calcext:value-type="float">
            <text:p>4.30474651003</text:p>
          </table:table-cell>
          <table:table-cell table:style-name="ce7" table:formula="of:=COM.MICROSOFT.CHISQ.DIST([.G17];[$'Probabilidades y cuantiles'.D$31];0)" office:value-type="float" office:value="0.1188294086" calcext:value-type="float">
            <text:p>0.1188294086</text:p>
          </table:table-cell>
          <table:table-cell/>
          <table:table-cell table:style-name="ce7" table:formula="of:=[.J16]+[.J$5]" office:value-type="float" office:value="0.5372632962" calcext:value-type="float">
            <text:p>0.5372632962</text:p>
          </table:table-cell>
          <table:table-cell table:style-name="ce7" table:formula="of:=FDIST([.J17];[.J$3];[.J$4];0)" office:value-type="float" office:value="0.739085671103362" calcext:value-type="float">
            <text:p>0.739085671103362</text:p>
          </table:table-cell>
          <table:table-cell table:number-columns-repeated="1013"/>
        </table:table-row>
        <table:table-row table:style-name="ro2">
          <table:table-cell table:style-name="ce7" table:formula="of:=[.A17]+[.A$3]" office:value-type="float" office:value="-2.88" calcext:value-type="float">
            <text:p>-2.88</text:p>
          </table:table-cell>
          <table:table-cell table:style-name="ce7" table:formula="of:=NORMDIST([.A18];[$'Probabilidades y cuantiles'.D$3];[$'Probabilidades y cuantiles'.D$4];0)" office:value-type="float" office:value="0.006306726396" calcext:value-type="float">
            <text:p>0.006306726396</text:p>
          </table:table-cell>
          <table:table-cell/>
          <table:table-cell table:style-name="ce10" table:formula="of:=[.D17]+[.D$3]" office:value-type="float" office:value="-3.7180640124" calcext:value-type="float">
            <text:p>-3.7180640124</text:p>
          </table:table-cell>
          <table:table-cell table:style-name="ce7" table:formula="of:=COM.MICROSOFT.T.DIST([.D18];[$'Probabilidades y cuantiles'.D$17];0)" office:value-type="float" office:value="0.007113906092" calcext:value-type="float">
            <text:p>0.007113906092</text:p>
          </table:table-cell>
          <table:table-cell/>
          <table:table-cell table:style-name="ce4" table:formula="of:=[.G17]+[.G16]" office:value-type="float" office:value="6.96519070507" calcext:value-type="float">
            <text:p>6.96519070507</text:p>
          </table:table-cell>
          <table:table-cell table:style-name="ce7" table:formula="of:=COM.MICROSOFT.CHISQ.DIST([.G18];[$'Probabilidades y cuantiles'.D$31];0)" office:value-type="float" office:value="0.1046355815" calcext:value-type="float">
            <text:p>0.1046355815</text:p>
          </table:table-cell>
          <table:table-cell/>
          <table:table-cell table:style-name="ce7" table:formula="of:=[.J17]+[.J$5]" office:value-type="float" office:value="0.56469959134" calcext:value-type="float">
            <text:p>0.56469959134</text:p>
          </table:table-cell>
          <table:table-cell table:style-name="ce7" table:formula="of:=FDIST([.J18];[.J$3];[.J$4];0)" office:value-type="float" office:value="0.772867446791855" calcext:value-type="float">
            <text:p>0.772867446791855</text:p>
          </table:table-cell>
          <table:table-cell table:number-columns-repeated="1013"/>
        </table:table-row>
        <table:table-row table:style-name="ro2">
          <table:table-cell table:style-name="ce7" table:formula="of:=[.A18]+[.A$3]" office:value-type="float" office:value="-2.8" calcext:value-type="float">
            <text:p>-2.8</text:p>
          </table:table-cell>
          <table:table-cell table:style-name="ce7" table:formula="of:=NORMDIST([.A19];[$'Probabilidades y cuantiles'.D$3];[$'Probabilidades y cuantiles'.D$4];0)" office:value-type="float" office:value="0.007915451583" calcext:value-type="float">
            <text:p>0.007915451583</text:p>
          </table:table-cell>
          <table:table-cell/>
          <table:table-cell table:style-name="ce10" table:formula="of:=[.D18]+[.D$3]" office:value-type="float" office:value="-3.6147844565" calcext:value-type="float">
            <text:p>-3.6147844565</text:p>
          </table:table-cell>
          <table:table-cell table:style-name="ce7" table:formula="of:=COM.MICROSOFT.T.DIST([.D19];[$'Probabilidades y cuantiles'.D$17];0)" office:value-type="float" office:value="0.008046551125" calcext:value-type="float">
            <text:p>0.008046551125</text:p>
          </table:table-cell>
          <table:table-cell/>
          <table:table-cell table:style-name="ce4" table:formula="of:=[.G18]+[.G17]" office:value-type="float" office:value="11.2699372151" calcext:value-type="float">
            <text:p>11.2699372151</text:p>
          </table:table-cell>
          <table:table-cell table:style-name="ce7" table:formula="of:=COM.MICROSOFT.CHISQ.DIST([.G19];[$'Probabilidades y cuantiles'.D$31];0)" office:value-type="float" office:value="0.04049363618" calcext:value-type="float">
            <text:p>0.04049363618</text:p>
          </table:table-cell>
          <table:table-cell/>
          <table:table-cell table:style-name="ce7" table:formula="of:=[.J18]+[.J$5]" office:value-type="float" office:value="0.59213588648" calcext:value-type="float">
            <text:p>0.59213588648</text:p>
          </table:table-cell>
          <table:table-cell table:style-name="ce7" table:formula="of:=FDIST([.J19];[.J$3];[.J$4];0)" office:value-type="float" office:value="0.801538216818206" calcext:value-type="float">
            <text:p>0.801538216818206</text:p>
          </table:table-cell>
          <table:table-cell table:number-columns-repeated="1013"/>
        </table:table-row>
        <table:table-row table:style-name="ro2">
          <table:table-cell table:style-name="ce7" table:formula="of:=[.A19]+[.A$3]" office:value-type="float" office:value="-2.72" calcext:value-type="float">
            <text:p>-2.72</text:p>
          </table:table-cell>
          <table:table-cell table:style-name="ce7" table:formula="of:=NORMDIST([.A20];[$'Probabilidades y cuantiles'.D$3];[$'Probabilidades y cuantiles'.D$4];0)" office:value-type="float" office:value="0.009871153795" calcext:value-type="float">
            <text:p>0.009871153795</text:p>
          </table:table-cell>
          <table:table-cell/>
          <table:table-cell table:style-name="ce10" table:formula="of:=[.D19]+[.D$3]" office:value-type="float" office:value="-3.5115049006" calcext:value-type="float">
            <text:p>-3.5115049006</text:p>
          </table:table-cell>
          <table:table-cell table:style-name="ce7" table:formula="of:=COM.MICROSOFT.T.DIST([.D20];[$'Probabilidades y cuantiles'.D$17];0)" office:value-type="float" office:value="0.009115868731" calcext:value-type="float">
            <text:p>0.009115868731</text:p>
          </table:table-cell>
          <table:table-cell/>
          <table:table-cell table:style-name="ce4" table:formula="of:=[.G19]+[.G18]" office:value-type="float" office:value="18.23512792017" calcext:value-type="float">
            <text:p>18.23512792017</text:p>
          </table:table-cell>
          <table:table-cell table:style-name="ce7" table:formula="of:=COM.MICROSOFT.CHISQ.DIST([.G20];[$'Probabilidades y cuantiles'.D$31];0)" office:value-type="float" office:value="0.004143650589" calcext:value-type="float">
            <text:p>0.004143650589</text:p>
          </table:table-cell>
          <table:table-cell/>
          <table:table-cell table:style-name="ce7" table:formula="of:=[.J19]+[.J$5]" office:value-type="float" office:value="0.61957218162" calcext:value-type="float">
            <text:p>0.61957218162</text:p>
          </table:table-cell>
          <table:table-cell table:style-name="ce7" table:formula="of:=FDIST([.J20];[.J$3];[.J$4];0)" office:value-type="float" office:value="0.825119123827621" calcext:value-type="float">
            <text:p>0.825119123827621</text:p>
          </table:table-cell>
          <table:table-cell table:number-columns-repeated="1013"/>
        </table:table-row>
        <table:table-row table:style-name="ro2">
          <table:table-cell table:style-name="ce7" table:formula="of:=[.A20]+[.A$3]" office:value-type="float" office:value="-2.64" calcext:value-type="float">
            <text:p>-2.64</text:p>
          </table:table-cell>
          <table:table-cell table:style-name="ce7" table:formula="of:=NORMDIST([.A21];[$'Probabilidades y cuantiles'.D$3];[$'Probabilidades y cuantiles'.D$4];0)" office:value-type="float" office:value="0.01223152635" calcext:value-type="float">
            <text:p>0.01223152635</text:p>
          </table:table-cell>
          <table:table-cell/>
          <table:table-cell table:style-name="ce10" table:formula="of:=[.D20]+[.D$3]" office:value-type="float" office:value="-3.4082253447" calcext:value-type="float">
            <text:p>-3.4082253447</text:p>
          </table:table-cell>
          <table:table-cell table:style-name="ce7" table:formula="of:=COM.MICROSOFT.T.DIST([.D21];[$'Probabilidades y cuantiles'.D$17];0)" office:value-type="float" office:value="0.01034342619" calcext:value-type="float">
            <text:p>0.01034342619</text:p>
          </table:table-cell>
          <table:table-cell/>
          <table:table-cell table:style-name="ce4" table:formula="of:=[.G20]+[.G19]" office:value-type="float" office:value="29.50506513527" calcext:value-type="float">
            <text:p>29.50506513527</text:p>
          </table:table-cell>
          <table:table-cell table:style-name="ce7" table:formula="of:=COM.MICROSOFT.CHISQ.DIST([.G21];[$'Probabilidades y cuantiles'.D$31];0)" office:value-type="float" office:value="0.00004927388026" calcext:value-type="float">
            <text:p>4.927388026E-05</text:p>
          </table:table-cell>
          <table:table-cell/>
          <table:table-cell table:style-name="ce7" table:formula="of:=[.J20]+[.J$5]" office:value-type="float" office:value="0.64700847676" calcext:value-type="float">
            <text:p>0.64700847676</text:p>
          </table:table-cell>
          <table:table-cell table:style-name="ce7" table:formula="of:=FDIST([.J21];[.J$3];[.J$4];0)" office:value-type="float" office:value="0.843719867298019" calcext:value-type="float">
            <text:p>0.843719867298019</text:p>
          </table:table-cell>
          <table:table-cell table:number-columns-repeated="1013"/>
        </table:table-row>
        <table:table-row table:style-name="ro2">
          <table:table-cell table:style-name="ce7" table:formula="of:=[.A21]+[.A$3]" office:value-type="float" office:value="-2.56" calcext:value-type="float">
            <text:p>-2.56</text:p>
          </table:table-cell>
          <table:table-cell table:style-name="ce7" table:formula="of:=NORMDIST([.A22];[$'Probabilidades y cuantiles'.D$3];[$'Probabilidades y cuantiles'.D$4];0)" office:value-type="float" office:value="0.01505961633" calcext:value-type="float">
            <text:p>0.01505961633</text:p>
          </table:table-cell>
          <table:table-cell/>
          <table:table-cell table:style-name="ce10" table:formula="of:=[.D21]+[.D$3]" office:value-type="float" office:value="-3.3049457888" calcext:value-type="float">
            <text:p>-3.3049457888</text:p>
          </table:table-cell>
          <table:table-cell table:style-name="ce7" table:formula="of:=COM.MICROSOFT.T.DIST([.D22];[$'Probabilidades y cuantiles'.D$17];0)" office:value-type="float" office:value="0.01175429159" calcext:value-type="float">
            <text:p>0.01175429159</text:p>
          </table:table-cell>
          <table:table-cell/>
          <table:table-cell table:style-name="ce4" table:formula="of:=[.G21]+[.G20]" office:value-type="float" office:value="47.74019305544" calcext:value-type="float">
            <text:p>47.74019305544</text:p>
          </table:table-cell>
          <table:table-cell table:style-name="ce7" table:formula="of:=COM.MICROSOFT.CHISQ.DIST([.G22];[$'Probabilidades y cuantiles'.D$31];0)" office:value-type="float" office:value="0.00000001800437422" calcext:value-type="float">
            <text:p>1.800437422E-08</text:p>
          </table:table-cell>
          <table:table-cell/>
          <table:table-cell table:style-name="ce7" table:formula="of:=[.J21]+[.J$5]" office:value-type="float" office:value="0.6744447719" calcext:value-type="float">
            <text:p>0.6744447719</text:p>
          </table:table-cell>
          <table:table-cell table:style-name="ce7" table:formula="of:=FDIST([.J22];[.J$3];[.J$4];0)" office:value-type="float" office:value="0.857521336239637" calcext:value-type="float">
            <text:p>0.857521336239637</text:p>
          </table:table-cell>
          <table:table-cell table:number-columns-repeated="1013"/>
        </table:table-row>
        <table:table-row table:style-name="ro2">
          <table:table-cell table:style-name="ce7" table:formula="of:=[.A22]+[.A$3]" office:value-type="float" office:value="-2.48" calcext:value-type="float">
            <text:p>-2.48</text:p>
          </table:table-cell>
          <table:table-cell table:style-name="ce7" table:formula="of:=NORMDIST([.A23];[$'Probabilidades y cuantiles'.D$3];[$'Probabilidades y cuantiles'.D$4];0)" office:value-type="float" office:value="0.01842331065" calcext:value-type="float">
            <text:p>0.01842331065</text:p>
          </table:table-cell>
          <table:table-cell/>
          <table:table-cell table:style-name="ce10" table:formula="of:=[.D22]+[.D$3]" office:value-type="float" office:value="-3.2016662329" calcext:value-type="float">
            <text:p>-3.2016662329</text:p>
          </table:table-cell>
          <table:table-cell table:style-name="ce7" table:formula="of:=COM.MICROSOFT.T.DIST([.D23];[$'Probabilidades y cuantiles'.D$17];0)" office:value-type="float" office:value="0.01337757468" calcext:value-type="float">
            <text:p>0.01337757468</text:p>
          </table:table-cell>
          <table:table-cell/>
          <table:table-cell table:style-name="ce4" table:formula="of:=[.G22]+[.G21]" office:value-type="float" office:value="77.24525819071" calcext:value-type="float">
            <text:p>77.24525819071</text:p>
          </table:table-cell>
          <table:table-cell table:style-name="ce7" table:formula="of:=COM.MICROSOFT.CHISQ.DIST([.G23];[$'Probabilidades y cuantiles'.D$31];0)" office:value-type="float" office:value="0" calcext:value-type="float">
            <text:p>0</text:p>
          </table:table-cell>
          <table:table-cell/>
          <table:table-cell table:style-name="ce7" table:formula="of:=[.J22]+[.J$5]" office:value-type="float" office:value="0.70188106704" calcext:value-type="float">
            <text:p>0.70188106704</text:p>
          </table:table-cell>
          <table:table-cell table:style-name="ce7" table:formula="of:=FDIST([.J23];[.J$3];[.J$4];0)" office:value-type="float" office:value="0.866759726267465" calcext:value-type="float">
            <text:p>0.866759726267465</text:p>
          </table:table-cell>
          <table:table-cell table:number-columns-repeated="1013"/>
        </table:table-row>
        <table:table-row table:style-name="ro2">
          <table:table-cell table:style-name="ce7" table:formula="of:=[.A23]+[.A$3]" office:value-type="float" office:value="-2.4" calcext:value-type="float">
            <text:p>-2.4</text:p>
          </table:table-cell>
          <table:table-cell table:style-name="ce7" table:formula="of:=NORMDIST([.A24];[$'Probabilidades y cuantiles'.D$3];[$'Probabilidades y cuantiles'.D$4];0)" office:value-type="float" office:value="0.02239453029" calcext:value-type="float">
            <text:p>0.02239453029</text:p>
          </table:table-cell>
          <table:table-cell/>
          <table:table-cell table:style-name="ce10" table:formula="of:=[.D23]+[.D$3]" office:value-type="float" office:value="-3.098386677" calcext:value-type="float">
            <text:p>-3.098386677</text:p>
          </table:table-cell>
          <table:table-cell table:style-name="ce7" table:formula="of:=COM.MICROSOFT.T.DIST([.D24];[$'Probabilidades y cuantiles'.D$17];0)" office:value-type="float" office:value="0.01524703169" calcext:value-type="float">
            <text:p>0.01524703169</text:p>
          </table:table-cell>
          <table:table-cell/>
          <table:table-cell table:style-name="ce4" table:formula="of:=[.G23]+[.G22]" office:value-type="float" office:value="124.98545124615" calcext:value-type="float">
            <text:p>124.98545124615</text:p>
          </table:table-cell>
          <table:table-cell table:style-name="ce7" table:formula="of:=COM.MICROSOFT.CHISQ.DIST([.G24];[$'Probabilidades y cuantiles'.D$31];0)" office:value-type="float" office:value="0" calcext:value-type="float">
            <text:p>0</text:p>
          </table:table-cell>
          <table:table-cell/>
          <table:table-cell table:style-name="ce7" table:formula="of:=[.J23]+[.J$5]" office:value-type="float" office:value="0.72931736218" calcext:value-type="float">
            <text:p>0.72931736218</text:p>
          </table:table-cell>
          <table:table-cell table:style-name="ce7" table:formula="of:=FDIST([.J24];[.J$3];[.J$4];0)" office:value-type="float" office:value="0.871712345812955" calcext:value-type="float">
            <text:p>0.871712345812955</text:p>
          </table:table-cell>
          <table:table-cell table:number-columns-repeated="1013"/>
        </table:table-row>
        <table:table-row table:style-name="ro2">
          <table:table-cell table:style-name="ce7" table:formula="of:=[.A24]+[.A$3]" office:value-type="float" office:value="-2.32" calcext:value-type="float">
            <text:p>-2.32</text:p>
          </table:table-cell>
          <table:table-cell table:style-name="ce7" table:formula="of:=NORMDIST([.A25];[$'Probabilidades y cuantiles'.D$3];[$'Probabilidades y cuantiles'.D$4];0)" office:value-type="float" office:value="0.02704809955" calcext:value-type="float">
            <text:p>0.02704809955</text:p>
          </table:table-cell>
          <table:table-cell/>
          <table:table-cell table:style-name="ce10" table:formula="of:=[.D24]+[.D$3]" office:value-type="float" office:value="-2.9951071211" calcext:value-type="float">
            <text:p>-2.9951071211</text:p>
          </table:table-cell>
          <table:table-cell table:style-name="ce7" table:formula="of:=COM.MICROSOFT.T.DIST([.D25];[$'Probabilidades y cuantiles'.D$17];0)" office:value-type="float" office:value="0.01740173209" calcext:value-type="float">
            <text:p>0.01740173209</text:p>
          </table:table-cell>
          <table:table-cell/>
          <table:table-cell table:style-name="ce4" table:formula="of:=[.G24]+[.G23]" office:value-type="float" office:value="202.23070943686" calcext:value-type="float">
            <text:p>202.23070943686</text:p>
          </table:table-cell>
          <table:table-cell table:style-name="ce7" table:formula="of:=COM.MICROSOFT.CHISQ.DIST([.G25];[$'Probabilidades y cuantiles'.D$31];0)" office:value-type="float" office:value="0" calcext:value-type="float">
            <text:p>0</text:p>
          </table:table-cell>
          <table:table-cell/>
          <table:table-cell table:style-name="ce7" table:formula="of:=[.J24]+[.J$5]" office:value-type="float" office:value="0.75675365732" calcext:value-type="float">
            <text:p>0.75675365732</text:p>
          </table:table-cell>
          <table:table-cell table:style-name="ce7" table:formula="of:=FDIST([.J25];[.J$3];[.J$4];0)" office:value-type="float" office:value="0.872685187942746" calcext:value-type="float">
            <text:p>0.872685187942746</text:p>
          </table:table-cell>
          <table:table-cell table:number-columns-repeated="1013"/>
        </table:table-row>
        <table:table-row table:style-name="ro2">
          <table:table-cell table:style-name="ce7" table:formula="of:=[.A25]+[.A$3]" office:value-type="float" office:value="-2.24" calcext:value-type="float">
            <text:p>-2.24</text:p>
          </table:table-cell>
          <table:table-cell table:style-name="ce7" table:formula="of:=NORMDIST([.A26];[$'Probabilidades y cuantiles'.D$3];[$'Probabilidades y cuantiles'.D$4];0)" office:value-type="float" office:value="0.03246026564" calcext:value-type="float">
            <text:p>0.03246026564</text:p>
          </table:table-cell>
          <table:table-cell/>
          <table:table-cell table:style-name="ce10" table:formula="of:=[.D25]+[.D$3]" office:value-type="float" office:value="-2.8918275652" calcext:value-type="float">
            <text:p>-2.8918275652</text:p>
          </table:table-cell>
          <table:table-cell table:style-name="ce7" table:formula="of:=COM.MICROSOFT.T.DIST([.D26];[$'Probabilidades y cuantiles'.D$17];0)" office:value-type="float" office:value="0.01988677982" calcext:value-type="float">
            <text:p>0.01988677982</text:p>
          </table:table-cell>
          <table:table-cell/>
          <table:table-cell table:style-name="ce4" table:formula="of:=[.G25]+[.G24]" office:value-type="float" office:value="327.21616068301" calcext:value-type="float">
            <text:p>327.21616068301</text:p>
          </table:table-cell>
          <table:table-cell table:style-name="ce7" table:formula="of:=COM.MICROSOFT.CHISQ.DIST([.G26];[$'Probabilidades y cuantiles'.D$31];0)" office:value-type="float" office:value="0" calcext:value-type="float">
            <text:p>0</text:p>
          </table:table-cell>
          <table:table-cell/>
          <table:table-cell table:style-name="ce7" table:formula="of:=[.J25]+[.J$5]" office:value-type="float" office:value="0.78418995246" calcext:value-type="float">
            <text:p>0.78418995246</text:p>
          </table:table-cell>
          <table:table-cell table:style-name="ce7" table:formula="of:=FDIST([.J26];[.J$3];[.J$4];0)" office:value-type="float" office:value="0.870002252522786" calcext:value-type="float">
            <text:p>0.870002252522786</text:p>
          </table:table-cell>
          <table:table-cell table:number-columns-repeated="1013"/>
        </table:table-row>
        <table:table-row table:style-name="ro2">
          <table:table-cell table:style-name="ce7" table:formula="of:=[.A26]+[.A$3]" office:value-type="float" office:value="-2.16" calcext:value-type="float">
            <text:p>-2.16</text:p>
          </table:table-cell>
          <table:table-cell table:style-name="ce7" table:formula="of:=NORMDIST([.A27];[$'Probabilidades y cuantiles'.D$3];[$'Probabilidades y cuantiles'.D$4];0)" office:value-type="float" office:value="0.03870685615" calcext:value-type="float">
            <text:p>0.03870685615</text:p>
          </table:table-cell>
          <table:table-cell/>
          <table:table-cell table:style-name="ce10" table:formula="of:=[.D26]+[.D$3]" office:value-type="float" office:value="-2.7885480093" calcext:value-type="float">
            <text:p>-2.7885480093</text:p>
          </table:table-cell>
          <table:table-cell table:style-name="ce7" table:formula="of:=COM.MICROSOFT.T.DIST([.D27];[$'Probabilidades y cuantiles'.D$17];0)" office:value-type="float" office:value="0.02275407373" calcext:value-type="float">
            <text:p>0.02275407373</text:p>
          </table:table-cell>
          <table:table-cell/>
          <table:table-cell table:style-name="ce4" table:formula="of:=[.G26]+[.G25]" office:value-type="float" office:value="529.44687011987" calcext:value-type="float">
            <text:p>529.44687011987</text:p>
          </table:table-cell>
          <table:table-cell table:style-name="ce7" table:formula="of:=COM.MICROSOFT.CHISQ.DIST([.G27];[$'Probabilidades y cuantiles'.D$31];0)" office:value-type="float" office:value="0" calcext:value-type="float">
            <text:p>0</text:p>
          </table:table-cell>
          <table:table-cell/>
          <table:table-cell table:style-name="ce7" table:formula="of:=[.J26]+[.J$5]" office:value-type="float" office:value="0.8116262476" calcext:value-type="float">
            <text:p>0.8116262476</text:p>
          </table:table-cell>
          <table:table-cell table:style-name="ce7" table:formula="of:=FDIST([.J27];[.J$3];[.J$4];0)" office:value-type="float" office:value="0.863996540674162" calcext:value-type="float">
            <text:p>0.863996540674162</text:p>
          </table:table-cell>
          <table:table-cell table:number-columns-repeated="1013"/>
        </table:table-row>
        <table:table-row table:style-name="ro2">
          <table:table-cell table:style-name="ce7" table:formula="of:=[.A27]+[.A$3]" office:value-type="float" office:value="-2.08" calcext:value-type="float">
            <text:p>-2.08</text:p>
          </table:table-cell>
          <table:table-cell table:style-name="ce7" table:formula="of:=NORMDIST([.A28];[$'Probabilidades y cuantiles'.D$3];[$'Probabilidades y cuantiles'.D$4];0)" office:value-type="float" office:value="0.04586107627" calcext:value-type="float">
            <text:p>0.04586107627</text:p>
          </table:table-cell>
          <table:table-cell/>
          <table:table-cell table:style-name="ce10" table:formula="of:=[.D27]+[.D$3]" office:value-type="float" office:value="-2.6852684534" calcext:value-type="float">
            <text:p>-2.6852684534</text:p>
          </table:table-cell>
          <table:table-cell table:style-name="ce7" table:formula="of:=COM.MICROSOFT.T.DIST([.D28];[$'Probabilidades y cuantiles'.D$17];0)" office:value-type="float" office:value="0.02606308036" calcext:value-type="float">
            <text:p>0.02606308036</text:p>
          </table:table-cell>
          <table:table-cell/>
          <table:table-cell table:style-name="ce4" table:formula="of:=[.G27]+[.G26]" office:value-type="float" office:value="856.66303080288" calcext:value-type="float">
            <text:p>856.66303080288</text:p>
          </table:table-cell>
          <table:table-cell table:style-name="ce7" table:formula="of:=COM.MICROSOFT.CHISQ.DIST([.G28];[$'Probabilidades y cuantiles'.D$31];0)" office:value-type="float" office:value="0" calcext:value-type="float">
            <text:p>0</text:p>
          </table:table-cell>
          <table:table-cell/>
          <table:table-cell table:style-name="ce7" table:formula="of:=[.J27]+[.J$5]" office:value-type="float" office:value="0.83906254274" calcext:value-type="float">
            <text:p>0.83906254274</text:p>
          </table:table-cell>
          <table:table-cell table:style-name="ce7" table:formula="of:=FDIST([.J28];[.J$3];[.J$4];0)" office:value-type="float" office:value="0.855002603089018" calcext:value-type="float">
            <text:p>0.855002603089018</text:p>
          </table:table-cell>
          <table:table-cell table:number-columns-repeated="1013"/>
        </table:table-row>
        <table:table-row table:style-name="ro2">
          <table:table-cell table:style-name="ce7" table:formula="of:=[.A28]+[.A$3]" office:value-type="float" office:value="-2" calcext:value-type="float">
            <text:p>-2</text:p>
          </table:table-cell>
          <table:table-cell table:style-name="ce7" table:formula="of:=NORMDIST([.A29];[$'Probabilidades y cuantiles'.D$3];[$'Probabilidades y cuantiles'.D$4];0)" office:value-type="float" office:value="0.05399096651" calcext:value-type="float">
            <text:p>0.05399096651</text:p>
          </table:table-cell>
          <table:table-cell/>
          <table:table-cell table:style-name="ce10" table:formula="of:=[.D28]+[.D$3]" office:value-type="float" office:value="-2.5819888975" calcext:value-type="float">
            <text:p>-2.5819888975</text:p>
          </table:table-cell>
          <table:table-cell table:style-name="ce7" table:formula="of:=COM.MICROSOFT.T.DIST([.D29];[$'Probabilidades y cuantiles'.D$17];0)" office:value-type="float" office:value="0.02988157617" calcext:value-type="float">
            <text:p>0.02988157617</text:p>
          </table:table-cell>
          <table:table-cell/>
          <table:table-cell table:style-name="ce4" table:formula="of:=[.G28]+[.G27]" office:value-type="float" office:value="1386.10990092275" calcext:value-type="float">
            <text:p>1386.10990092275</text:p>
          </table:table-cell>
          <table:table-cell table:style-name="ce7" table:formula="of:=COM.MICROSOFT.CHISQ.DIST([.G29];[$'Probabilidades y cuantiles'.D$31];0)" office:value-type="float" office:value="0" calcext:value-type="float">
            <text:p>0</text:p>
          </table:table-cell>
          <table:table-cell/>
          <table:table-cell table:style-name="ce7" table:formula="of:=[.J28]+[.J$5]" office:value-type="float" office:value="0.86649883788" calcext:value-type="float">
            <text:p>0.86649883788</text:p>
          </table:table-cell>
          <table:table-cell table:style-name="ce7" table:formula="of:=FDIST([.J29];[.J$3];[.J$4];0)" office:value-type="float" office:value="0.843350500382602" calcext:value-type="float">
            <text:p>0.843350500382602</text:p>
          </table:table-cell>
          <table:table-cell table:number-columns-repeated="1013"/>
        </table:table-row>
        <table:table-row table:style-name="ro2">
          <table:table-cell table:style-name="ce7" table:formula="of:=[.A29]+[.A$3]" office:value-type="float" office:value="-1.92" calcext:value-type="float">
            <text:p>-1.92</text:p>
          </table:table-cell>
          <table:table-cell table:style-name="ce7" table:formula="of:=NORMDIST([.A30];[$'Probabilidades y cuantiles'.D$3];[$'Probabilidades y cuantiles'.D$4];0)" office:value-type="float" office:value="0.06315656144" calcext:value-type="float">
            <text:p>0.06315656144</text:p>
          </table:table-cell>
          <table:table-cell/>
          <table:table-cell table:style-name="ce10" table:formula="of:=[.D29]+[.D$3]" office:value-type="float" office:value="-2.4787093416" calcext:value-type="float">
            <text:p>-2.4787093416</text:p>
          </table:table-cell>
          <table:table-cell table:style-name="ce7" table:formula="of:=COM.MICROSOFT.T.DIST([.D30];[$'Probabilidades y cuantiles'.D$17];0)" office:value-type="float" office:value="0.03428629521" calcext:value-type="float">
            <text:p>0.03428629521</text:p>
          </table:table-cell>
          <table:table-cell/>
          <table:table-cell table:style-name="ce4" table:formula="of:=[.G29]+[.G28]" office:value-type="float" office:value="2242.77293172563" calcext:value-type="float">
            <text:p>2242.77293172563</text:p>
          </table:table-cell>
          <table:table-cell table:style-name="ce7" table:formula="of:=COM.MICROSOFT.CHISQ.DIST([.G30];[$'Probabilidades y cuantiles'.D$31];0)" office:value-type="float" office:value="0" calcext:value-type="float">
            <text:p>0</text:p>
          </table:table-cell>
          <table:table-cell/>
          <table:table-cell table:style-name="ce7" table:formula="of:=[.J29]+[.J$5]" office:value-type="float" office:value="0.89393513302" calcext:value-type="float">
            <text:p>0.89393513302</text:p>
          </table:table-cell>
          <table:table-cell table:style-name="ce7" table:formula="of:=FDIST([.J30];[.J$3];[.J$4];0)" office:value-type="float" office:value="0.829361022832593" calcext:value-type="float">
            <text:p>0.829361022832593</text:p>
          </table:table-cell>
          <table:table-cell table:number-columns-repeated="1013"/>
        </table:table-row>
        <table:table-row table:style-name="ro2">
          <table:table-cell table:style-name="ce7" table:formula="of:=[.A30]+[.A$3]" office:value-type="float" office:value="-1.84" calcext:value-type="float">
            <text:p>-1.84</text:p>
          </table:table-cell>
          <table:table-cell table:style-name="ce7" table:formula="of:=NORMDIST([.A31];[$'Probabilidades y cuantiles'.D$3];[$'Probabilidades y cuantiles'.D$4];0)" office:value-type="float" office:value="0.07340681258" calcext:value-type="float">
            <text:p>0.07340681258</text:p>
          </table:table-cell>
          <table:table-cell/>
          <table:table-cell table:style-name="ce10" table:formula="of:=[.D30]+[.D$3]" office:value-type="float" office:value="-2.3754297857" calcext:value-type="float">
            <text:p>-2.3754297857</text:p>
          </table:table-cell>
          <table:table-cell table:style-name="ce7" table:formula="of:=COM.MICROSOFT.T.DIST([.D31];[$'Probabilidades y cuantiles'.D$17];0)" office:value-type="float" office:value="0.03936338974" calcext:value-type="float">
            <text:p>0.03936338974</text:p>
          </table:table-cell>
          <table:table-cell/>
          <table:table-cell table:style-name="ce4" table:formula="of:=[.G30]+[.G29]" office:value-type="float" office:value="3628.88283264838" calcext:value-type="float">
            <text:p>3628.88283264838</text:p>
          </table:table-cell>
          <table:table-cell table:style-name="ce7" table:formula="of:=COM.MICROSOFT.CHISQ.DIST([.G31];[$'Probabilidades y cuantiles'.D$31];0)" office:value-type="float" office:value="0" calcext:value-type="float">
            <text:p>0</text:p>
          </table:table-cell>
          <table:table-cell/>
          <table:table-cell table:style-name="ce7" table:formula="of:=[.J30]+[.J$5]" office:value-type="float" office:value="0.92137142816" calcext:value-type="float">
            <text:p>0.92137142816</text:p>
          </table:table-cell>
          <table:table-cell table:style-name="ce7" table:formula="of:=FDIST([.J31];[.J$3];[.J$4];0)" office:value-type="float" office:value="0.813342015070812" calcext:value-type="float">
            <text:p>0.813342015070812</text:p>
          </table:table-cell>
          <table:table-cell table:number-columns-repeated="1013"/>
        </table:table-row>
        <table:table-row table:style-name="ro2">
          <table:table-cell table:style-name="ce7" table:formula="of:=[.A31]+[.A$3]" office:value-type="float" office:value="-1.76" calcext:value-type="float">
            <text:p>-1.76</text:p>
          </table:table-cell>
          <table:table-cell table:style-name="ce7" table:formula="of:=NORMDIST([.A32];[$'Probabilidades y cuantiles'.D$3];[$'Probabilidades y cuantiles'.D$4];0)" office:value-type="float" office:value="0.08477636131" calcext:value-type="float">
            <text:p>0.08477636131</text:p>
          </table:table-cell>
          <table:table-cell/>
          <table:table-cell table:style-name="ce10" table:formula="of:=[.D31]+[.D$3]" office:value-type="float" office:value="-2.2721502298" calcext:value-type="float">
            <text:p>-2.2721502298</text:p>
          </table:table-cell>
          <table:table-cell table:style-name="ce7" table:formula="of:=COM.MICROSOFT.T.DIST([.D32];[$'Probabilidades y cuantiles'.D$17];0)" office:value-type="float" office:value="0.04520857596" calcext:value-type="float">
            <text:p>0.04520857596</text:p>
          </table:table-cell>
          <table:table-cell/>
          <table:table-cell table:style-name="ce4" table:formula="of:=[.G31]+[.G30]" office:value-type="float" office:value="5871.65576437401" calcext:value-type="float">
            <text:p>5871.65576437401</text:p>
          </table:table-cell>
          <table:table-cell table:style-name="ce7" table:formula="of:=COM.MICROSOFT.CHISQ.DIST([.G32];[$'Probabilidades y cuantiles'.D$31];0)" office:value-type="float" office:value="0" calcext:value-type="float">
            <text:p>0</text:p>
          </table:table-cell>
          <table:table-cell/>
          <table:table-cell table:style-name="ce7" table:formula="of:=[.J31]+[.J$5]" office:value-type="float" office:value="0.9488077233" calcext:value-type="float">
            <text:p>0.9488077233</text:p>
          </table:table-cell>
          <table:table-cell table:style-name="ce7" table:formula="of:=FDIST([.J32];[.J$3];[.J$4];0)" office:value-type="float" office:value="0.795585655777035" calcext:value-type="float">
            <text:p>0.795585655777035</text:p>
          </table:table-cell>
          <table:table-cell table:number-columns-repeated="1013"/>
        </table:table-row>
        <table:table-row table:style-name="ro2">
          <table:table-cell table:style-name="ce7" table:formula="of:=[.A32]+[.A$3]" office:value-type="float" office:value="-1.68" calcext:value-type="float">
            <text:p>-1.68</text:p>
          </table:table-cell>
          <table:table-cell table:style-name="ce7" table:formula="of:=NORMDIST([.A33];[$'Probabilidades y cuantiles'.D$3];[$'Probabilidades y cuantiles'.D$4];0)" office:value-type="float" office:value="0.09728226933" calcext:value-type="float">
            <text:p>0.09728226933</text:p>
          </table:table-cell>
          <table:table-cell/>
          <table:table-cell table:style-name="ce10" table:formula="of:=[.D32]+[.D$3]" office:value-type="float" office:value="-2.1688706739" calcext:value-type="float">
            <text:p>-2.1688706739</text:p>
          </table:table-cell>
          <table:table-cell table:style-name="ce7" table:formula="of:=COM.MICROSOFT.T.DIST([.D33];[$'Probabilidades y cuantiles'.D$17];0)" office:value-type="float" office:value="0.05192679365" calcext:value-type="float">
            <text:p>0.05192679365</text:p>
          </table:table-cell>
          <table:table-cell/>
          <table:table-cell table:style-name="ce4" table:formula="of:=[.G32]+[.G31]" office:value-type="float" office:value="9500.53859702239" calcext:value-type="float">
            <text:p>9500.53859702239</text:p>
          </table:table-cell>
          <table:table-cell table:style-name="ce7" table:formula="of:=COM.MICROSOFT.CHISQ.DIST([.G33];[$'Probabilidades y cuantiles'.D$31];0)" office:value-type="float" office:value="0" calcext:value-type="float">
            <text:p>0</text:p>
          </table:table-cell>
          <table:table-cell/>
          <table:table-cell table:style-name="ce7" table:formula="of:=[.J32]+[.J$5]" office:value-type="float" office:value="0.97624401844" calcext:value-type="float">
            <text:p>0.97624401844</text:p>
          </table:table-cell>
          <table:table-cell table:style-name="ce7" table:formula="of:=FDIST([.J33];[.J$3];[.J$4];0)" office:value-type="float" office:value="0.776366551046619" calcext:value-type="float">
            <text:p>0.776366551046619</text:p>
          </table:table-cell>
          <table:table-cell table:number-columns-repeated="1013"/>
        </table:table-row>
        <table:table-row table:style-name="ro2">
          <table:table-cell table:style-name="ce7" table:formula="of:=[.A33]+[.A$3]" office:value-type="float" office:value="-1.6" calcext:value-type="float">
            <text:p>-1.6</text:p>
          </table:table-cell>
          <table:table-cell table:style-name="ce7" table:formula="of:=NORMDIST([.A34];[$'Probabilidades y cuantiles'.D$3];[$'Probabilidades y cuantiles'.D$4];0)" office:value-type="float" office:value="0.1109208347" calcext:value-type="float">
            <text:p>0.1109208347</text:p>
          </table:table-cell>
          <table:table-cell/>
          <table:table-cell table:style-name="ce10" table:formula="of:=[.D33]+[.D$3]" office:value-type="float" office:value="-2.065591118" calcext:value-type="float">
            <text:p>-2.065591118</text:p>
          </table:table-cell>
          <table:table-cell table:style-name="ce7" table:formula="of:=COM.MICROSOFT.T.DIST([.D34];[$'Probabilidades y cuantiles'.D$17];0)" office:value-type="float" office:value="0.0596311585" calcext:value-type="float">
            <text:p>0.0596311585</text:p>
          </table:table-cell>
          <table:table-cell/>
          <table:table-cell table:style-name="ce4" table:formula="of:=[.G33]+[.G32]" office:value-type="float" office:value="15372.1943613964" calcext:value-type="float">
            <text:p>15372.1943613964</text:p>
          </table:table-cell>
          <table:table-cell table:style-name="ce7" table:formula="of:=COM.MICROSOFT.CHISQ.DIST([.G34];[$'Probabilidades y cuantiles'.D$31];0)" office:value-type="float" office:value="0" calcext:value-type="float">
            <text:p>0</text:p>
          </table:table-cell>
          <table:table-cell/>
          <table:table-cell table:style-name="ce7" table:formula="of:=[.J33]+[.J$5]" office:value-type="float" office:value="1.00368031358" calcext:value-type="float">
            <text:p>1.00368031358</text:p>
          </table:table-cell>
          <table:table-cell table:style-name="ce7" table:formula="of:=FDIST([.J34];[.J$3];[.J$4];0)" office:value-type="float" office:value="0.755940511248282" calcext:value-type="float">
            <text:p>0.755940511248282</text:p>
          </table:table-cell>
          <table:table-cell table:number-columns-repeated="1013"/>
        </table:table-row>
        <table:table-row table:style-name="ro2">
          <table:table-cell table:style-name="ce7" table:formula="of:=[.A34]+[.A$3]" office:value-type="float" office:value="-1.52" calcext:value-type="float">
            <text:p>-1.52</text:p>
          </table:table-cell>
          <table:table-cell table:style-name="ce7" table:formula="of:=NORMDIST([.A35];[$'Probabilidades y cuantiles'.D$3];[$'Probabilidades y cuantiles'.D$4];0)" office:value-type="float" office:value="0.1256646368" calcext:value-type="float">
            <text:p>0.1256646368</text:p>
          </table:table-cell>
          <table:table-cell/>
          <table:table-cell table:style-name="ce10" table:formula="of:=[.D34]+[.D$3]" office:value-type="float" office:value="-1.9623115621" calcext:value-type="float">
            <text:p>-1.9623115621</text:p>
          </table:table-cell>
          <table:table-cell table:style-name="ce7" table:formula="of:=COM.MICROSOFT.T.DIST([.D35];[$'Probabilidades y cuantiles'.D$17];0)" office:value-type="float" office:value="0.06844093222" calcext:value-type="float">
            <text:p>0.06844093222</text:p>
          </table:table-cell>
          <table:table-cell/>
          <table:table-cell table:style-name="ce4" table:formula="of:=[.G34]+[.G33]" office:value-type="float" office:value="24872.7329584188" calcext:value-type="float">
            <text:p>24872.7329584188</text:p>
          </table:table-cell>
          <table:table-cell table:style-name="ce7" table:formula="of:=COM.MICROSOFT.CHISQ.DIST([.G35];[$'Probabilidades y cuantiles'.D$31];0)" office:value-type="float" office:value="0" calcext:value-type="float">
            <text:p>0</text:p>
          </table:table-cell>
          <table:table-cell/>
          <table:table-cell table:style-name="ce7" table:formula="of:=[.J34]+[.J$5]" office:value-type="float" office:value="1.03111660872" calcext:value-type="float">
            <text:p>1.03111660872</text:p>
          </table:table-cell>
          <table:table-cell table:style-name="ce7" table:formula="of:=FDIST([.J35];[.J$3];[.J$4];0)" office:value-type="float" office:value="0.73454389365809" calcext:value-type="float">
            <text:p>0.73454389365809</text:p>
          </table:table-cell>
          <table:table-cell table:number-columns-repeated="1013"/>
        </table:table-row>
        <table:table-row table:style-name="ro2">
          <table:table-cell table:style-name="ce7" table:formula="of:=[.A35]+[.A$3]" office:value-type="float" office:value="-1.44" calcext:value-type="float">
            <text:p>-1.44</text:p>
          </table:table-cell>
          <table:table-cell table:style-name="ce7" table:formula="of:=NORMDIST([.A36];[$'Probabilidades y cuantiles'.D$3];[$'Probabilidades y cuantiles'.D$4];0)" office:value-type="float" office:value="0.1414599652" calcext:value-type="float">
            <text:p>0.1414599652</text:p>
          </table:table-cell>
          <table:table-cell/>
          <table:table-cell table:style-name="ce10" table:formula="of:=[.D35]+[.D$3]" office:value-type="float" office:value="-1.8590320062" calcext:value-type="float">
            <text:p>-1.8590320062</text:p>
          </table:table-cell>
          <table:table-cell table:style-name="ce7" table:formula="of:=COM.MICROSOFT.T.DIST([.D36];[$'Probabilidades y cuantiles'.D$17];0)" office:value-type="float" office:value="0.07847818449" calcext:value-type="float">
            <text:p>0.07847818449</text:p>
          </table:table-cell>
          <table:table-cell/>
          <table:table-cell table:style-name="ce4" table:formula="of:=[.G35]+[.G34]" office:value-type="float" office:value="40244.9273198152" calcext:value-type="float">
            <text:p>40244.9273198152</text:p>
          </table:table-cell>
          <table:table-cell table:style-name="ce7" table:formula="of:=COM.MICROSOFT.CHISQ.DIST([.G36];[$'Probabilidades y cuantiles'.D$31];0)" office:value-type="float" office:value="0" calcext:value-type="float">
            <text:p>0</text:p>
          </table:table-cell>
          <table:table-cell/>
          <table:table-cell table:style-name="ce7" table:formula="of:=[.J35]+[.J$5]" office:value-type="float" office:value="1.05855290386" calcext:value-type="float">
            <text:p>1.05855290386</text:p>
          </table:table-cell>
          <table:table-cell table:style-name="ce7" table:formula="of:=FDIST([.J36];[.J$3];[.J$4];0)" office:value-type="float" office:value="0.712393406084048" calcext:value-type="float">
            <text:p>0.712393406084048</text:p>
          </table:table-cell>
          <table:table-cell table:number-columns-repeated="1013"/>
        </table:table-row>
        <table:table-row table:style-name="ro2">
          <table:table-cell table:style-name="ce7" table:formula="of:=[.A36]+[.A$3]" office:value-type="float" office:value="-1.36" calcext:value-type="float">
            <text:p>-1.36</text:p>
          </table:table-cell>
          <table:table-cell table:style-name="ce7" table:formula="of:=NORMDIST([.A37];[$'Probabilidades y cuantiles'.D$3];[$'Probabilidades y cuantiles'.D$4];0)" office:value-type="float" office:value="0.1582247904" calcext:value-type="float">
            <text:p>0.1582247904</text:p>
          </table:table-cell>
          <table:table-cell/>
          <table:table-cell table:style-name="ce10" table:formula="of:=[.D36]+[.D$3]" office:value-type="float" office:value="-1.7557524503" calcext:value-type="float">
            <text:p>-1.7557524503</text:p>
          </table:table-cell>
          <table:table-cell table:style-name="ce7" table:formula="of:=COM.MICROSOFT.T.DIST([.D37];[$'Probabilidades y cuantiles'.D$17];0)" office:value-type="float" office:value="0.08986278304" calcext:value-type="float">
            <text:p>0.08986278304</text:p>
          </table:table-cell>
          <table:table-cell/>
          <table:table-cell table:style-name="ce4" table:formula="of:=[.G36]+[.G35]" office:value-type="float" office:value="65117.660278234" calcext:value-type="float">
            <text:p>65117.660278234</text:p>
          </table:table-cell>
          <table:table-cell table:style-name="ce7" table:formula="of:=COM.MICROSOFT.CHISQ.DIST([.G37];[$'Probabilidades y cuantiles'.D$31];0)" office:value-type="float" office:value="0" calcext:value-type="float">
            <text:p>0</text:p>
          </table:table-cell>
          <table:table-cell/>
          <table:table-cell table:style-name="ce7" table:formula="of:=[.J36]+[.J$5]" office:value-type="float" office:value="1.085989199" calcext:value-type="float">
            <text:p>1.085989199</text:p>
          </table:table-cell>
          <table:table-cell table:style-name="ce7" table:formula="of:=FDIST([.J37];[.J$3];[.J$4];0)" office:value-type="float" office:value="0.68968627947361" calcext:value-type="float">
            <text:p>0.68968627947361</text:p>
          </table:table-cell>
          <table:table-cell table:number-columns-repeated="1013"/>
        </table:table-row>
        <table:table-row table:style-name="ro2">
          <table:table-cell table:style-name="ce7" table:formula="of:=[.A37]+[.A$3]" office:value-type="float" office:value="-1.28" calcext:value-type="float">
            <text:p>-1.28</text:p>
          </table:table-cell>
          <table:table-cell table:style-name="ce7" table:formula="of:=NORMDIST([.A38];[$'Probabilidades y cuantiles'.D$3];[$'Probabilidades y cuantiles'.D$4];0)" office:value-type="float" office:value="0.1758474303" calcext:value-type="float">
            <text:p>0.1758474303</text:p>
          </table:table-cell>
          <table:table-cell/>
          <table:table-cell table:style-name="ce10" table:formula="of:=[.D37]+[.D$3]" office:value-type="float" office:value="-1.6524728944" calcext:value-type="float">
            <text:p>-1.6524728944</text:p>
          </table:table-cell>
          <table:table-cell table:style-name="ce7" table:formula="of:=COM.MICROSOFT.T.DIST([.D38];[$'Probabilidades y cuantiles'.D$17];0)" office:value-type="float" office:value="0.1027053407" calcext:value-type="float">
            <text:p>0.1027053407</text:p>
          </table:table-cell>
          <table:table-cell/>
          <table:table-cell table:style-name="ce4" table:formula="of:=[.G37]+[.G36]" office:value-type="float" office:value="105362.587598049" calcext:value-type="float">
            <text:p>105362.587598049</text:p>
          </table:table-cell>
          <table:table-cell table:style-name="ce7" table:formula="of:=COM.MICROSOFT.CHISQ.DIST([.G38];[$'Probabilidades y cuantiles'.D$31];0)" office:value-type="float" office:value="0" calcext:value-type="float">
            <text:p>0</text:p>
          </table:table-cell>
          <table:table-cell/>
          <table:table-cell table:style-name="ce7" table:formula="of:=[.J37]+[.J$5]" office:value-type="float" office:value="1.11342549414" calcext:value-type="float">
            <text:p>1.11342549414</text:p>
          </table:table-cell>
          <table:table-cell table:style-name="ce7" table:formula="of:=FDIST([.J38];[.J$3];[.J$4];0)" office:value-type="float" office:value="0.666600729713432" calcext:value-type="float">
            <text:p>0.666600729713432</text:p>
          </table:table-cell>
          <table:table-cell table:number-columns-repeated="1013"/>
        </table:table-row>
        <table:table-row table:style-name="ro2">
          <table:table-cell table:style-name="ce7" table:formula="of:=[.A38]+[.A$3]" office:value-type="float" office:value="-1.2" calcext:value-type="float">
            <text:p>-1.2</text:p>
          </table:table-cell>
          <table:table-cell table:style-name="ce7" table:formula="of:=NORMDIST([.A39];[$'Probabilidades y cuantiles'.D$3];[$'Probabilidades y cuantiles'.D$4];0)" office:value-type="float" office:value="0.194186055" calcext:value-type="float">
            <text:p>0.194186055</text:p>
          </table:table-cell>
          <table:table-cell/>
          <table:table-cell table:style-name="ce10" table:formula="of:=[.D38]+[.D$3]" office:value-type="float" office:value="-1.5491933385" calcext:value-type="float">
            <text:p>-1.5491933385</text:p>
          </table:table-cell>
          <table:table-cell table:style-name="ce7" table:formula="of:=COM.MICROSOFT.T.DIST([.D39];[$'Probabilidades y cuantiles'.D$17];0)" office:value-type="float" office:value="0.1170977934" calcext:value-type="float">
            <text:p>0.1170977934</text:p>
          </table:table-cell>
          <table:table-cell/>
          <table:table-cell table:style-name="ce4" table:formula="of:=[.G38]+[.G37]" office:value-type="float" office:value="170480.247876283" calcext:value-type="float">
            <text:p>170480.247876283</text:p>
          </table:table-cell>
          <table:table-cell table:style-name="ce7" table:formula="of:=COM.MICROSOFT.CHISQ.DIST([.G39];[$'Probabilidades y cuantiles'.D$31];0)" office:value-type="float" office:value="0" calcext:value-type="float">
            <text:p>0</text:p>
          </table:table-cell>
          <table:table-cell/>
          <table:table-cell table:style-name="ce7" table:formula="of:=[.J38]+[.J$5]" office:value-type="float" office:value="1.14086178928" calcext:value-type="float">
            <text:p>1.14086178928</text:p>
          </table:table-cell>
          <table:table-cell table:style-name="ce7" table:formula="of:=FDIST([.J39];[.J$3];[.J$4];0)" office:value-type="float" office:value="0.643296640226624" calcext:value-type="float">
            <text:p>0.643296640226624</text:p>
          </table:table-cell>
          <table:table-cell table:number-columns-repeated="1013"/>
        </table:table-row>
        <table:table-row table:style-name="ro2">
          <table:table-cell table:style-name="ce7" table:formula="of:=[.A39]+[.A$3]" office:value-type="float" office:value="-1.12" calcext:value-type="float">
            <text:p>-1.12</text:p>
          </table:table-cell>
          <table:table-cell table:style-name="ce7" table:formula="of:=NORMDIST([.A40];[$'Probabilidades y cuantiles'.D$3];[$'Probabilidades y cuantiles'.D$4];0)" office:value-type="float" office:value="0.2130691468" calcext:value-type="float">
            <text:p>0.2130691468</text:p>
          </table:table-cell>
          <table:table-cell/>
          <table:table-cell table:style-name="ce10" table:formula="of:=[.D39]+[.D$3]" office:value-type="float" office:value="-1.4459137826" calcext:value-type="float">
            <text:p>-1.4459137826</text:p>
          </table:table-cell>
          <table:table-cell table:style-name="ce7" table:formula="of:=COM.MICROSOFT.T.DIST([.D40];[$'Probabilidades y cuantiles'.D$17];0)" office:value-type="float" office:value="0.1331014117" calcext:value-type="float">
            <text:p>0.1331014117</text:p>
          </table:table-cell>
          <table:table-cell/>
          <table:table-cell table:style-name="ce4" table:formula="of:=[.G39]+[.G38]" office:value-type="float" office:value="275842.835474332" calcext:value-type="float">
            <text:p>275842.835474332</text:p>
          </table:table-cell>
          <table:table-cell table:style-name="ce7" table:formula="of:=COM.MICROSOFT.CHISQ.DIST([.G40];[$'Probabilidades y cuantiles'.D$31];0)" office:value-type="float" office:value="0" calcext:value-type="float">
            <text:p>0</text:p>
          </table:table-cell>
          <table:table-cell/>
          <table:table-cell table:style-name="ce7" table:formula="of:=[.J39]+[.J$5]" office:value-type="float" office:value="1.16829808442" calcext:value-type="float">
            <text:p>1.16829808442</text:p>
          </table:table-cell>
          <table:table-cell table:style-name="ce7" table:formula="of:=FDIST([.J40];[.J$3];[.J$4];0)" office:value-type="float" office:value="0.619916407398765" calcext:value-type="float">
            <text:p>0.619916407398765</text:p>
          </table:table-cell>
          <table:table-cell table:number-columns-repeated="1013"/>
        </table:table-row>
        <table:table-row table:style-name="ro2">
          <table:table-cell table:style-name="ce7" table:formula="of:=[.A40]+[.A$3]" office:value-type="float" office:value="-1.04" calcext:value-type="float">
            <text:p>-1.04</text:p>
          </table:table-cell>
          <table:table-cell table:style-name="ce7" table:formula="of:=NORMDIST([.A41];[$'Probabilidades y cuantiles'.D$3];[$'Probabilidades y cuantiles'.D$4];0)" office:value-type="float" office:value="0.2322970047" calcext:value-type="float">
            <text:p>0.2322970047</text:p>
          </table:table-cell>
          <table:table-cell/>
          <table:table-cell table:style-name="ce10" table:formula="of:=[.D40]+[.D$3]" office:value-type="float" office:value="-1.3426342267" calcext:value-type="float">
            <text:p>-1.3426342267</text:p>
          </table:table-cell>
          <table:table-cell table:style-name="ce7" table:formula="of:=COM.MICROSOFT.T.DIST([.D41];[$'Probabilidades y cuantiles'.D$17];0)" office:value-type="float" office:value="0.1507322902" calcext:value-type="float">
            <text:p>0.1507322902</text:p>
          </table:table-cell>
          <table:table-cell/>
          <table:table-cell table:style-name="ce4" table:formula="of:=[.G40]+[.G39]" office:value-type="float" office:value="446323.083350616" calcext:value-type="float">
            <text:p>446323.083350616</text:p>
          </table:table-cell>
          <table:table-cell table:style-name="ce7" table:formula="of:=COM.MICROSOFT.CHISQ.DIST([.G41];[$'Probabilidades y cuantiles'.D$31];0)" office:value-type="float" office:value="0" calcext:value-type="float">
            <text:p>0</text:p>
          </table:table-cell>
          <table:table-cell/>
          <table:table-cell table:style-name="ce7" table:formula="of:=[.J40]+[.J$5]" office:value-type="float" office:value="1.19573437956" calcext:value-type="float">
            <text:p>1.19573437956</text:p>
          </table:table-cell>
          <table:table-cell table:style-name="ce7" table:formula="of:=FDIST([.J41];[.J$3];[.J$4];0)" office:value-type="float" office:value="0.596585900252888" calcext:value-type="float">
            <text:p>0.596585900252888</text:p>
          </table:table-cell>
          <table:table-cell table:number-columns-repeated="1013"/>
        </table:table-row>
        <table:table-row table:style-name="ro2">
          <table:table-cell table:style-name="ce7" table:formula="of:=[.A41]+[.A$3]" office:value-type="float" office:value="-0.959999999999997" calcext:value-type="float">
            <text:p>-0.959999999999997</text:p>
          </table:table-cell>
          <table:table-cell table:style-name="ce7" table:formula="of:=NORMDIST([.A42];[$'Probabilidades y cuantiles'.D$3];[$'Probabilidades y cuantiles'.D$4];0)" office:value-type="float" office:value="0.2516443411" calcext:value-type="float">
            <text:p>0.2516443411</text:p>
          </table:table-cell>
          <table:table-cell/>
          <table:table-cell table:style-name="ce10" table:formula="of:=[.D41]+[.D$3]" office:value-type="float" office:value="-1.2393546708" calcext:value-type="float">
            <text:p>-1.2393546708</text:p>
          </table:table-cell>
          <table:table-cell table:style-name="ce7" table:formula="of:=COM.MICROSOFT.T.DIST([.D42];[$'Probabilidades y cuantiles'.D$17];0)" office:value-type="float" office:value="0.169944745" calcext:value-type="float">
            <text:p>0.169944745</text:p>
          </table:table-cell>
          <table:table-cell/>
          <table:table-cell table:style-name="ce4" table:formula="of:=[.G41]+[.G40]" office:value-type="float" office:value="722165.918824948" calcext:value-type="float">
            <text:p>722165.918824948</text:p>
          </table:table-cell>
          <table:table-cell table:style-name="ce7" table:formula="of:=COM.MICROSOFT.CHISQ.DIST([.G42];[$'Probabilidades y cuantiles'.D$31];0)" office:value-type="float" office:value="0" calcext:value-type="float">
            <text:p>0</text:p>
          </table:table-cell>
          <table:table-cell/>
          <table:table-cell table:style-name="ce7" table:formula="of:=[.J41]+[.J$5]" office:value-type="float" office:value="1.2231706747" calcext:value-type="float">
            <text:p>1.2231706747</text:p>
          </table:table-cell>
          <table:table-cell table:style-name="ce7" table:formula="of:=FDIST([.J42];[.J$3];[.J$4];0)" office:value-type="float" office:value="0.573415494136025" calcext:value-type="float">
            <text:p>0.573415494136025</text:p>
          </table:table-cell>
          <table:table-cell table:number-columns-repeated="1013"/>
        </table:table-row>
        <table:table-row table:style-name="ro2">
          <table:table-cell table:style-name="ce7" table:formula="of:=[.A42]+[.A$3]" office:value-type="float" office:value="-0.879999999999997" calcext:value-type="float">
            <text:p>-0.879999999999997</text:p>
          </table:table-cell>
          <table:table-cell table:style-name="ce7" table:formula="of:=NORMDIST([.A43];[$'Probabilidades y cuantiles'.D$3];[$'Probabilidades y cuantiles'.D$4];0)" office:value-type="float" office:value="0.2708639718" calcext:value-type="float">
            <text:p>0.2708639718</text:p>
          </table:table-cell>
          <table:table-cell/>
          <table:table-cell table:style-name="ce10" table:formula="of:=[.D42]+[.D$3]" office:value-type="float" office:value="-1.1360751149" calcext:value-type="float">
            <text:p>-1.1360751149</text:p>
          </table:table-cell>
          <table:table-cell table:style-name="ce7" table:formula="of:=COM.MICROSOFT.T.DIST([.D43];[$'Probabilidades y cuantiles'.D$17];0)" office:value-type="float" office:value="0.1906135856" calcext:value-type="float">
            <text:p>0.1906135856</text:p>
          </table:table-cell>
          <table:table-cell/>
          <table:table-cell table:style-name="ce4" table:formula="of:=[.G42]+[.G41]" office:value-type="float" office:value="1168489.00217556" calcext:value-type="float">
            <text:p>1168489.00217556</text:p>
          </table:table-cell>
          <table:table-cell table:style-name="ce7" table:formula="of:=COM.MICROSOFT.CHISQ.DIST([.G43];[$'Probabilidades y cuantiles'.D$31];0)" office:value-type="float" office:value="0" calcext:value-type="float">
            <text:p>0</text:p>
          </table:table-cell>
          <table:table-cell/>
          <table:table-cell table:style-name="ce7" table:formula="of:=[.J42]+[.J$5]" office:value-type="float" office:value="1.25060696984" calcext:value-type="float">
            <text:p>1.25060696984</text:p>
          </table:table-cell>
          <table:table-cell table:style-name="ce7" table:formula="of:=FDIST([.J43];[.J$3];[.J$4];0)" office:value-type="float" office:value="0.550501145505858" calcext:value-type="float">
            <text:p>0.550501145505858</text:p>
          </table:table-cell>
          <table:table-cell table:number-columns-repeated="1013"/>
        </table:table-row>
        <table:table-row table:style-name="ro2">
          <table:table-cell table:style-name="ce7" table:formula="of:=[.A43]+[.A$3]" office:value-type="float" office:value="-0.799999999999997" calcext:value-type="float">
            <text:p>-0.799999999999997</text:p>
          </table:table-cell>
          <table:table-cell table:style-name="ce7" table:formula="of:=NORMDIST([.A44];[$'Probabilidades y cuantiles'.D$3];[$'Probabilidades y cuantiles'.D$4];0)" office:value-type="float" office:value="0.2896915528" calcext:value-type="float">
            <text:p>0.2896915528</text:p>
          </table:table-cell>
          <table:table-cell/>
          <table:table-cell table:style-name="ce10" table:formula="of:=[.D43]+[.D$3]" office:value-type="float" office:value="-1.032795559" calcext:value-type="float">
            <text:p>-1.032795559</text:p>
          </table:table-cell>
          <table:table-cell table:style-name="ce7" table:formula="of:=COM.MICROSOFT.T.DIST([.D44];[$'Probabilidades y cuantiles'.D$17];0)" office:value-type="float" office:value="0.2125168992" calcext:value-type="float">
            <text:p>0.2125168992</text:p>
          </table:table-cell>
          <table:table-cell/>
          <table:table-cell table:style-name="ce4" table:formula="of:=[.G43]+[.G42]" office:value-type="float" office:value="1890654.92100051" calcext:value-type="float">
            <text:p>1890654.92100051</text:p>
          </table:table-cell>
          <table:table-cell table:style-name="ce7" table:formula="of:=COM.MICROSOFT.CHISQ.DIST([.G44];[$'Probabilidades y cuantiles'.D$31];0)" office:value-type="float" office:value="0" calcext:value-type="float">
            <text:p>0</text:p>
          </table:table-cell>
          <table:table-cell/>
          <table:table-cell table:style-name="ce7" table:formula="of:=[.J43]+[.J$5]" office:value-type="float" office:value="1.27804326498" calcext:value-type="float">
            <text:p>1.27804326498</text:p>
          </table:table-cell>
          <table:table-cell table:style-name="ce7" table:formula="of:=FDIST([.J44];[.J$3];[.J$4];0)" office:value-type="float" office:value="0.527925481271882" calcext:value-type="float">
            <text:p>0.527925481271882</text:p>
          </table:table-cell>
          <table:table-cell table:number-columns-repeated="1013"/>
        </table:table-row>
        <table:table-row table:style-name="ro2">
          <table:table-cell table:style-name="ce7" table:formula="of:=[.A44]+[.A$3]" office:value-type="float" office:value="-0.719999999999998" calcext:value-type="float">
            <text:p>-0.719999999999998</text:p>
          </table:table-cell>
          <table:table-cell table:style-name="ce7" table:formula="of:=NORMDIST([.A45];[$'Probabilidades y cuantiles'.D$3];[$'Probabilidades y cuantiles'.D$4];0)" office:value-type="float" office:value="0.3078512605" calcext:value-type="float">
            <text:p>0.3078512605</text:p>
          </table:table-cell>
          <table:table-cell/>
          <table:table-cell table:style-name="ce10" table:formula="of:=[.D44]+[.D$3]" office:value-type="float" office:value="-0.929516003099998" calcext:value-type="float">
            <text:p>-0.929516003099998</text:p>
          </table:table-cell>
          <table:table-cell table:style-name="ce7" table:formula="of:=COM.MICROSOFT.T.DIST([.D45];[$'Probabilidades y cuantiles'.D$17];0)" office:value-type="float" office:value="0.2353217045" calcext:value-type="float">
            <text:p>0.2353217045</text:p>
          </table:table-cell>
          <table:table-cell/>
          <table:table-cell table:style-name="ce4" table:formula="of:=[.G44]+[.G43]" office:value-type="float" office:value="3059143.92317607" calcext:value-type="float">
            <text:p>3059143.92317607</text:p>
          </table:table-cell>
          <table:table-cell table:style-name="ce7" table:formula="of:=COM.MICROSOFT.CHISQ.DIST([.G45];[$'Probabilidades y cuantiles'.D$31];0)" office:value-type="float" office:value="0" calcext:value-type="float">
            <text:p>0</text:p>
          </table:table-cell>
          <table:table-cell/>
          <table:table-cell table:style-name="ce7" table:formula="of:=[.J44]+[.J$5]" office:value-type="float" office:value="1.30547956012" calcext:value-type="float">
            <text:p>1.30547956012</text:p>
          </table:table-cell>
          <table:table-cell table:style-name="ce7" table:formula="of:=FDIST([.J45];[.J$3];[.J$4];0)" office:value-type="float" office:value="0.505758881622895" calcext:value-type="float">
            <text:p>0.505758881622895</text:p>
          </table:table-cell>
          <table:table-cell table:number-columns-repeated="1013"/>
        </table:table-row>
        <table:table-row table:style-name="ro2">
          <table:table-cell table:style-name="ce7" table:formula="of:=[.A45]+[.A$3]" office:value-type="float" office:value="-0.639999999999998" calcext:value-type="float">
            <text:p>-0.639999999999998</text:p>
          </table:table-cell>
          <table:table-cell table:style-name="ce7" table:formula="of:=NORMDIST([.A46];[$'Probabilidades y cuantiles'.D$3];[$'Probabilidades y cuantiles'.D$4];0)" office:value-type="float" office:value="0.3250622641" calcext:value-type="float">
            <text:p>0.3250622641</text:p>
          </table:table-cell>
          <table:table-cell/>
          <table:table-cell table:style-name="ce10" table:formula="of:=[.D45]+[.D$3]" office:value-type="float" office:value="-0.826236447199998" calcext:value-type="float">
            <text:p>-0.826236447199998</text:p>
          </table:table-cell>
          <table:table-cell table:style-name="ce7" table:formula="of:=COM.MICROSOFT.T.DIST([.D46];[$'Probabilidades y cuantiles'.D$17];0)" office:value-type="float" office:value="0.258575471" calcext:value-type="float">
            <text:p>0.258575471</text:p>
          </table:table-cell>
          <table:table-cell/>
          <table:table-cell table:style-name="ce4" table:formula="of:=[.G45]+[.G44]" office:value-type="float" office:value="4949798.84417659" calcext:value-type="float">
            <text:p>4949798.84417659</text:p>
          </table:table-cell>
          <table:table-cell table:style-name="ce7" table:formula="of:=COM.MICROSOFT.CHISQ.DIST([.G46];[$'Probabilidades y cuantiles'.D$31];0)" office:value-type="float" office:value="0" calcext:value-type="float">
            <text:p>0</text:p>
          </table:table-cell>
          <table:table-cell/>
          <table:table-cell table:style-name="ce7" table:formula="of:=[.J45]+[.J$5]" office:value-type="float" office:value="1.33291585526" calcext:value-type="float">
            <text:p>1.33291585526</text:p>
          </table:table-cell>
          <table:table-cell table:style-name="ce7" table:formula="of:=FDIST([.J46];[.J$3];[.J$4];0)" office:value-type="float" office:value="0.484060539942023" calcext:value-type="float">
            <text:p>0.484060539942023</text:p>
          </table:table-cell>
          <table:table-cell table:number-columns-repeated="1013"/>
        </table:table-row>
        <table:table-row table:style-name="ro2">
          <table:table-cell table:style-name="ce7" table:formula="of:=[.A46]+[.A$3]" office:value-type="float" office:value="-0.559999999999998" calcext:value-type="float">
            <text:p>-0.559999999999998</text:p>
          </table:table-cell>
          <table:table-cell table:style-name="ce7" table:formula="of:=NORMDIST([.A47];[$'Probabilidades y cuantiles'.D$3];[$'Probabilidades y cuantiles'.D$4];0)" office:value-type="float" office:value="0.3410457886" calcext:value-type="float">
            <text:p>0.3410457886</text:p>
          </table:table-cell>
          <table:table-cell/>
          <table:table-cell table:style-name="ce10" table:formula="of:=[.D46]+[.D$3]" office:value-type="float" office:value="-0.722956891299998" calcext:value-type="float">
            <text:p>-0.722956891299998</text:p>
          </table:table-cell>
          <table:table-cell table:style-name="ce7" table:formula="of:=COM.MICROSOFT.T.DIST([.D47];[$'Probabilidades y cuantiles'.D$17];0)" office:value-type="float" office:value="0.2817068302" calcext:value-type="float">
            <text:p>0.2817068302</text:p>
          </table:table-cell>
          <table:table-cell/>
          <table:table-cell table:style-name="ce4" table:formula="of:=[.G46]+[.G45]" office:value-type="float" office:value="8008942.76735266" calcext:value-type="float">
            <text:p>8008942.76735266</text:p>
          </table:table-cell>
          <table:table-cell table:style-name="ce7" table:formula="of:=COM.MICROSOFT.CHISQ.DIST([.G47];[$'Probabilidades y cuantiles'.D$31];0)" office:value-type="float" office:value="0" calcext:value-type="float">
            <text:p>0</text:p>
          </table:table-cell>
          <table:table-cell/>
          <table:table-cell table:style-name="ce7" table:formula="of:=[.J46]+[.J$5]" office:value-type="float" office:value="1.3603521504" calcext:value-type="float">
            <text:p>1.3603521504</text:p>
          </table:table-cell>
          <table:table-cell table:style-name="ce7" table:formula="of:=FDIST([.J47];[.J$3];[.J$4];0)" office:value-type="float" office:value="0.462879487354362" calcext:value-type="float">
            <text:p>0.462879487354362</text:p>
          </table:table-cell>
          <table:table-cell table:number-columns-repeated="1013"/>
        </table:table-row>
        <table:table-row table:style-name="ro2">
          <table:table-cell table:style-name="ce7" table:formula="of:=[.A47]+[.A$3]" office:value-type="float" office:value="-0.479999999999998" calcext:value-type="float">
            <text:p>-0.479999999999998</text:p>
          </table:table-cell>
          <table:table-cell table:style-name="ce7" table:formula="of:=NORMDIST([.A48];[$'Probabilidades y cuantiles'.D$3];[$'Probabilidades y cuantiles'.D$4];0)" office:value-type="float" office:value="0.3555325285" calcext:value-type="float">
            <text:p>0.3555325285</text:p>
          </table:table-cell>
          <table:table-cell/>
          <table:table-cell table:style-name="ce10" table:formula="of:=[.D47]+[.D$3]" office:value-type="float" office:value="-0.619677335399998" calcext:value-type="float">
            <text:p>-0.619677335399998</text:p>
          </table:table-cell>
          <table:table-cell table:style-name="ce7" table:formula="of:=COM.MICROSOFT.T.DIST([.D48];[$'Probabilidades y cuantiles'.D$17];0)" office:value-type="float" office:value="0.3040385949" calcext:value-type="float">
            <text:p>0.3040385949</text:p>
          </table:table-cell>
          <table:table-cell/>
          <table:table-cell table:style-name="ce4" table:formula="of:=[.G47]+[.G46]" office:value-type="float" office:value="12958741.6115292" calcext:value-type="float">
            <text:p>12958741.6115292</text:p>
          </table:table-cell>
          <table:table-cell table:style-name="ce7" table:formula="of:=COM.MICROSOFT.CHISQ.DIST([.G48];[$'Probabilidades y cuantiles'.D$31];0)" office:value-type="float" office:value="0" calcext:value-type="float">
            <text:p>0</text:p>
          </table:table-cell>
          <table:table-cell/>
          <table:table-cell table:style-name="ce7" table:formula="of:=[.J47]+[.J$5]" office:value-type="float" office:value="1.38778844554" calcext:value-type="float">
            <text:p>1.38778844554</text:p>
          </table:table-cell>
          <table:table-cell table:style-name="ce7" table:formula="of:=FDIST([.J48];[.J$3];[.J$4];0)" office:value-type="float" office:value="0.442255572753037" calcext:value-type="float">
            <text:p>0.442255572753037</text:p>
          </table:table-cell>
          <table:table-cell table:number-columns-repeated="1013"/>
        </table:table-row>
        <table:table-row table:style-name="ro2">
          <table:table-cell table:style-name="ce7" table:formula="of:=[.A48]+[.A$3]" office:value-type="float" office:value="-0.399999999999998" calcext:value-type="float">
            <text:p>-0.399999999999998</text:p>
          </table:table-cell>
          <table:table-cell table:style-name="ce7" table:formula="of:=NORMDIST([.A49];[$'Probabilidades y cuantiles'.D$3];[$'Probabilidades y cuantiles'.D$4];0)" office:value-type="float" office:value="0.3682701403" calcext:value-type="float">
            <text:p>0.3682701403</text:p>
          </table:table-cell>
          <table:table-cell/>
          <table:table-cell table:style-name="ce10" table:formula="of:=[.D48]+[.D$3]" office:value-type="float" office:value="-0.516397779499998" calcext:value-type="float">
            <text:p>-0.516397779499998</text:p>
          </table:table-cell>
          <table:table-cell table:style-name="ce7" table:formula="of:=COM.MICROSOFT.T.DIST([.D49];[$'Probabilidades y cuantiles'.D$17];0)" office:value-type="float" office:value="0.3248152221" calcext:value-type="float">
            <text:p>0.3248152221</text:p>
          </table:table-cell>
          <table:table-cell/>
          <table:table-cell table:style-name="ce4" table:formula="of:=[.G48]+[.G47]" office:value-type="float" office:value="20967684.3788819" calcext:value-type="float">
            <text:p>20967684.3788819</text:p>
          </table:table-cell>
          <table:table-cell table:style-name="ce7" table:formula="of:=COM.MICROSOFT.CHISQ.DIST([.G49];[$'Probabilidades y cuantiles'.D$31];0)" office:value-type="float" office:value="0" calcext:value-type="float">
            <text:p>0</text:p>
          </table:table-cell>
          <table:table-cell/>
          <table:table-cell table:style-name="ce7" table:formula="of:=[.J48]+[.J$5]" office:value-type="float" office:value="1.41522474068" calcext:value-type="float">
            <text:p>1.41522474068</text:p>
          </table:table-cell>
          <table:table-cell table:style-name="ce7" table:formula="of:=FDIST([.J49];[.J$3];[.J$4];0)" office:value-type="float" office:value="0.422220391885327" calcext:value-type="float">
            <text:p>0.422220391885327</text:p>
          </table:table-cell>
          <table:table-cell table:number-columns-repeated="1013"/>
        </table:table-row>
        <table:table-row table:style-name="ro2">
          <table:table-cell table:style-name="ce7" table:formula="of:=[.A49]+[.A$3]" office:value-type="float" office:value="-0.319999999999998" calcext:value-type="float">
            <text:p>-0.319999999999998</text:p>
          </table:table-cell>
          <table:table-cell table:style-name="ce7" table:formula="of:=NORMDIST([.A50];[$'Probabilidades y cuantiles'.D$3];[$'Probabilidades y cuantiles'.D$4];0)" office:value-type="float" office:value="0.3790305262" calcext:value-type="float">
            <text:p>0.3790305262</text:p>
          </table:table-cell>
          <table:table-cell/>
          <table:table-cell table:style-name="ce10" table:formula="of:=[.D49]+[.D$3]" office:value-type="float" office:value="-0.413118223599998" calcext:value-type="float">
            <text:p>-0.413118223599998</text:p>
          </table:table-cell>
          <table:table-cell table:style-name="ce7" table:formula="of:=COM.MICROSOFT.T.DIST([.D50];[$'Probabilidades y cuantiles'.D$17];0)" office:value-type="float" office:value="0.3432450211" calcext:value-type="float">
            <text:p>0.3432450211</text:p>
          </table:table-cell>
          <table:table-cell/>
          <table:table-cell table:style-name="ce4" table:formula="of:=[.G49]+[.G48]" office:value-type="float" office:value="33926425.9904111" calcext:value-type="float">
            <text:p>33926425.9904111</text:p>
          </table:table-cell>
          <table:table-cell table:style-name="ce7" table:formula="of:=COM.MICROSOFT.CHISQ.DIST([.G50];[$'Probabilidades y cuantiles'.D$31];0)" office:value-type="float" office:value="0" calcext:value-type="float">
            <text:p>0</text:p>
          </table:table-cell>
          <table:table-cell/>
          <table:table-cell table:style-name="ce7" table:formula="of:=[.J49]+[.J$5]" office:value-type="float" office:value="1.44266103582" calcext:value-type="float">
            <text:p>1.44266103582</text:p>
          </table:table-cell>
          <table:table-cell table:style-name="ce7" table:formula="of:=FDIST([.J50];[.J$3];[.J$4];0)" office:value-type="float" office:value="0.402798161324965" calcext:value-type="float">
            <text:p>0.402798161324965</text:p>
          </table:table-cell>
          <table:table-cell table:number-columns-repeated="1013"/>
        </table:table-row>
        <table:table-row table:style-name="ro2">
          <table:table-cell table:style-name="ce7" table:formula="of:=[.A50]+[.A$3]" office:value-type="float" office:value="-0.239999999999998" calcext:value-type="float">
            <text:p>-0.239999999999998</text:p>
          </table:table-cell>
          <table:table-cell table:style-name="ce7" table:formula="of:=NORMDIST([.A51];[$'Probabilidades y cuantiles'.D$3];[$'Probabilidades y cuantiles'.D$4];0)" office:value-type="float" office:value="0.3876166151" calcext:value-type="float">
            <text:p>0.3876166151</text:p>
          </table:table-cell>
          <table:table-cell/>
          <table:table-cell table:style-name="ce10" table:formula="of:=[.D50]+[.D$3]" office:value-type="float" office:value="-0.309838667699998" calcext:value-type="float">
            <text:p>-0.309838667699998</text:p>
          </table:table-cell>
          <table:table-cell table:style-name="ce7" table:formula="of:=COM.MICROSOFT.T.DIST([.D51];[$'Probabilidades y cuantiles'.D$17];0)" office:value-type="float" office:value="0.3585548591" calcext:value-type="float">
            <text:p>0.3585548591</text:p>
          </table:table-cell>
          <table:table-cell/>
          <table:table-cell table:style-name="ce4" table:formula="of:=[.G50]+[.G49]" office:value-type="float" office:value="54894110.369293" calcext:value-type="float">
            <text:p>54894110.369293</text:p>
          </table:table-cell>
          <table:table-cell table:style-name="ce7" table:formula="of:=COM.MICROSOFT.CHISQ.DIST([.G51];[$'Probabilidades y cuantiles'.D$31];0)" office:value-type="float" office:value="0" calcext:value-type="float">
            <text:p>0</text:p>
          </table:table-cell>
          <table:table-cell/>
          <table:table-cell table:style-name="ce7" table:formula="of:=[.J50]+[.J$5]" office:value-type="float" office:value="1.47009733096" calcext:value-type="float">
            <text:p>1.47009733096</text:p>
          </table:table-cell>
          <table:table-cell table:style-name="ce7" table:formula="of:=FDIST([.J51];[.J$3];[.J$4];0)" office:value-type="float" office:value="0.384006534977413" calcext:value-type="float">
            <text:p>0.384006534977413</text:p>
          </table:table-cell>
          <table:table-cell table:number-columns-repeated="1013"/>
        </table:table-row>
        <table:table-row table:style-name="ro2">
          <table:table-cell table:style-name="ce7" table:formula="of:=[.A51]+[.A$3]" office:value-type="float" office:value="-0.159999999999998" calcext:value-type="float">
            <text:p>-0.159999999999998</text:p>
          </table:table-cell>
          <table:table-cell table:style-name="ce7" table:formula="of:=NORMDIST([.A52];[$'Probabilidades y cuantiles'.D$3];[$'Probabilidades y cuantiles'.D$4];0)" office:value-type="float" office:value="0.3938683616" calcext:value-type="float">
            <text:p>0.3938683616</text:p>
          </table:table-cell>
          <table:table-cell/>
          <table:table-cell table:style-name="ce10" table:formula="of:=[.D51]+[.D$3]" office:value-type="float" office:value="-0.206559111799998" calcext:value-type="float">
            <text:p>-0.206559111799998</text:p>
          </table:table-cell>
          <table:table-cell table:style-name="ce7" table:formula="of:=COM.MICROSOFT.T.DIST([.D52];[$'Probabilidades y cuantiles'.D$17];0)" office:value-type="float" office:value="0.3700522823" calcext:value-type="float">
            <text:p>0.3700522823</text:p>
          </table:table-cell>
          <table:table-cell/>
          <table:table-cell table:style-name="ce4" table:formula="of:=[.G51]+[.G50]" office:value-type="float" office:value="88820536.3597042" calcext:value-type="float">
            <text:p>88820536.3597042</text:p>
          </table:table-cell>
          <table:table-cell table:style-name="ce7" table:formula="of:=COM.MICROSOFT.CHISQ.DIST([.G52];[$'Probabilidades y cuantiles'.D$31];0)" office:value-type="float" office:value="0" calcext:value-type="float">
            <text:p>0</text:p>
          </table:table-cell>
          <table:table-cell/>
          <table:table-cell table:style-name="ce7" table:formula="of:=[.J51]+[.J$5]" office:value-type="float" office:value="1.4975336261" calcext:value-type="float">
            <text:p>1.4975336261</text:p>
          </table:table-cell>
          <table:table-cell table:style-name="ce7" table:formula="of:=FDIST([.J52];[.J$3];[.J$4];0)" office:value-type="float" office:value="0.365857362222881" calcext:value-type="float">
            <text:p>0.365857362222881</text:p>
          </table:table-cell>
          <table:table-cell table:number-columns-repeated="1013"/>
        </table:table-row>
        <table:table-row table:style-name="ro2">
          <table:table-cell table:style-name="ce7" table:formula="of:=[.A52]+[.A$3]" office:value-type="float" office:value="-0.0799999999999975" calcext:value-type="float">
            <text:p>-0.079999999999998</text:p>
          </table:table-cell>
          <table:table-cell table:style-name="ce7" table:formula="of:=NORMDIST([.A53];[$'Probabilidades y cuantiles'.D$3];[$'Probabilidades y cuantiles'.D$4];0)" office:value-type="float" office:value="0.3976677055" calcext:value-type="float">
            <text:p>0.3976677055</text:p>
          </table:table-cell>
          <table:table-cell/>
          <table:table-cell table:style-name="ce10" table:formula="of:=[.D52]+[.D$3]" office:value-type="float" office:value="-0.103279555899998" calcext:value-type="float">
            <text:p>-0.103279555899998</text:p>
          </table:table-cell>
          <table:table-cell table:style-name="ce7" table:formula="of:=COM.MICROSOFT.T.DIST([.D53];[$'Probabilidades y cuantiles'.D$17];0)" office:value-type="float" office:value="0.3771875361" calcext:value-type="float">
            <text:p>0.3771875361</text:p>
          </table:table-cell>
          <table:table-cell/>
          <table:table-cell table:style-name="ce4" table:formula="of:=[.G52]+[.G51]" office:value-type="float" office:value="143714646.728997" calcext:value-type="float">
            <text:p>143714646.728997</text:p>
          </table:table-cell>
          <table:table-cell table:style-name="ce7" table:formula="of:=COM.MICROSOFT.CHISQ.DIST([.G53];[$'Probabilidades y cuantiles'.D$31];0)" office:value-type="float" office:value="0" calcext:value-type="float">
            <text:p>0</text:p>
          </table:table-cell>
          <table:table-cell/>
          <table:table-cell table:style-name="ce7" table:formula="of:=[.J52]+[.J$5]" office:value-type="float" office:value="1.52496992124" calcext:value-type="float">
            <text:p>1.52496992124</text:p>
          </table:table-cell>
          <table:table-cell table:style-name="ce7" table:formula="of:=FDIST([.J53];[.J$3];[.J$4];0)" office:value-type="float" office:value="0.34835738795182" calcext:value-type="float">
            <text:p>0.34835738795182</text:p>
          </table:table-cell>
          <table:table-cell table:number-columns-repeated="1013"/>
        </table:table-row>
        <table:table-row table:style-name="ro2">
          <table:table-cell table:style-name="ce7" table:formula="of:=[.A53]+[.A$3]" office:value-type="float" office:value="2.47024622979097E-015" calcext:value-type="float">
            <text:p>2.47024622979097E-15</text:p>
          </table:table-cell>
          <table:table-cell table:style-name="ce7" table:formula="of:=NORMDIST([.A54];[$'Probabilidades y cuantiles'.D$3];[$'Probabilidades y cuantiles'.D$4];0)" office:value-type="float" office:value="0.3989422804" calcext:value-type="float">
            <text:p>0.3989422804</text:p>
          </table:table-cell>
          <table:table-cell/>
          <table:table-cell table:style-name="ce10" table:formula="of:=[.D53]+[.D$3]" office:value-type="float" office:value="2.19269047363468E-015" calcext:value-type="float">
            <text:p>2.19269047363468E-15</text:p>
          </table:table-cell>
          <table:table-cell table:style-name="ce7" table:formula="of:=COM.MICROSOFT.T.DIST([.D54];[$'Probabilidades y cuantiles'.D$17];0)" office:value-type="float" office:value="0.3796066898" calcext:value-type="float">
            <text:p>0.3796066898</text:p>
          </table:table-cell>
          <table:table-cell/>
          <table:table-cell table:style-name="ce4" table:formula="of:=[.G53]+[.G52]" office:value-type="float" office:value="232535183.088701" calcext:value-type="float">
            <text:p>232535183.088701</text:p>
          </table:table-cell>
          <table:table-cell table:style-name="ce7" table:formula="of:=COM.MICROSOFT.CHISQ.DIST([.G54];[$'Probabilidades y cuantiles'.D$31];0)" office:value-type="float" office:value="0" calcext:value-type="float">
            <text:p>0</text:p>
          </table:table-cell>
          <table:table-cell/>
          <table:table-cell table:style-name="ce7" table:formula="of:=[.J53]+[.J$5]" office:value-type="float" office:value="1.55240621638" calcext:value-type="float">
            <text:p>1.55240621638</text:p>
          </table:table-cell>
          <table:table-cell table:style-name="ce7" table:formula="of:=FDIST([.J54];[.J$3];[.J$4];0)" office:value-type="float" office:value="0.331508895638001" calcext:value-type="float">
            <text:p>0.331508895638001</text:p>
          </table:table-cell>
          <table:table-cell table:number-columns-repeated="1013"/>
        </table:table-row>
        <table:table-row table:style-name="ro2">
          <table:table-cell table:style-name="ce7" table:formula="of:=[.A54]+[.A$3]" office:value-type="float" office:value="0.0800000000000025" calcext:value-type="float">
            <text:p>0.080000000000003</text:p>
          </table:table-cell>
          <table:table-cell table:style-name="ce7" table:formula="of:=NORMDIST([.A55];[$'Probabilidades y cuantiles'.D$3];[$'Probabilidades y cuantiles'.D$4];0)" office:value-type="float" office:value="0.3976677055" calcext:value-type="float">
            <text:p>0.3976677055</text:p>
          </table:table-cell>
          <table:table-cell/>
          <table:table-cell table:style-name="ce10" table:formula="of:=[.D54]+[.D$3]" office:value-type="float" office:value="0.103279555900002" calcext:value-type="float">
            <text:p>0.103279555900002</text:p>
          </table:table-cell>
          <table:table-cell table:style-name="ce7" table:formula="of:=COM.MICROSOFT.T.DIST([.D55];[$'Probabilidades y cuantiles'.D$17];0)" office:value-type="float" office:value="0.3771875361" calcext:value-type="float">
            <text:p>0.3771875361</text:p>
          </table:table-cell>
          <table:table-cell/>
          <table:table-cell table:style-name="ce4" table:formula="of:=[.G54]+[.G53]" office:value-type="float" office:value="376249829.817699" calcext:value-type="float">
            <text:p>376249829.817699</text:p>
          </table:table-cell>
          <table:table-cell table:style-name="ce7" table:formula="of:=COM.MICROSOFT.CHISQ.DIST([.G55];[$'Probabilidades y cuantiles'.D$31];0)" office:value-type="float" office:value="0" calcext:value-type="float">
            <text:p>0</text:p>
          </table:table-cell>
          <table:table-cell/>
          <table:table-cell table:style-name="ce7" table:formula="of:=[.J54]+[.J$5]" office:value-type="float" office:value="1.57984251152" calcext:value-type="float">
            <text:p>1.57984251152</text:p>
          </table:table-cell>
          <table:table-cell table:style-name="ce7" table:formula="of:=FDIST([.J55];[.J$3];[.J$4];0)" office:value-type="float" office:value="0.315310295267688" calcext:value-type="float">
            <text:p>0.315310295267688</text:p>
          </table:table-cell>
          <table:table-cell table:number-columns-repeated="1013"/>
        </table:table-row>
        <table:table-row table:style-name="ro2">
          <table:table-cell table:style-name="ce7" table:formula="of:=[.A55]+[.A$3]" office:value-type="float" office:value="0.160000000000002" calcext:value-type="float">
            <text:p>0.160000000000002</text:p>
          </table:table-cell>
          <table:table-cell table:style-name="ce7" table:formula="of:=NORMDIST([.A56];[$'Probabilidades y cuantiles'.D$3];[$'Probabilidades y cuantiles'.D$4];0)" office:value-type="float" office:value="0.3938683616" calcext:value-type="float">
            <text:p>0.3938683616</text:p>
          </table:table-cell>
          <table:table-cell/>
          <table:table-cell table:style-name="ce10" table:formula="of:=[.D55]+[.D$3]" office:value-type="float" office:value="0.206559111800002" calcext:value-type="float">
            <text:p>0.206559111800002</text:p>
          </table:table-cell>
          <table:table-cell table:style-name="ce7" table:formula="of:=COM.MICROSOFT.T.DIST([.D56];[$'Probabilidades y cuantiles'.D$17];0)" office:value-type="float" office:value="0.3700522823" calcext:value-type="float">
            <text:p>0.3700522823</text:p>
          </table:table-cell>
          <table:table-cell/>
          <table:table-cell table:style-name="ce4" table:formula="of:=[.G55]+[.G54]" office:value-type="float" office:value="608785012.9064" calcext:value-type="float">
            <text:p>608785012.9064</text:p>
          </table:table-cell>
          <table:table-cell table:style-name="ce7" table:formula="of:=COM.MICROSOFT.CHISQ.DIST([.G56];[$'Probabilidades y cuantiles'.D$31];0)" office:value-type="float" office:value="0" calcext:value-type="float">
            <text:p>0</text:p>
          </table:table-cell>
          <table:table-cell/>
          <table:table-cell table:style-name="ce7" table:formula="of:=[.J55]+[.J$5]" office:value-type="float" office:value="1.60727880666" calcext:value-type="float">
            <text:p>1.60727880666</text:p>
          </table:table-cell>
          <table:table-cell table:style-name="ce7" table:formula="of:=FDIST([.J56];[.J$3];[.J$4];0)" office:value-type="float" office:value="0.299756658436641" calcext:value-type="float">
            <text:p>0.299756658436641</text:p>
          </table:table-cell>
          <table:table-cell table:number-columns-repeated="1013"/>
        </table:table-row>
        <table:table-row table:style-name="ro2">
          <table:table-cell table:style-name="ce7" table:formula="of:=[.A56]+[.A$3]" office:value-type="float" office:value="0.240000000000002" calcext:value-type="float">
            <text:p>0.240000000000002</text:p>
          </table:table-cell>
          <table:table-cell table:style-name="ce7" table:formula="of:=NORMDIST([.A57];[$'Probabilidades y cuantiles'.D$3];[$'Probabilidades y cuantiles'.D$4];0)" office:value-type="float" office:value="0.3876166151" calcext:value-type="float">
            <text:p>0.3876166151</text:p>
          </table:table-cell>
          <table:table-cell/>
          <table:table-cell table:style-name="ce10" table:formula="of:=[.D56]+[.D$3]" office:value-type="float" office:value="0.309838667700002" calcext:value-type="float">
            <text:p>0.309838667700002</text:p>
          </table:table-cell>
          <table:table-cell table:style-name="ce7" table:formula="of:=COM.MICROSOFT.T.DIST([.D57];[$'Probabilidades y cuantiles'.D$17];0)" office:value-type="float" office:value="0.3585548591" calcext:value-type="float">
            <text:p>0.3585548591</text:p>
          </table:table-cell>
          <table:table-cell/>
          <table:table-cell table:style-name="ce4" table:formula="of:=[.G56]+[.G55]" office:value-type="float" office:value="985034842.724099" calcext:value-type="float">
            <text:p>985034842.724099</text:p>
          </table:table-cell>
          <table:table-cell table:style-name="ce7" table:formula="of:=COM.MICROSOFT.CHISQ.DIST([.G57];[$'Probabilidades y cuantiles'.D$31];0)" office:value-type="float" office:value="0" calcext:value-type="float">
            <text:p>0</text:p>
          </table:table-cell>
          <table:table-cell/>
          <table:table-cell table:style-name="ce7" table:formula="of:=[.J56]+[.J$5]" office:value-type="float" office:value="1.6347151018" calcext:value-type="float">
            <text:p>1.6347151018</text:p>
          </table:table-cell>
          <table:table-cell table:style-name="ce7" table:formula="of:=FDIST([.J57];[.J$3];[.J$4];0)" office:value-type="float" office:value="0.284840203271948" calcext:value-type="float">
            <text:p>0.284840203271948</text:p>
          </table:table-cell>
          <table:table-cell table:number-columns-repeated="1013"/>
        </table:table-row>
        <table:table-row table:style-name="ro2">
          <table:table-cell table:style-name="ce7" table:formula="of:=[.A57]+[.A$3]" office:value-type="float" office:value="0.320000000000002" calcext:value-type="float">
            <text:p>0.320000000000002</text:p>
          </table:table-cell>
          <table:table-cell table:style-name="ce7" table:formula="of:=NORMDIST([.A58];[$'Probabilidades y cuantiles'.D$3];[$'Probabilidades y cuantiles'.D$4];0)" office:value-type="float" office:value="0.3790305262" calcext:value-type="float">
            <text:p>0.3790305262</text:p>
          </table:table-cell>
          <table:table-cell/>
          <table:table-cell table:style-name="ce10" table:formula="of:=[.D57]+[.D$3]" office:value-type="float" office:value="0.413118223600002" calcext:value-type="float">
            <text:p>0.413118223600002</text:p>
          </table:table-cell>
          <table:table-cell table:style-name="ce7" table:formula="of:=COM.MICROSOFT.T.DIST([.D58];[$'Probabilidades y cuantiles'.D$17];0)" office:value-type="float" office:value="0.3432450211" calcext:value-type="float">
            <text:p>0.3432450211</text:p>
          </table:table-cell>
          <table:table-cell/>
          <table:table-cell table:style-name="ce4" table:formula="of:=[.G57]+[.G56]" office:value-type="float" office:value="1593819855.6305" calcext:value-type="float">
            <text:p>1593819855.6305</text:p>
          </table:table-cell>
          <table:table-cell table:style-name="ce7" table:formula="of:=COM.MICROSOFT.CHISQ.DIST([.G58];[$'Probabilidades y cuantiles'.D$31];0)" office:value-type="float" office:value="0" calcext:value-type="float">
            <text:p>0</text:p>
          </table:table-cell>
          <table:table-cell/>
          <table:table-cell table:style-name="ce7" table:formula="of:=[.J57]+[.J$5]" office:value-type="float" office:value="1.66215139694" calcext:value-type="float">
            <text:p>1.66215139694</text:p>
          </table:table-cell>
          <table:table-cell table:style-name="ce7" table:formula="of:=FDIST([.J58];[.J$3];[.J$4];0)" office:value-type="float" office:value="0.270550732060192" calcext:value-type="float">
            <text:p>0.270550732060192</text:p>
          </table:table-cell>
          <table:table-cell table:number-columns-repeated="1013"/>
        </table:table-row>
        <table:table-row table:style-name="ro2">
          <table:table-cell table:style-name="ce7" table:formula="of:=[.A58]+[.A$3]" office:value-type="float" office:value="0.400000000000003" calcext:value-type="float">
            <text:p>0.400000000000003</text:p>
          </table:table-cell>
          <table:table-cell table:style-name="ce7" table:formula="of:=NORMDIST([.A59];[$'Probabilidades y cuantiles'.D$3];[$'Probabilidades y cuantiles'.D$4];0)" office:value-type="float" office:value="0.3682701403" calcext:value-type="float">
            <text:p>0.3682701403</text:p>
          </table:table-cell>
          <table:table-cell/>
          <table:table-cell table:style-name="ce10" table:formula="of:=[.D58]+[.D$3]" office:value-type="float" office:value="0.516397779500002" calcext:value-type="float">
            <text:p>0.516397779500002</text:p>
          </table:table-cell>
          <table:table-cell table:style-name="ce7" table:formula="of:=COM.MICROSOFT.T.DIST([.D59];[$'Probabilidades y cuantiles'.D$17];0)" office:value-type="float" office:value="0.3248152221" calcext:value-type="float">
            <text:p>0.3248152221</text:p>
          </table:table-cell>
          <table:table-cell/>
          <table:table-cell table:style-name="ce4" table:formula="of:=[.G58]+[.G57]" office:value-type="float" office:value="2578854698.3546" calcext:value-type="float">
            <text:p>2578854698.3546</text:p>
          </table:table-cell>
          <table:table-cell table:style-name="ce7" table:formula="of:=COM.MICROSOFT.CHISQ.DIST([.G59];[$'Probabilidades y cuantiles'.D$31];0)" office:value-type="float" office:value="0" calcext:value-type="float">
            <text:p>0</text:p>
          </table:table-cell>
          <table:table-cell/>
          <table:table-cell table:style-name="ce7" table:formula="of:=[.J58]+[.J$5]" office:value-type="float" office:value="1.68958769208" calcext:value-type="float">
            <text:p>1.68958769208</text:p>
          </table:table-cell>
          <table:table-cell table:style-name="ce7" table:formula="of:=FDIST([.J59];[.J$3];[.J$4];0)" office:value-type="float" office:value="0.256876024590745" calcext:value-type="float">
            <text:p>0.256876024590745</text:p>
          </table:table-cell>
          <table:table-cell table:number-columns-repeated="1013"/>
        </table:table-row>
        <table:table-row table:style-name="ro2">
          <table:table-cell table:style-name="ce7" table:formula="of:=[.A59]+[.A$3]" office:value-type="float" office:value="0.480000000000003" calcext:value-type="float">
            <text:p>0.480000000000003</text:p>
          </table:table-cell>
          <table:table-cell table:style-name="ce7" table:formula="of:=NORMDIST([.A60];[$'Probabilidades y cuantiles'.D$3];[$'Probabilidades y cuantiles'.D$4];0)" office:value-type="float" office:value="0.3555325285" calcext:value-type="float">
            <text:p>0.3555325285</text:p>
          </table:table-cell>
          <table:table-cell/>
          <table:table-cell table:style-name="ce10" table:formula="of:=[.D59]+[.D$3]" office:value-type="float" office:value="0.619677335400002" calcext:value-type="float">
            <text:p>0.619677335400002</text:p>
          </table:table-cell>
          <table:table-cell table:style-name="ce7" table:formula="of:=COM.MICROSOFT.T.DIST([.D60];[$'Probabilidades y cuantiles'.D$17];0)" office:value-type="float" office:value="0.3040385949" calcext:value-type="float">
            <text:p>0.3040385949</text:p>
          </table:table-cell>
          <table:table-cell/>
          <table:table-cell table:style-name="ce4" table:formula="of:=[.G59]+[.G58]" office:value-type="float" office:value="4172674553.9851" calcext:value-type="float">
            <text:p>4172674553.9851</text:p>
          </table:table-cell>
          <table:table-cell table:style-name="ce7" table:formula="of:=COM.MICROSOFT.CHISQ.DIST([.G60];[$'Probabilidades y cuantiles'.D$31];0)" office:value-type="float" office:value="0" calcext:value-type="float">
            <text:p>0</text:p>
          </table:table-cell>
          <table:table-cell/>
          <table:table-cell table:style-name="ce7" table:formula="of:=[.J59]+[.J$5]" office:value-type="float" office:value="1.71702398722" calcext:value-type="float">
            <text:p>1.71702398722</text:p>
          </table:table-cell>
          <table:table-cell table:style-name="ce7" table:formula="of:=FDIST([.J60];[.J$3];[.J$4];0)" office:value-type="float" office:value="0.243802190272775" calcext:value-type="float">
            <text:p>0.243802190272775</text:p>
          </table:table-cell>
          <table:table-cell table:number-columns-repeated="1013"/>
        </table:table-row>
        <table:table-row table:style-name="ro2">
          <table:table-cell table:style-name="ce7" table:formula="of:=[.A60]+[.A$3]" office:value-type="float" office:value="0.560000000000002" calcext:value-type="float">
            <text:p>0.560000000000002</text:p>
          </table:table-cell>
          <table:table-cell table:style-name="ce7" table:formula="of:=NORMDIST([.A61];[$'Probabilidades y cuantiles'.D$3];[$'Probabilidades y cuantiles'.D$4];0)" office:value-type="float" office:value="0.3410457886" calcext:value-type="float">
            <text:p>0.3410457886</text:p>
          </table:table-cell>
          <table:table-cell/>
          <table:table-cell table:style-name="ce10" table:formula="of:=[.D60]+[.D$3]" office:value-type="float" office:value="0.722956891300002" calcext:value-type="float">
            <text:p>0.722956891300002</text:p>
          </table:table-cell>
          <table:table-cell table:style-name="ce7" table:formula="of:=COM.MICROSOFT.T.DIST([.D61];[$'Probabilidades y cuantiles'.D$17];0)" office:value-type="float" office:value="0.2817068302" calcext:value-type="float">
            <text:p>0.2817068302</text:p>
          </table:table-cell>
          <table:table-cell/>
          <table:table-cell table:style-name="ce4" table:formula="of:=[.G60]+[.G59]" office:value-type="float" office:value="6751529252.33969" calcext:value-type="float">
            <text:p>6751529252.33969</text:p>
          </table:table-cell>
          <table:table-cell table:style-name="ce7" table:formula="of:=COM.MICROSOFT.CHISQ.DIST([.G61];[$'Probabilidades y cuantiles'.D$31];0)" office:value-type="float" office:value="0" calcext:value-type="float">
            <text:p>0</text:p>
          </table:table-cell>
          <table:table-cell/>
          <table:table-cell table:style-name="ce7" table:formula="of:=[.J60]+[.J$5]" office:value-type="float" office:value="1.74446028236" calcext:value-type="float">
            <text:p>1.74446028236</text:p>
          </table:table-cell>
          <table:table-cell table:style-name="ce7" table:formula="of:=FDIST([.J61];[.J$3];[.J$4];0)" office:value-type="float" office:value="0.231313982073548" calcext:value-type="float">
            <text:p>0.231313982073548</text:p>
          </table:table-cell>
          <table:table-cell table:number-columns-repeated="1013"/>
        </table:table-row>
        <table:table-row table:style-name="ro2">
          <table:table-cell table:style-name="ce7" table:formula="of:=[.A61]+[.A$3]" office:value-type="float" office:value="0.640000000000002" calcext:value-type="float">
            <text:p>0.640000000000002</text:p>
          </table:table-cell>
          <table:table-cell table:style-name="ce7" table:formula="of:=NORMDIST([.A62];[$'Probabilidades y cuantiles'.D$3];[$'Probabilidades y cuantiles'.D$4];0)" office:value-type="float" office:value="0.3250622641" calcext:value-type="float">
            <text:p>0.3250622641</text:p>
          </table:table-cell>
          <table:table-cell/>
          <table:table-cell table:style-name="ce10" table:formula="of:=[.D61]+[.D$3]" office:value-type="float" office:value="0.826236447200002" calcext:value-type="float">
            <text:p>0.826236447200002</text:p>
          </table:table-cell>
          <table:table-cell table:style-name="ce7" table:formula="of:=COM.MICROSOFT.T.DIST([.D62];[$'Probabilidades y cuantiles'.D$17];0)" office:value-type="float" office:value="0.258575471" calcext:value-type="float">
            <text:p>0.258575471</text:p>
          </table:table-cell>
          <table:table-cell/>
          <table:table-cell table:style-name="ce4" table:formula="of:=[.G61]+[.G60]" office:value-type="float" office:value="10924203806.3248" calcext:value-type="float">
            <text:p>10924203806.3248</text:p>
          </table:table-cell>
          <table:table-cell table:style-name="ce7" table:formula="of:=COM.MICROSOFT.CHISQ.DIST([.G62];[$'Probabilidades y cuantiles'.D$31];0)" office:value-type="float" office:value="0" calcext:value-type="float">
            <text:p>0</text:p>
          </table:table-cell>
          <table:table-cell/>
          <table:table-cell table:style-name="ce7" table:formula="of:=[.J61]+[.J$5]" office:value-type="float" office:value="1.7718965775" calcext:value-type="float">
            <text:p>1.7718965775</text:p>
          </table:table-cell>
          <table:table-cell table:style-name="ce7" table:formula="of:=FDIST([.J62];[.J$3];[.J$4];0)" office:value-type="float" office:value="0.219395075267701" calcext:value-type="float">
            <text:p>0.219395075267701</text:p>
          </table:table-cell>
          <table:table-cell table:number-columns-repeated="1013"/>
        </table:table-row>
        <table:table-row table:style-name="ro2">
          <table:table-cell table:style-name="ce7" table:formula="of:=[.A62]+[.A$3]" office:value-type="float" office:value="0.720000000000002" calcext:value-type="float">
            <text:p>0.720000000000002</text:p>
          </table:table-cell>
          <table:table-cell table:style-name="ce7" table:formula="of:=NORMDIST([.A63];[$'Probabilidades y cuantiles'.D$3];[$'Probabilidades y cuantiles'.D$4];0)" office:value-type="float" office:value="0.3078512605" calcext:value-type="float">
            <text:p>0.3078512605</text:p>
          </table:table-cell>
          <table:table-cell/>
          <table:table-cell table:style-name="ce10" table:formula="of:=[.D62]+[.D$3]" office:value-type="float" office:value="0.929516003100002" calcext:value-type="float">
            <text:p>0.929516003100002</text:p>
          </table:table-cell>
          <table:table-cell table:style-name="ce7" table:formula="of:=COM.MICROSOFT.T.DIST([.D63];[$'Probabilidades y cuantiles'.D$17];0)" office:value-type="float" office:value="0.2353217045" calcext:value-type="float">
            <text:p>0.2353217045</text:p>
          </table:table-cell>
          <table:table-cell/>
          <table:table-cell table:style-name="ce4" table:formula="of:=[.G62]+[.G61]" office:value-type="float" office:value="17675733058.6645" calcext:value-type="float">
            <text:p>17675733058.6645</text:p>
          </table:table-cell>
          <table:table-cell table:style-name="ce7" table:formula="of:=COM.MICROSOFT.CHISQ.DIST([.G63];[$'Probabilidades y cuantiles'.D$31];0)" office:value-type="float" office:value="0" calcext:value-type="float">
            <text:p>0</text:p>
          </table:table-cell>
          <table:table-cell/>
          <table:table-cell table:style-name="ce7" table:formula="of:=[.J62]+[.J$5]" office:value-type="float" office:value="1.79933287264" calcext:value-type="float">
            <text:p>1.79933287264</text:p>
          </table:table-cell>
          <table:table-cell table:style-name="ce7" table:formula="of:=FDIST([.J63];[.J$3];[.J$4];0)" office:value-type="float" office:value="0.20802831389394" calcext:value-type="float">
            <text:p>0.20802831389394</text:p>
          </table:table-cell>
          <table:table-cell table:number-columns-repeated="1013"/>
        </table:table-row>
        <table:table-row table:style-name="ro2">
          <table:table-cell table:style-name="ce7" table:formula="of:=[.A63]+[.A$3]" office:value-type="float" office:value="0.800000000000002" calcext:value-type="float">
            <text:p>0.800000000000002</text:p>
          </table:table-cell>
          <table:table-cell table:style-name="ce7" table:formula="of:=NORMDIST([.A64];[$'Probabilidades y cuantiles'.D$3];[$'Probabilidades y cuantiles'.D$4];0)" office:value-type="float" office:value="0.2896915528" calcext:value-type="float">
            <text:p>0.2896915528</text:p>
          </table:table-cell>
          <table:table-cell/>
          <table:table-cell table:style-name="ce10" table:formula="of:=[.D63]+[.D$3]" office:value-type="float" office:value="1.032795559" calcext:value-type="float">
            <text:p>1.032795559</text:p>
          </table:table-cell>
          <table:table-cell table:style-name="ce7" table:formula="of:=COM.MICROSOFT.T.DIST([.D64];[$'Probabilidades y cuantiles'.D$17];0)" office:value-type="float" office:value="0.2125168992" calcext:value-type="float">
            <text:p>0.2125168992</text:p>
          </table:table-cell>
          <table:table-cell/>
          <table:table-cell table:style-name="ce4" table:formula="of:=[.G63]+[.G62]" office:value-type="float" office:value="28599936864.9893" calcext:value-type="float">
            <text:p>28599936864.9893</text:p>
          </table:table-cell>
          <table:table-cell table:style-name="ce7" table:formula="of:=COM.MICROSOFT.CHISQ.DIST([.G64];[$'Probabilidades y cuantiles'.D$31];0)" office:value-type="float" office:value="0" calcext:value-type="float">
            <text:p>0</text:p>
          </table:table-cell>
          <table:table-cell/>
          <table:table-cell table:style-name="ce7" table:formula="of:=[.J63]+[.J$5]" office:value-type="float" office:value="1.82676916778" calcext:value-type="float">
            <text:p>1.82676916778</text:p>
          </table:table-cell>
          <table:table-cell table:style-name="ce7" table:formula="of:=FDIST([.J64];[.J$3];[.J$4];0)" office:value-type="float" office:value="0.19719592769664" calcext:value-type="float">
            <text:p>0.19719592769664</text:p>
          </table:table-cell>
          <table:table-cell table:number-columns-repeated="1013"/>
        </table:table-row>
        <table:table-row table:style-name="ro2">
          <table:table-cell table:style-name="ce7" table:formula="of:=[.A64]+[.A$3]" office:value-type="float" office:value="0.880000000000002" calcext:value-type="float">
            <text:p>0.880000000000002</text:p>
          </table:table-cell>
          <table:table-cell table:style-name="ce7" table:formula="of:=NORMDIST([.A65];[$'Probabilidades y cuantiles'.D$3];[$'Probabilidades y cuantiles'.D$4];0)" office:value-type="float" office:value="0.2708639718" calcext:value-type="float">
            <text:p>0.2708639718</text:p>
          </table:table-cell>
          <table:table-cell/>
          <table:table-cell table:style-name="ce10" table:formula="of:=[.D64]+[.D$3]" office:value-type="float" office:value="1.1360751149" calcext:value-type="float">
            <text:p>1.1360751149</text:p>
          </table:table-cell>
          <table:table-cell table:style-name="ce7" table:formula="of:=COM.MICROSOFT.T.DIST([.D65];[$'Probabilidades y cuantiles'.D$17];0)" office:value-type="float" office:value="0.1906135856" calcext:value-type="float">
            <text:p>0.1906135856</text:p>
          </table:table-cell>
          <table:table-cell/>
          <table:table-cell table:style-name="ce4" table:formula="of:=[.G64]+[.G63]" office:value-type="float" office:value="46275669923.6538" calcext:value-type="float">
            <text:p>46275669923.6538</text:p>
          </table:table-cell>
          <table:table-cell table:style-name="ce7" table:formula="of:=COM.MICROSOFT.CHISQ.DIST([.G65];[$'Probabilidades y cuantiles'.D$31];0)" office:value-type="float" office:value="0" calcext:value-type="float">
            <text:p>0</text:p>
          </table:table-cell>
          <table:table-cell/>
          <table:table-cell table:style-name="ce7" table:formula="of:=[.J64]+[.J$5]" office:value-type="float" office:value="1.85420546292" calcext:value-type="float">
            <text:p>1.85420546292</text:p>
          </table:table-cell>
          <table:table-cell table:style-name="ce7" table:formula="of:=FDIST([.J65];[.J$3];[.J$4];0)" office:value-type="float" office:value="0.186879722192774" calcext:value-type="float">
            <text:p>0.186879722192774</text:p>
          </table:table-cell>
          <table:table-cell table:number-columns-repeated="1013"/>
        </table:table-row>
        <table:table-row table:style-name="ro2">
          <table:table-cell table:style-name="ce7" table:formula="of:=[.A65]+[.A$3]" office:value-type="float" office:value="0.960000000000002" calcext:value-type="float">
            <text:p>0.960000000000002</text:p>
          </table:table-cell>
          <table:table-cell table:style-name="ce7" table:formula="of:=NORMDIST([.A66];[$'Probabilidades y cuantiles'.D$3];[$'Probabilidades y cuantiles'.D$4];0)" office:value-type="float" office:value="0.2516443411" calcext:value-type="float">
            <text:p>0.2516443411</text:p>
          </table:table-cell>
          <table:table-cell/>
          <table:table-cell table:style-name="ce10" table:formula="of:=[.D65]+[.D$3]" office:value-type="float" office:value="1.2393546708" calcext:value-type="float">
            <text:p>1.2393546708</text:p>
          </table:table-cell>
          <table:table-cell table:style-name="ce7" table:formula="of:=COM.MICROSOFT.T.DIST([.D66];[$'Probabilidades y cuantiles'.D$17];0)" office:value-type="float" office:value="0.169944745" calcext:value-type="float">
            <text:p>0.169944745</text:p>
          </table:table-cell>
          <table:table-cell/>
          <table:table-cell table:style-name="ce4" table:formula="of:=[.G65]+[.G64]" office:value-type="float" office:value="74875606788.643" calcext:value-type="float">
            <text:p>74875606788.643</text:p>
          </table:table-cell>
          <table:table-cell table:style-name="ce7" table:formula="of:=COM.MICROSOFT.CHISQ.DIST([.G66];[$'Probabilidades y cuantiles'.D$31];0)" office:value-type="float" office:value="0" calcext:value-type="float">
            <text:p>0</text:p>
          </table:table-cell>
          <table:table-cell/>
          <table:table-cell table:style-name="ce7" table:formula="of:=[.J65]+[.J$5]" office:value-type="float" office:value="1.88164175806" calcext:value-type="float">
            <text:p>1.88164175806</text:p>
          </table:table-cell>
          <table:table-cell table:style-name="ce7" table:formula="of:=FDIST([.J66];[.J$3];[.J$4];0)" office:value-type="float" office:value="0.177061244355955" calcext:value-type="float">
            <text:p>0.177061244355955</text:p>
          </table:table-cell>
          <table:table-cell table:number-columns-repeated="1013"/>
        </table:table-row>
        <table:table-row table:style-name="ro2">
          <table:table-cell table:style-name="ce7" table:formula="of:=[.A66]+[.A$3]" office:value-type="float" office:value="1.04" calcext:value-type="float">
            <text:p>1.04</text:p>
          </table:table-cell>
          <table:table-cell table:style-name="ce7" table:formula="of:=NORMDIST([.A67];[$'Probabilidades y cuantiles'.D$3];[$'Probabilidades y cuantiles'.D$4];0)" office:value-type="float" office:value="0.2322970047" calcext:value-type="float">
            <text:p>0.2322970047</text:p>
          </table:table-cell>
          <table:table-cell/>
          <table:table-cell table:style-name="ce10" table:formula="of:=[.D66]+[.D$3]" office:value-type="float" office:value="1.3426342267" calcext:value-type="float">
            <text:p>1.3426342267</text:p>
          </table:table-cell>
          <table:table-cell table:style-name="ce7" table:formula="of:=COM.MICROSOFT.T.DIST([.D67];[$'Probabilidades y cuantiles'.D$17];0)" office:value-type="float" office:value="0.1507322902" calcext:value-type="float">
            <text:p>0.1507322902</text:p>
          </table:table-cell>
          <table:table-cell/>
          <table:table-cell table:style-name="ce4" table:formula="of:=[.G66]+[.G65]" office:value-type="float" office:value="121151276712.297" calcext:value-type="float">
            <text:p>121151276712.297</text:p>
          </table:table-cell>
          <table:table-cell table:style-name="ce7" table:formula="of:=COM.MICROSOFT.CHISQ.DIST([.G67];[$'Probabilidades y cuantiles'.D$31];0)" office:value-type="float" office:value="0" calcext:value-type="float">
            <text:p>0</text:p>
          </table:table-cell>
          <table:table-cell/>
          <table:table-cell table:style-name="ce7" table:formula="of:=[.J66]+[.J$5]" office:value-type="float" office:value="1.9090780532" calcext:value-type="float">
            <text:p>1.9090780532</text:p>
          </table:table-cell>
          <table:table-cell table:style-name="ce7" table:formula="of:=FDIST([.J67];[.J$3];[.J$4];0)" office:value-type="float" office:value="0.167721926254057" calcext:value-type="float">
            <text:p>0.167721926254057</text:p>
          </table:table-cell>
          <table:table-cell table:number-columns-repeated="1013"/>
        </table:table-row>
        <table:table-row table:style-name="ro2">
          <table:table-cell table:style-name="ce7" table:formula="of:=[.A67]+[.A$3]" office:value-type="float" office:value="1.12" calcext:value-type="float">
            <text:p>1.12</text:p>
          </table:table-cell>
          <table:table-cell table:style-name="ce7" table:formula="of:=NORMDIST([.A68];[$'Probabilidades y cuantiles'.D$3];[$'Probabilidades y cuantiles'.D$4];0)" office:value-type="float" office:value="0.2130691468" calcext:value-type="float">
            <text:p>0.2130691468</text:p>
          </table:table-cell>
          <table:table-cell/>
          <table:table-cell table:style-name="ce10" table:formula="of:=[.D67]+[.D$3]" office:value-type="float" office:value="1.4459137826" calcext:value-type="float">
            <text:p>1.4459137826</text:p>
          </table:table-cell>
          <table:table-cell table:style-name="ce7" table:formula="of:=COM.MICROSOFT.T.DIST([.D68];[$'Probabilidades y cuantiles'.D$17];0)" office:value-type="float" office:value="0.1331014117" calcext:value-type="float">
            <text:p>0.1331014117</text:p>
          </table:table-cell>
          <table:table-cell/>
          <table:table-cell table:style-name="ce4" table:formula="of:=[.G67]+[.G66]" office:value-type="float" office:value="196026883500.94" calcext:value-type="float">
            <text:p>196026883500.94</text:p>
          </table:table-cell>
          <table:table-cell table:style-name="ce7" table:formula="of:=COM.MICROSOFT.CHISQ.DIST([.G68];[$'Probabilidades y cuantiles'.D$31];0)" office:value-type="float" office:value="0" calcext:value-type="float">
            <text:p>0</text:p>
          </table:table-cell>
          <table:table-cell/>
          <table:table-cell table:style-name="ce7" table:formula="of:=[.J67]+[.J$5]" office:value-type="float" office:value="1.93651434834" calcext:value-type="float">
            <text:p>1.93651434834</text:p>
          </table:table-cell>
          <table:table-cell table:style-name="ce7" table:formula="of:=FDIST([.J68];[.J$3];[.J$4];0)" office:value-type="float" office:value="0.158843208818993" calcext:value-type="float">
            <text:p>0.158843208818993</text:p>
          </table:table-cell>
          <table:table-cell table:number-columns-repeated="1013"/>
        </table:table-row>
        <table:table-row table:style-name="ro2">
          <table:table-cell table:style-name="ce7" table:formula="of:=[.A68]+[.A$3]" office:value-type="float" office:value="1.2" calcext:value-type="float">
            <text:p>1.2</text:p>
          </table:table-cell>
          <table:table-cell table:style-name="ce7" table:formula="of:=NORMDIST([.A69];[$'Probabilidades y cuantiles'.D$3];[$'Probabilidades y cuantiles'.D$4];0)" office:value-type="float" office:value="0.194186055" calcext:value-type="float">
            <text:p>0.194186055</text:p>
          </table:table-cell>
          <table:table-cell/>
          <table:table-cell table:style-name="ce10" table:formula="of:=[.D68]+[.D$3]" office:value-type="float" office:value="1.5491933385" calcext:value-type="float">
            <text:p>1.5491933385</text:p>
          </table:table-cell>
          <table:table-cell table:style-name="ce7" table:formula="of:=COM.MICROSOFT.T.DIST([.D69];[$'Probabilidades y cuantiles'.D$17];0)" office:value-type="float" office:value="0.1170977934" calcext:value-type="float">
            <text:p>0.1170977934</text:p>
          </table:table-cell>
          <table:table-cell/>
          <table:table-cell table:style-name="ce4" table:formula="of:=[.G68]+[.G67]" office:value-type="float" office:value="317178160213.237" calcext:value-type="float">
            <text:p>317178160213.237</text:p>
          </table:table-cell>
          <table:table-cell table:style-name="ce7" table:formula="of:=COM.MICROSOFT.CHISQ.DIST([.G69];[$'Probabilidades y cuantiles'.D$31];0)" office:value-type="float" office:value="0" calcext:value-type="float">
            <text:p>0</text:p>
          </table:table-cell>
          <table:table-cell/>
          <table:table-cell table:style-name="ce7" table:formula="of:=[.J68]+[.J$5]" office:value-type="float" office:value="1.96395064348" calcext:value-type="float">
            <text:p>1.96395064348</text:p>
          </table:table-cell>
          <table:table-cell table:style-name="ce7" table:formula="of:=FDIST([.J69];[.J$3];[.J$4];0)" office:value-type="float" office:value="0.150406647769892" calcext:value-type="float">
            <text:p>0.150406647769892</text:p>
          </table:table-cell>
          <table:table-cell table:number-columns-repeated="1013"/>
        </table:table-row>
        <table:table-row table:style-name="ro2">
          <table:table-cell table:style-name="ce7" table:formula="of:=[.A69]+[.A$3]" office:value-type="float" office:value="1.28" calcext:value-type="float">
            <text:p>1.28</text:p>
          </table:table-cell>
          <table:table-cell table:style-name="ce7" table:formula="of:=NORMDIST([.A70];[$'Probabilidades y cuantiles'.D$3];[$'Probabilidades y cuantiles'.D$4];0)" office:value-type="float" office:value="0.1758474303" calcext:value-type="float">
            <text:p>0.1758474303</text:p>
          </table:table-cell>
          <table:table-cell/>
          <table:table-cell table:style-name="ce10" table:formula="of:=[.D69]+[.D$3]" office:value-type="float" office:value="1.6524728944" calcext:value-type="float">
            <text:p>1.6524728944</text:p>
          </table:table-cell>
          <table:table-cell table:style-name="ce7" table:formula="of:=COM.MICROSOFT.T.DIST([.D70];[$'Probabilidades y cuantiles'.D$17];0)" office:value-type="float" office:value="0.1027053407" calcext:value-type="float">
            <text:p>0.1027053407</text:p>
          </table:table-cell>
          <table:table-cell/>
          <table:table-cell table:style-name="ce4" table:formula="of:=[.G69]+[.G68]" office:value-type="float" office:value="513205043714.176" calcext:value-type="float">
            <text:p>513205043714.176</text:p>
          </table:table-cell>
          <table:table-cell table:style-name="ce7" table:formula="of:=COM.MICROSOFT.CHISQ.DIST([.G70];[$'Probabilidades y cuantiles'.D$31];0)" office:value-type="float" office:value="0" calcext:value-type="float">
            <text:p>0</text:p>
          </table:table-cell>
          <table:table-cell/>
          <table:table-cell table:style-name="ce7" table:formula="of:=[.J69]+[.J$5]" office:value-type="float" office:value="1.99138693862" calcext:value-type="float">
            <text:p>1.99138693862</text:p>
          </table:table-cell>
          <table:table-cell table:style-name="ce7" table:formula="of:=FDIST([.J70];[.J$3];[.J$4];0)" office:value-type="float" office:value="0.142394003556535" calcext:value-type="float">
            <text:p>0.142394003556535</text:p>
          </table:table-cell>
          <table:table-cell table:number-columns-repeated="1013"/>
        </table:table-row>
        <table:table-row table:style-name="ro2">
          <table:table-cell table:style-name="ce7" table:formula="of:=[.A70]+[.A$3]" office:value-type="float" office:value="1.36" calcext:value-type="float">
            <text:p>1.36</text:p>
          </table:table-cell>
          <table:table-cell table:style-name="ce7" table:formula="of:=NORMDIST([.A71];[$'Probabilidades y cuantiles'.D$3];[$'Probabilidades y cuantiles'.D$4];0)" office:value-type="float" office:value="0.1582247904" calcext:value-type="float">
            <text:p>0.1582247904</text:p>
          </table:table-cell>
          <table:table-cell/>
          <table:table-cell table:style-name="ce10" table:formula="of:=[.D70]+[.D$3]" office:value-type="float" office:value="1.7557524503" calcext:value-type="float">
            <text:p>1.7557524503</text:p>
          </table:table-cell>
          <table:table-cell table:style-name="ce7" table:formula="of:=COM.MICROSOFT.T.DIST([.D71];[$'Probabilidades y cuantiles'.D$17];0)" office:value-type="float" office:value="0.08986278304" calcext:value-type="float">
            <text:p>0.08986278304</text:p>
          </table:table-cell>
          <table:table-cell/>
          <table:table-cell table:style-name="ce4" table:formula="of:=[.G70]+[.G69]" office:value-type="float" office:value="830383203927.413" calcext:value-type="float">
            <text:p>830383203927.413</text:p>
          </table:table-cell>
          <table:table-cell table:style-name="ce7" table:formula="of:=COM.MICROSOFT.CHISQ.DIST([.G71];[$'Probabilidades y cuantiles'.D$31];0)" office:value-type="float" office:value="0" calcext:value-type="float">
            <text:p>0</text:p>
          </table:table-cell>
          <table:table-cell/>
          <table:table-cell table:style-name="ce7" table:formula="of:=[.J70]+[.J$5]" office:value-type="float" office:value="2.01882323376" calcext:value-type="float">
            <text:p>2.01882323376</text:p>
          </table:table-cell>
          <table:table-cell table:style-name="ce7" table:formula="of:=FDIST([.J71];[.J$3];[.J$4];0)" office:value-type="float" office:value="0.134787317040291" calcext:value-type="float">
            <text:p>0.134787317040291</text:p>
          </table:table-cell>
          <table:table-cell table:number-columns-repeated="1013"/>
        </table:table-row>
        <table:table-row table:style-name="ro2">
          <table:table-cell table:style-name="ce7" table:formula="of:=[.A71]+[.A$3]" office:value-type="float" office:value="1.44" calcext:value-type="float">
            <text:p>1.44</text:p>
          </table:table-cell>
          <table:table-cell table:style-name="ce7" table:formula="of:=NORMDIST([.A72];[$'Probabilidades y cuantiles'.D$3];[$'Probabilidades y cuantiles'.D$4];0)" office:value-type="float" office:value="0.1414599652" calcext:value-type="float">
            <text:p>0.1414599652</text:p>
          </table:table-cell>
          <table:table-cell/>
          <table:table-cell table:style-name="ce10" table:formula="of:=[.D71]+[.D$3]" office:value-type="float" office:value="1.8590320062" calcext:value-type="float">
            <text:p>1.8590320062</text:p>
          </table:table-cell>
          <table:table-cell table:style-name="ce7" table:formula="of:=COM.MICROSOFT.T.DIST([.D72];[$'Probabilidades y cuantiles'.D$17];0)" office:value-type="float" office:value="0.07847818449" calcext:value-type="float">
            <text:p>0.07847818449</text:p>
          </table:table-cell>
          <table:table-cell/>
          <table:table-cell table:style-name="ce4" table:formula="of:=[.G71]+[.G70]" office:value-type="float" office:value="1343588247641.59" calcext:value-type="float">
            <text:p>1343588247641.59</text:p>
          </table:table-cell>
          <table:table-cell table:style-name="ce7" table:formula="of:=COM.MICROSOFT.CHISQ.DIST([.G72];[$'Probabilidades y cuantiles'.D$31];0)" office:value-type="float" office:value="0" calcext:value-type="float">
            <text:p>0</text:p>
          </table:table-cell>
          <table:table-cell/>
          <table:table-cell table:style-name="ce7" table:formula="of:=[.J71]+[.J$5]" office:value-type="float" office:value="2.0462595289" calcext:value-type="float">
            <text:p>2.0462595289</text:p>
          </table:table-cell>
          <table:table-cell table:style-name="ce7" table:formula="of:=FDIST([.J72];[.J$3];[.J$4];0)" office:value-type="float" office:value="0.127568972486305" calcext:value-type="float">
            <text:p>0.127568972486305</text:p>
          </table:table-cell>
          <table:table-cell table:number-columns-repeated="1013"/>
        </table:table-row>
        <table:table-row table:style-name="ro2">
          <table:table-cell table:style-name="ce7" table:formula="of:=[.A72]+[.A$3]" office:value-type="float" office:value="1.52" calcext:value-type="float">
            <text:p>1.52</text:p>
          </table:table-cell>
          <table:table-cell table:style-name="ce7" table:formula="of:=NORMDIST([.A73];[$'Probabilidades y cuantiles'.D$3];[$'Probabilidades y cuantiles'.D$4];0)" office:value-type="float" office:value="0.1256646368" calcext:value-type="float">
            <text:p>0.1256646368</text:p>
          </table:table-cell>
          <table:table-cell/>
          <table:table-cell table:style-name="ce10" table:formula="of:=[.D72]+[.D$3]" office:value-type="float" office:value="1.9623115621" calcext:value-type="float">
            <text:p>1.9623115621</text:p>
          </table:table-cell>
          <table:table-cell table:style-name="ce7" table:formula="of:=COM.MICROSOFT.T.DIST([.D73];[$'Probabilidades y cuantiles'.D$17];0)" office:value-type="float" office:value="0.06844093222" calcext:value-type="float">
            <text:p>0.06844093222</text:p>
          </table:table-cell>
          <table:table-cell/>
          <table:table-cell table:style-name="ce4" table:formula="of:=[.G72]+[.G71]" office:value-type="float" office:value="2173971451569" calcext:value-type="float">
            <text:p>2173971451569</text:p>
          </table:table-cell>
          <table:table-cell table:style-name="ce7" table:formula="of:=COM.MICROSOFT.CHISQ.DIST([.G73];[$'Probabilidades y cuantiles'.D$31];0)" office:value-type="float" office:value="0" calcext:value-type="float">
            <text:p>0</text:p>
          </table:table-cell>
          <table:table-cell/>
          <table:table-cell table:style-name="ce7" table:formula="of:=[.J72]+[.J$5]" office:value-type="float" office:value="2.07369582404" calcext:value-type="float">
            <text:p>2.07369582404</text:p>
          </table:table-cell>
          <table:table-cell table:style-name="ce7" table:formula="of:=FDIST([.J73];[.J$3];[.J$4];0)" office:value-type="float" office:value="0.120721749304151" calcext:value-type="float">
            <text:p>0.120721749304151</text:p>
          </table:table-cell>
          <table:table-cell table:number-columns-repeated="1013"/>
        </table:table-row>
        <table:table-row table:style-name="ro2">
          <table:table-cell table:style-name="ce7" table:formula="of:=[.A73]+[.A$3]" office:value-type="float" office:value="1.6" calcext:value-type="float">
            <text:p>1.6</text:p>
          </table:table-cell>
          <table:table-cell table:style-name="ce7" table:formula="of:=NORMDIST([.A74];[$'Probabilidades y cuantiles'.D$3];[$'Probabilidades y cuantiles'.D$4];0)" office:value-type="float" office:value="0.1109208347" calcext:value-type="float">
            <text:p>0.1109208347</text:p>
          </table:table-cell>
          <table:table-cell/>
          <table:table-cell table:style-name="ce10" table:formula="of:=[.D73]+[.D$3]" office:value-type="float" office:value="2.065591118" calcext:value-type="float">
            <text:p>2.065591118</text:p>
          </table:table-cell>
          <table:table-cell table:style-name="ce7" table:formula="of:=COM.MICROSOFT.T.DIST([.D74];[$'Probabilidades y cuantiles'.D$17];0)" office:value-type="float" office:value="0.0596311585" calcext:value-type="float">
            <text:p>0.0596311585</text:p>
          </table:table-cell>
          <table:table-cell/>
          <table:table-cell table:style-name="ce4" table:formula="of:=[.G73]+[.G72]" office:value-type="float" office:value="3517559699210.59" calcext:value-type="float">
            <text:p>3517559699210.59</text:p>
          </table:table-cell>
          <table:table-cell table:style-name="ce7" table:formula="of:=COM.MICROSOFT.CHISQ.DIST([.G74];[$'Probabilidades y cuantiles'.D$31];0)" office:value-type="float" office:value="0" calcext:value-type="float">
            <text:p>0</text:p>
          </table:table-cell>
          <table:table-cell/>
          <table:table-cell table:style-name="ce7" table:formula="of:=[.J73]+[.J$5]" office:value-type="float" office:value="2.10113211918" calcext:value-type="float">
            <text:p>2.10113211918</text:p>
          </table:table-cell>
          <table:table-cell table:style-name="ce7" table:formula="of:=FDIST([.J74];[.J$3];[.J$4];0)" office:value-type="float" office:value="0.114228863845296" calcext:value-type="float">
            <text:p>0.114228863845296</text:p>
          </table:table-cell>
          <table:table-cell table:number-columns-repeated="1013"/>
        </table:table-row>
        <table:table-row table:style-name="ro2">
          <table:table-cell table:style-name="ce7" table:formula="of:=[.A74]+[.A$3]" office:value-type="float" office:value="1.68" calcext:value-type="float">
            <text:p>1.68</text:p>
          </table:table-cell>
          <table:table-cell table:style-name="ce7" table:formula="of:=NORMDIST([.A75];[$'Probabilidades y cuantiles'.D$3];[$'Probabilidades y cuantiles'.D$4];0)" office:value-type="float" office:value="0.09728226933" calcext:value-type="float">
            <text:p>0.09728226933</text:p>
          </table:table-cell>
          <table:table-cell/>
          <table:table-cell table:style-name="ce10" table:formula="of:=[.D74]+[.D$3]" office:value-type="float" office:value="2.1688706739" calcext:value-type="float">
            <text:p>2.1688706739</text:p>
          </table:table-cell>
          <table:table-cell table:style-name="ce7" table:formula="of:=COM.MICROSOFT.T.DIST([.D75];[$'Probabilidades y cuantiles'.D$17];0)" office:value-type="float" office:value="0.05192679365" calcext:value-type="float">
            <text:p>0.05192679365</text:p>
          </table:table-cell>
          <table:table-cell/>
          <table:table-cell table:style-name="ce4" table:formula="of:=[.G74]+[.G73]" office:value-type="float" office:value="5691531150779.59" calcext:value-type="float">
            <text:p>5691531150779.59</text:p>
          </table:table-cell>
          <table:table-cell table:style-name="ce7" table:formula="of:=COM.MICROSOFT.CHISQ.DIST([.G75];[$'Probabilidades y cuantiles'.D$31];0)" office:value-type="float" office:value="0" calcext:value-type="float">
            <text:p>0</text:p>
          </table:table-cell>
          <table:table-cell/>
          <table:table-cell table:style-name="ce7" table:formula="of:=[.J74]+[.J$5]" office:value-type="float" office:value="2.12856841432" calcext:value-type="float">
            <text:p>2.12856841432</text:p>
          </table:table-cell>
          <table:table-cell table:style-name="ce7" table:formula="of:=FDIST([.J75];[.J$3];[.J$4];0)" office:value-type="float" office:value="0.108074002444713" calcext:value-type="float">
            <text:p>0.108074002444713</text:p>
          </table:table-cell>
          <table:table-cell table:number-columns-repeated="1013"/>
        </table:table-row>
        <table:table-row table:style-name="ro2">
          <table:table-cell table:style-name="ce7" table:formula="of:=[.A75]+[.A$3]" office:value-type="float" office:value="1.76" calcext:value-type="float">
            <text:p>1.76</text:p>
          </table:table-cell>
          <table:table-cell table:style-name="ce7" table:formula="of:=NORMDIST([.A76];[$'Probabilidades y cuantiles'.D$3];[$'Probabilidades y cuantiles'.D$4];0)" office:value-type="float" office:value="0.08477636131" calcext:value-type="float">
            <text:p>0.08477636131</text:p>
          </table:table-cell>
          <table:table-cell/>
          <table:table-cell table:style-name="ce10" table:formula="of:=[.D75]+[.D$3]" office:value-type="float" office:value="2.2721502298" calcext:value-type="float">
            <text:p>2.2721502298</text:p>
          </table:table-cell>
          <table:table-cell table:style-name="ce7" table:formula="of:=COM.MICROSOFT.T.DIST([.D76];[$'Probabilidades y cuantiles'.D$17];0)" office:value-type="float" office:value="0.04520857596" calcext:value-type="float">
            <text:p>0.04520857596</text:p>
          </table:table-cell>
          <table:table-cell/>
          <table:table-cell table:style-name="ce4" table:formula="of:=[.G75]+[.G74]" office:value-type="float" office:value="9209090849990.19" calcext:value-type="float">
            <text:p>9209090849990.19</text:p>
          </table:table-cell>
          <table:table-cell table:style-name="ce7" table:formula="of:=COM.MICROSOFT.CHISQ.DIST([.G76];[$'Probabilidades y cuantiles'.D$31];0)" office:value-type="float" office:value="0" calcext:value-type="float">
            <text:p>0</text:p>
          </table:table-cell>
          <table:table-cell/>
          <table:table-cell table:style-name="ce7" table:formula="of:=[.J75]+[.J$5]" office:value-type="float" office:value="2.15600470946" calcext:value-type="float">
            <text:p>2.15600470946</text:p>
          </table:table-cell>
          <table:table-cell table:style-name="ce7" table:formula="of:=FDIST([.J76];[.J$3];[.J$4];0)" office:value-type="float" office:value="0.10224134678111" calcext:value-type="float">
            <text:p>0.10224134678111</text:p>
          </table:table-cell>
          <table:table-cell table:number-columns-repeated="1013"/>
        </table:table-row>
        <table:table-row table:style-name="ro2">
          <table:table-cell table:style-name="ce7" table:formula="of:=[.A76]+[.A$3]" office:value-type="float" office:value="1.84" calcext:value-type="float">
            <text:p>1.84</text:p>
          </table:table-cell>
          <table:table-cell table:style-name="ce7" table:formula="of:=NORMDIST([.A77];[$'Probabilidades y cuantiles'.D$3];[$'Probabilidades y cuantiles'.D$4];0)" office:value-type="float" office:value="0.07340681258" calcext:value-type="float">
            <text:p>0.07340681258</text:p>
          </table:table-cell>
          <table:table-cell/>
          <table:table-cell table:style-name="ce10" table:formula="of:=[.D76]+[.D$3]" office:value-type="float" office:value="2.3754297857" calcext:value-type="float">
            <text:p>2.3754297857</text:p>
          </table:table-cell>
          <table:table-cell table:style-name="ce7" table:formula="of:=COM.MICROSOFT.T.DIST([.D77];[$'Probabilidades y cuantiles'.D$17];0)" office:value-type="float" office:value="0.03936338974" calcext:value-type="float">
            <text:p>0.03936338974</text:p>
          </table:table-cell>
          <table:table-cell/>
          <table:table-cell table:style-name="ce4" table:formula="of:=[.G76]+[.G75]" office:value-type="float" office:value="14900622000769.8" calcext:value-type="float">
            <text:p>14900622000769.8</text:p>
          </table:table-cell>
          <table:table-cell table:style-name="ce7" table:formula="of:=COM.MICROSOFT.CHISQ.DIST([.G77];[$'Probabilidades y cuantiles'.D$31];0)" office:value-type="float" office:value="0" calcext:value-type="float">
            <text:p>0</text:p>
          </table:table-cell>
          <table:table-cell/>
          <table:table-cell table:style-name="ce7" table:formula="of:=[.J76]+[.J$5]" office:value-type="float" office:value="2.1834410046" calcext:value-type="float">
            <text:p>2.1834410046</text:p>
          </table:table-cell>
          <table:table-cell table:style-name="ce7" table:formula="of:=FDIST([.J77];[.J$3];[.J$4];0)" office:value-type="float" office:value="0.0967155925253299" calcext:value-type="float">
            <text:p>0.09671559252533</text:p>
          </table:table-cell>
          <table:table-cell table:number-columns-repeated="1013"/>
        </table:table-row>
        <table:table-row table:style-name="ro2">
          <table:table-cell table:style-name="ce7" table:formula="of:=[.A77]+[.A$3]" office:value-type="float" office:value="1.92" calcext:value-type="float">
            <text:p>1.92</text:p>
          </table:table-cell>
          <table:table-cell table:style-name="ce7" table:formula="of:=NORMDIST([.A78];[$'Probabilidades y cuantiles'.D$3];[$'Probabilidades y cuantiles'.D$4];0)" office:value-type="float" office:value="0.06315656144" calcext:value-type="float">
            <text:p>0.06315656144</text:p>
          </table:table-cell>
          <table:table-cell/>
          <table:table-cell table:style-name="ce10" table:formula="of:=[.D77]+[.D$3]" office:value-type="float" office:value="2.4787093416" calcext:value-type="float">
            <text:p>2.4787093416</text:p>
          </table:table-cell>
          <table:table-cell table:style-name="ce7" table:formula="of:=COM.MICROSOFT.T.DIST([.D78];[$'Probabilidades y cuantiles'.D$17];0)" office:value-type="float" office:value="0.03428629521" calcext:value-type="float">
            <text:p>0.03428629521</text:p>
          </table:table-cell>
          <table:table-cell/>
          <table:table-cell table:style-name="ce4" table:formula="of:=[.G77]+[.G76]" office:value-type="float" office:value="24109712850760" calcext:value-type="float">
            <text:p>24109712850760</text:p>
          </table:table-cell>
          <table:table-cell table:style-name="ce7" table:formula="of:=COM.MICROSOFT.CHISQ.DIST([.G78];[$'Probabilidades y cuantiles'.D$31];0)" office:value-type="float" office:value="0" calcext:value-type="float">
            <text:p>0</text:p>
          </table:table-cell>
          <table:table-cell/>
          <table:table-cell table:style-name="ce7" table:formula="of:=[.J77]+[.J$5]" office:value-type="float" office:value="2.21087729974" calcext:value-type="float">
            <text:p>2.21087729974</text:p>
          </table:table-cell>
          <table:table-cell table:style-name="ce7" table:formula="of:=FDIST([.J78];[.J$3];[.J$4];0)" office:value-type="float" office:value="0.0914819621495229" calcext:value-type="float">
            <text:p>0.091481962149523</text:p>
          </table:table-cell>
          <table:table-cell table:number-columns-repeated="1013"/>
        </table:table-row>
        <table:table-row table:style-name="ro2">
          <table:table-cell table:style-name="ce7" table:formula="of:=[.A78]+[.A$3]" office:value-type="float" office:value="2" calcext:value-type="float">
            <text:p>2</text:p>
          </table:table-cell>
          <table:table-cell table:style-name="ce7" table:formula="of:=NORMDIST([.A79];[$'Probabilidades y cuantiles'.D$3];[$'Probabilidades y cuantiles'.D$4];0)" office:value-type="float" office:value="0.05399096651" calcext:value-type="float">
            <text:p>0.05399096651</text:p>
          </table:table-cell>
          <table:table-cell/>
          <table:table-cell table:style-name="ce10" table:formula="of:=[.D78]+[.D$3]" office:value-type="float" office:value="2.5819888975" calcext:value-type="float">
            <text:p>2.5819888975</text:p>
          </table:table-cell>
          <table:table-cell table:style-name="ce7" table:formula="of:=COM.MICROSOFT.T.DIST([.D79];[$'Probabilidades y cuantiles'.D$17];0)" office:value-type="float" office:value="0.02988157617" calcext:value-type="float">
            <text:p>0.02988157617</text:p>
          </table:table-cell>
          <table:table-cell/>
          <table:table-cell table:style-name="ce4" table:formula="of:=[.G78]+[.G77]" office:value-type="float" office:value="39010334851529.7" calcext:value-type="float">
            <text:p>39010334851529.7</text:p>
          </table:table-cell>
          <table:table-cell table:style-name="ce7" table:formula="of:=COM.MICROSOFT.CHISQ.DIST([.G79];[$'Probabilidades y cuantiles'.D$31];0)" office:value-type="float" office:value="0" calcext:value-type="float">
            <text:p>0</text:p>
          </table:table-cell>
          <table:table-cell/>
          <table:table-cell table:style-name="ce7" table:formula="of:=[.J78]+[.J$5]" office:value-type="float" office:value="2.23831359488" calcext:value-type="float">
            <text:p>2.23831359488</text:p>
          </table:table-cell>
          <table:table-cell table:style-name="ce7" table:formula="of:=FDIST([.J79];[.J$3];[.J$4];0)" office:value-type="float" office:value="0.0865262126802974" calcext:value-type="float">
            <text:p>0.086526212680298</text:p>
          </table:table-cell>
          <table:table-cell table:number-columns-repeated="1013"/>
        </table:table-row>
        <table:table-row table:style-name="ro2">
          <table:table-cell table:style-name="ce7" table:formula="of:=[.A79]+[.A$3]" office:value-type="float" office:value="2.08" calcext:value-type="float">
            <text:p>2.08</text:p>
          </table:table-cell>
          <table:table-cell table:style-name="ce7" table:formula="of:=NORMDIST([.A80];[$'Probabilidades y cuantiles'.D$3];[$'Probabilidades y cuantiles'.D$4];0)" office:value-type="float" office:value="0.04586107627" calcext:value-type="float">
            <text:p>0.04586107627</text:p>
          </table:table-cell>
          <table:table-cell/>
          <table:table-cell table:style-name="ce10" table:formula="of:=[.D79]+[.D$3]" office:value-type="float" office:value="2.6852684534" calcext:value-type="float">
            <text:p>2.6852684534</text:p>
          </table:table-cell>
          <table:table-cell table:style-name="ce7" table:formula="of:=COM.MICROSOFT.T.DIST([.D80];[$'Probabilidades y cuantiles'.D$17];0)" office:value-type="float" office:value="0.02606308036" calcext:value-type="float">
            <text:p>0.02606308036</text:p>
          </table:table-cell>
          <table:table-cell/>
          <table:table-cell table:style-name="ce4" table:formula="of:=[.G79]+[.G78]" office:value-type="float" office:value="63120047702289.7" calcext:value-type="float">
            <text:p>63120047702289.7</text:p>
          </table:table-cell>
          <table:table-cell table:style-name="ce7" table:formula="of:=COM.MICROSOFT.CHISQ.DIST([.G80];[$'Probabilidades y cuantiles'.D$31];0)" office:value-type="float" office:value="0" calcext:value-type="float">
            <text:p>0</text:p>
          </table:table-cell>
          <table:table-cell/>
          <table:table-cell table:style-name="ce7" table:formula="of:=[.J79]+[.J$5]" office:value-type="float" office:value="2.26574989002" calcext:value-type="float">
            <text:p>2.26574989002</text:p>
          </table:table-cell>
          <table:table-cell table:style-name="ce7" table:formula="of:=FDIST([.J80];[.J$3];[.J$4];0)" office:value-type="float" office:value="0.0818346390970384" calcext:value-type="float">
            <text:p>0.081834639097039</text:p>
          </table:table-cell>
          <table:table-cell table:number-columns-repeated="1013"/>
        </table:table-row>
        <table:table-row table:style-name="ro2">
          <table:table-cell table:style-name="ce7" table:formula="of:=[.A80]+[.A$3]" office:value-type="float" office:value="2.16" calcext:value-type="float">
            <text:p>2.16</text:p>
          </table:table-cell>
          <table:table-cell table:style-name="ce7" table:formula="of:=NORMDIST([.A81];[$'Probabilidades y cuantiles'.D$3];[$'Probabilidades y cuantiles'.D$4];0)" office:value-type="float" office:value="0.03870685615" calcext:value-type="float">
            <text:p>0.03870685615</text:p>
          </table:table-cell>
          <table:table-cell/>
          <table:table-cell table:style-name="ce10" table:formula="of:=[.D80]+[.D$3]" office:value-type="float" office:value="2.7885480093" calcext:value-type="float">
            <text:p>2.7885480093</text:p>
          </table:table-cell>
          <table:table-cell table:style-name="ce7" table:formula="of:=COM.MICROSOFT.T.DIST([.D81];[$'Probabilidades y cuantiles'.D$17];0)" office:value-type="float" office:value="0.02275407373" calcext:value-type="float">
            <text:p>0.02275407373</text:p>
          </table:table-cell>
          <table:table-cell/>
          <table:table-cell table:style-name="ce4" table:formula="of:=[.G80]+[.G79]" office:value-type="float" office:value="102130382553819" calcext:value-type="float">
            <text:p>102130382553819</text:p>
          </table:table-cell>
          <table:table-cell table:style-name="ce7" table:formula="of:=COM.MICROSOFT.CHISQ.DIST([.G81];[$'Probabilidades y cuantiles'.D$31];0)" office:value-type="float" office:value="0" calcext:value-type="float">
            <text:p>0</text:p>
          </table:table-cell>
          <table:table-cell/>
          <table:table-cell table:style-name="ce7" table:formula="of:=[.J80]+[.J$5]" office:value-type="float" office:value="2.29318618516" calcext:value-type="float">
            <text:p>2.29318618516</text:p>
          </table:table-cell>
          <table:table-cell table:style-name="ce7" table:formula="of:=FDIST([.J81];[.J$3];[.J$4];0)" office:value-type="float" office:value="0.0773940740015066" calcext:value-type="float">
            <text:p>0.077394074001507</text:p>
          </table:table-cell>
          <table:table-cell table:number-columns-repeated="1013"/>
        </table:table-row>
        <table:table-row table:style-name="ro2">
          <table:table-cell table:style-name="ce7" table:formula="of:=[.A81]+[.A$3]" office:value-type="float" office:value="2.24" calcext:value-type="float">
            <text:p>2.24</text:p>
          </table:table-cell>
          <table:table-cell table:style-name="ce7" table:formula="of:=NORMDIST([.A82];[$'Probabilidades y cuantiles'.D$3];[$'Probabilidades y cuantiles'.D$4];0)" office:value-type="float" office:value="0.03246026564" calcext:value-type="float">
            <text:p>0.03246026564</text:p>
          </table:table-cell>
          <table:table-cell/>
          <table:table-cell table:style-name="ce10" table:formula="of:=[.D81]+[.D$3]" office:value-type="float" office:value="2.8918275652" calcext:value-type="float">
            <text:p>2.8918275652</text:p>
          </table:table-cell>
          <table:table-cell table:style-name="ce7" table:formula="of:=COM.MICROSOFT.T.DIST([.D82];[$'Probabilidades y cuantiles'.D$17];0)" office:value-type="float" office:value="0.01988677982" calcext:value-type="float">
            <text:p>0.01988677982</text:p>
          </table:table-cell>
          <table:table-cell/>
          <table:table-cell table:style-name="ce4" table:formula="of:=[.G81]+[.G80]" office:value-type="float" office:value="165250430256109" calcext:value-type="float">
            <text:p>165250430256109</text:p>
          </table:table-cell>
          <table:table-cell table:style-name="ce7" table:formula="of:=COM.MICROSOFT.CHISQ.DIST([.G82];[$'Probabilidades y cuantiles'.D$31];0)" office:value-type="float" office:value="0" calcext:value-type="float">
            <text:p>0</text:p>
          </table:table-cell>
          <table:table-cell/>
          <table:table-cell table:style-name="ce7" table:formula="of:=[.J81]+[.J$5]" office:value-type="float" office:value="2.3206224803" calcext:value-type="float">
            <text:p>2.3206224803</text:p>
          </table:table-cell>
          <table:table-cell table:style-name="ce7" table:formula="of:=FDIST([.J82];[.J$3];[.J$4];0)" office:value-type="float" office:value="0.0731918841163546" calcext:value-type="float">
            <text:p>0.073191884116355</text:p>
          </table:table-cell>
          <table:table-cell table:number-columns-repeated="1013"/>
        </table:table-row>
        <table:table-row table:style-name="ro2">
          <table:table-cell table:style-name="ce7" table:formula="of:=[.A82]+[.A$3]" office:value-type="float" office:value="2.32" calcext:value-type="float">
            <text:p>2.32</text:p>
          </table:table-cell>
          <table:table-cell table:style-name="ce7" table:formula="of:=NORMDIST([.A83];[$'Probabilidades y cuantiles'.D$3];[$'Probabilidades y cuantiles'.D$4];0)" office:value-type="float" office:value="0.02704809955" calcext:value-type="float">
            <text:p>0.02704809955</text:p>
          </table:table-cell>
          <table:table-cell/>
          <table:table-cell table:style-name="ce10" table:formula="of:=[.D82]+[.D$3]" office:value-type="float" office:value="2.9951071211" calcext:value-type="float">
            <text:p>2.9951071211</text:p>
          </table:table-cell>
          <table:table-cell table:style-name="ce7" table:formula="of:=COM.MICROSOFT.T.DIST([.D83];[$'Probabilidades y cuantiles'.D$17];0)" office:value-type="float" office:value="0.01740173209" calcext:value-type="float">
            <text:p>0.01740173209</text:p>
          </table:table-cell>
          <table:table-cell/>
          <table:table-cell table:style-name="ce4" table:formula="of:=[.G82]+[.G81]" office:value-type="float" office:value="267380812809929" calcext:value-type="float">
            <text:p>267380812809929</text:p>
          </table:table-cell>
          <table:table-cell table:style-name="ce7" table:formula="of:=COM.MICROSOFT.CHISQ.DIST([.G83];[$'Probabilidades y cuantiles'.D$31];0)" office:value-type="float" office:value="0" calcext:value-type="float">
            <text:p>0</text:p>
          </table:table-cell>
          <table:table-cell/>
          <table:table-cell table:style-name="ce7" table:formula="of:=[.J82]+[.J$5]" office:value-type="float" office:value="2.34805877544" calcext:value-type="float">
            <text:p>2.34805877544</text:p>
          </table:table-cell>
          <table:table-cell table:style-name="ce7" table:formula="of:=FDIST([.J83];[.J$3];[.J$4];0)" office:value-type="float" office:value="0.0692159641078763" calcext:value-type="float">
            <text:p>0.069215964107876</text:p>
          </table:table-cell>
          <table:table-cell table:number-columns-repeated="1013"/>
        </table:table-row>
        <table:table-row table:style-name="ro2">
          <table:table-cell table:style-name="ce7" table:formula="of:=[.A83]+[.A$3]" office:value-type="float" office:value="2.4" calcext:value-type="float">
            <text:p>2.4</text:p>
          </table:table-cell>
          <table:table-cell table:style-name="ce7" table:formula="of:=NORMDIST([.A84];[$'Probabilidades y cuantiles'.D$3];[$'Probabilidades y cuantiles'.D$4];0)" office:value-type="float" office:value="0.02239453029" calcext:value-type="float">
            <text:p>0.02239453029</text:p>
          </table:table-cell>
          <table:table-cell/>
          <table:table-cell table:style-name="ce10" table:formula="of:=[.D83]+[.D$3]" office:value-type="float" office:value="3.098386677" calcext:value-type="float">
            <text:p>3.098386677</text:p>
          </table:table-cell>
          <table:table-cell table:style-name="ce7" table:formula="of:=COM.MICROSOFT.T.DIST([.D84];[$'Probabilidades y cuantiles'.D$17];0)" office:value-type="float" office:value="0.01524703169" calcext:value-type="float">
            <text:p>0.01524703169</text:p>
          </table:table-cell>
          <table:table-cell/>
          <table:table-cell table:style-name="ce4" table:formula="of:=[.G83]+[.G82]" office:value-type="float" office:value="432631243066038" calcext:value-type="float">
            <text:p>432631243066038</text:p>
          </table:table-cell>
          <table:table-cell table:style-name="ce7" table:formula="of:=COM.MICROSOFT.CHISQ.DIST([.G84];[$'Probabilidades y cuantiles'.D$31];0)" office:value-type="float" office:value="0" calcext:value-type="float">
            <text:p>0</text:p>
          </table:table-cell>
          <table:table-cell/>
          <table:table-cell table:style-name="ce7" table:formula="of:=[.J83]+[.J$5]" office:value-type="float" office:value="2.37549507058" calcext:value-type="float">
            <text:p>2.37549507058</text:p>
          </table:table-cell>
          <table:table-cell table:style-name="ce7" table:formula="of:=FDIST([.J84];[.J$3];[.J$4];0)" office:value-type="float" office:value="0.0654547281717795" calcext:value-type="float">
            <text:p>0.06545472817178</text:p>
          </table:table-cell>
          <table:table-cell table:number-columns-repeated="1013"/>
        </table:table-row>
        <table:table-row table:style-name="ro2">
          <table:table-cell table:style-name="ce7" table:formula="of:=[.A84]+[.A$3]" office:value-type="float" office:value="2.48" calcext:value-type="float">
            <text:p>2.48</text:p>
          </table:table-cell>
          <table:table-cell table:style-name="ce7" table:formula="of:=NORMDIST([.A85];[$'Probabilidades y cuantiles'.D$3];[$'Probabilidades y cuantiles'.D$4];0)" office:value-type="float" office:value="0.01842331065" calcext:value-type="float">
            <text:p>0.01842331065</text:p>
          </table:table-cell>
          <table:table-cell/>
          <table:table-cell table:style-name="ce10" table:formula="of:=[.D84]+[.D$3]" office:value-type="float" office:value="3.2016662329" calcext:value-type="float">
            <text:p>3.2016662329</text:p>
          </table:table-cell>
          <table:table-cell table:style-name="ce7" table:formula="of:=COM.MICROSOFT.T.DIST([.D85];[$'Probabilidades y cuantiles'.D$17];0)" office:value-type="float" office:value="0.01337757468" calcext:value-type="float">
            <text:p>0.01337757468</text:p>
          </table:table-cell>
          <table:table-cell/>
          <table:table-cell table:style-name="ce4" table:formula="of:=[.G84]+[.G83]" office:value-type="float" office:value="700012055875967" calcext:value-type="float">
            <text:p>700012055875967</text:p>
          </table:table-cell>
          <table:table-cell table:style-name="ce7" table:formula="of:=COM.MICROSOFT.CHISQ.DIST([.G85];[$'Probabilidades y cuantiles'.D$31];0)" office:value-type="float" office:value="0" calcext:value-type="float">
            <text:p>0</text:p>
          </table:table-cell>
          <table:table-cell/>
          <table:table-cell table:style-name="ce7" table:formula="of:=[.J84]+[.J$5]" office:value-type="float" office:value="2.40293136572" calcext:value-type="float">
            <text:p>2.40293136572</text:p>
          </table:table-cell>
          <table:table-cell table:style-name="ce7" table:formula="of:=FDIST([.J85];[.J$3];[.J$4];0)" office:value-type="float" office:value="0.0618970997695974" calcext:value-type="float">
            <text:p>0.061897099769597</text:p>
          </table:table-cell>
          <table:table-cell table:number-columns-repeated="1013"/>
        </table:table-row>
        <table:table-row table:style-name="ro2">
          <table:table-cell table:style-name="ce7" table:formula="of:=[.A85]+[.A$3]" office:value-type="float" office:value="2.56" calcext:value-type="float">
            <text:p>2.56</text:p>
          </table:table-cell>
          <table:table-cell table:style-name="ce7" table:formula="of:=NORMDIST([.A86];[$'Probabilidades y cuantiles'.D$3];[$'Probabilidades y cuantiles'.D$4];0)" office:value-type="float" office:value="0.01505961633" calcext:value-type="float">
            <text:p>0.01505961633</text:p>
          </table:table-cell>
          <table:table-cell/>
          <table:table-cell table:style-name="ce10" table:formula="of:=[.D85]+[.D$3]" office:value-type="float" office:value="3.3049457888" calcext:value-type="float">
            <text:p>3.3049457888</text:p>
          </table:table-cell>
          <table:table-cell table:style-name="ce7" table:formula="of:=COM.MICROSOFT.T.DIST([.D86];[$'Probabilidades y cuantiles'.D$17];0)" office:value-type="float" office:value="0.01175429159" calcext:value-type="float">
            <text:p>0.01175429159</text:p>
          </table:table-cell>
          <table:table-cell/>
          <table:table-cell table:style-name="ce4" table:formula="of:=[.G85]+[.G84]" office:value-type="float" office:value="1.132643298942E+015" calcext:value-type="float">
            <text:p>1.132643298942E+015</text:p>
          </table:table-cell>
          <table:table-cell table:style-name="ce7" table:formula="of:=COM.MICROSOFT.CHISQ.DIST([.G86];[$'Probabilidades y cuantiles'.D$31];0)" office:value-type="float" office:value="0" calcext:value-type="float">
            <text:p>0</text:p>
          </table:table-cell>
          <table:table-cell/>
          <table:table-cell table:style-name="ce7" table:formula="of:=[.J85]+[.J$5]" office:value-type="float" office:value="2.43036766086" calcext:value-type="float">
            <text:p>2.43036766086</text:p>
          </table:table-cell>
          <table:table-cell table:style-name="ce7" table:formula="of:=FDIST([.J86];[.J$3];[.J$4];0)" office:value-type="float" office:value="0.0585324998571486" calcext:value-type="float">
            <text:p>0.058532499857149</text:p>
          </table:table-cell>
          <table:table-cell table:number-columns-repeated="1013"/>
        </table:table-row>
        <table:table-row table:style-name="ro2">
          <table:table-cell table:style-name="ce7" table:formula="of:=[.A86]+[.A$3]" office:value-type="float" office:value="2.64" calcext:value-type="float">
            <text:p>2.64</text:p>
          </table:table-cell>
          <table:table-cell table:style-name="ce7" table:formula="of:=NORMDIST([.A87];[$'Probabilidades y cuantiles'.D$3];[$'Probabilidades y cuantiles'.D$4];0)" office:value-type="float" office:value="0.01223152635" calcext:value-type="float">
            <text:p>0.01223152635</text:p>
          </table:table-cell>
          <table:table-cell/>
          <table:table-cell table:style-name="ce10" table:formula="of:=[.D86]+[.D$3]" office:value-type="float" office:value="3.4082253447" calcext:value-type="float">
            <text:p>3.4082253447</text:p>
          </table:table-cell>
          <table:table-cell table:style-name="ce7" table:formula="of:=COM.MICROSOFT.T.DIST([.D87];[$'Probabilidades y cuantiles'.D$17];0)" office:value-type="float" office:value="0.01034342619" calcext:value-type="float">
            <text:p>0.01034342619</text:p>
          </table:table-cell>
          <table:table-cell/>
          <table:table-cell table:style-name="ce4" table:formula="of:=[.G86]+[.G85]" office:value-type="float" office:value="1832655354817971" calcext:value-type="float">
            <text:p>1832655354817971</text:p>
          </table:table-cell>
          <table:table-cell table:style-name="ce7" table:formula="of:=COM.MICROSOFT.CHISQ.DIST([.G87];[$'Probabilidades y cuantiles'.D$31];0)" office:value-type="float" office:value="0" calcext:value-type="float">
            <text:p>0</text:p>
          </table:table-cell>
          <table:table-cell/>
          <table:table-cell table:style-name="ce7" table:formula="of:=[.J86]+[.J$5]" office:value-type="float" office:value="2.457803956" calcext:value-type="float">
            <text:p>2.457803956</text:p>
          </table:table-cell>
          <table:table-cell table:style-name="ce7" table:formula="of:=FDIST([.J87];[.J$3];[.J$4];0)" office:value-type="float" office:value="0.0553508339048256" calcext:value-type="float">
            <text:p>0.055350833904826</text:p>
          </table:table-cell>
          <table:table-cell table:number-columns-repeated="1013"/>
        </table:table-row>
        <table:table-row table:style-name="ro2">
          <table:table-cell table:style-name="ce7" table:formula="of:=[.A87]+[.A$3]" office:value-type="float" office:value="2.72" calcext:value-type="float">
            <text:p>2.72</text:p>
          </table:table-cell>
          <table:table-cell table:style-name="ce7" table:formula="of:=NORMDIST([.A88];[$'Probabilidades y cuantiles'.D$3];[$'Probabilidades y cuantiles'.D$4];0)" office:value-type="float" office:value="0.009871153795" calcext:value-type="float">
            <text:p>0.009871153795</text:p>
          </table:table-cell>
          <table:table-cell/>
          <table:table-cell table:style-name="ce10" table:formula="of:=[.D87]+[.D$3]" office:value-type="float" office:value="3.5115049006" calcext:value-type="float">
            <text:p>3.5115049006</text:p>
          </table:table-cell>
          <table:table-cell table:style-name="ce7" table:formula="of:=COM.MICROSOFT.T.DIST([.D88];[$'Probabilidades y cuantiles'.D$17];0)" office:value-type="float" office:value="0.009115868731" calcext:value-type="float">
            <text:p>0.009115868731</text:p>
          </table:table-cell>
          <table:table-cell/>
          <table:table-cell table:style-name="ce4" table:formula="of:=[.G87]+[.G86]" office:value-type="float" office:value="2.96529865375998E+015" calcext:value-type="float">
            <text:p>2.96529865375998E+015</text:p>
          </table:table-cell>
          <table:table-cell table:style-name="ce7" table:formula="of:=COM.MICROSOFT.CHISQ.DIST([.G88];[$'Probabilidades y cuantiles'.D$31];0)" office:value-type="float" office:value="0" calcext:value-type="float">
            <text:p>0</text:p>
          </table:table-cell>
          <table:table-cell/>
          <table:table-cell table:style-name="ce7" table:formula="of:=[.J87]+[.J$5]" office:value-type="float" office:value="2.48524025114" calcext:value-type="float">
            <text:p>2.48524025114</text:p>
          </table:table-cell>
          <table:table-cell table:style-name="ce7" table:formula="of:=FDIST([.J88];[.J$3];[.J$4];0)" office:value-type="float" office:value="0.0523424779720801" calcext:value-type="float">
            <text:p>0.05234247797208</text:p>
          </table:table-cell>
          <table:table-cell table:number-columns-repeated="1013"/>
        </table:table-row>
        <table:table-row table:style-name="ro2">
          <table:table-cell table:style-name="ce7" table:formula="of:=[.A88]+[.A$3]" office:value-type="float" office:value="2.8" calcext:value-type="float">
            <text:p>2.8</text:p>
          </table:table-cell>
          <table:table-cell table:style-name="ce7" table:formula="of:=NORMDIST([.A89];[$'Probabilidades y cuantiles'.D$3];[$'Probabilidades y cuantiles'.D$4];0)" office:value-type="float" office:value="0.007915451583" calcext:value-type="float">
            <text:p>0.007915451583</text:p>
          </table:table-cell>
          <table:table-cell/>
          <table:table-cell table:style-name="ce10" table:formula="of:=[.D88]+[.D$3]" office:value-type="float" office:value="3.6147844565" calcext:value-type="float">
            <text:p>3.6147844565</text:p>
          </table:table-cell>
          <table:table-cell table:style-name="ce7" table:formula="of:=COM.MICROSOFT.T.DIST([.D89];[$'Probabilidades y cuantiles'.D$17];0)" office:value-type="float" office:value="0.008046551125" calcext:value-type="float">
            <text:p>0.008046551125</text:p>
          </table:table-cell>
          <table:table-cell/>
          <table:table-cell table:style-name="ce4" table:formula="of:=[.G88]+[.G87]" office:value-type="float" office:value="4797954008577946" calcext:value-type="float">
            <text:p>4797954008577946</text:p>
          </table:table-cell>
          <table:table-cell table:style-name="ce7" table:formula="of:=COM.MICROSOFT.CHISQ.DIST([.G89];[$'Probabilidades y cuantiles'.D$31];0)" office:value-type="float" office:value="0" calcext:value-type="float">
            <text:p>0</text:p>
          </table:table-cell>
          <table:table-cell/>
          <table:table-cell table:style-name="ce7" table:formula="of:=[.J88]+[.J$5]" office:value-type="float" office:value="2.51267654628" calcext:value-type="float">
            <text:p>2.51267654628</text:p>
          </table:table-cell>
          <table:table-cell table:style-name="ce7" table:formula="of:=FDIST([.J89];[.J$3];[.J$4];0)" office:value-type="float" office:value="0.0494982640649039" calcext:value-type="float">
            <text:p>0.049498264064904</text:p>
          </table:table-cell>
          <table:table-cell table:number-columns-repeated="1013"/>
        </table:table-row>
        <table:table-row table:style-name="ro2">
          <table:table-cell table:style-name="ce7" table:formula="of:=[.A89]+[.A$3]" office:value-type="float" office:value="2.88" calcext:value-type="float">
            <text:p>2.88</text:p>
          </table:table-cell>
          <table:table-cell table:style-name="ce7" table:formula="of:=NORMDIST([.A90];[$'Probabilidades y cuantiles'.D$3];[$'Probabilidades y cuantiles'.D$4];0)" office:value-type="float" office:value="0.006306726396" calcext:value-type="float">
            <text:p>0.006306726396</text:p>
          </table:table-cell>
          <table:table-cell/>
          <table:table-cell table:style-name="ce10" table:formula="of:=[.D89]+[.D$3]" office:value-type="float" office:value="3.7180640124" calcext:value-type="float">
            <text:p>3.7180640124</text:p>
          </table:table-cell>
          <table:table-cell table:style-name="ce7" table:formula="of:=COM.MICROSOFT.T.DIST([.D90];[$'Probabilidades y cuantiles'.D$17];0)" office:value-type="float" office:value="0.007113906092" calcext:value-type="float">
            <text:p>0.007113906092</text:p>
          </table:table-cell>
          <table:table-cell/>
          <table:table-cell table:style-name="ce4" table:formula="of:=[.G89]+[.G88]" office:value-type="float" office:value="7763252662337922" calcext:value-type="float">
            <text:p>7763252662337922</text:p>
          </table:table-cell>
          <table:table-cell table:style-name="ce7" table:formula="of:=COM.MICROSOFT.CHISQ.DIST([.G90];[$'Probabilidades y cuantiles'.D$31];0)" office:value-type="float" office:value="0" calcext:value-type="float">
            <text:p>0</text:p>
          </table:table-cell>
          <table:table-cell/>
          <table:table-cell table:style-name="ce7" table:formula="of:=[.J89]+[.J$5]" office:value-type="float" office:value="2.54011284142" calcext:value-type="float">
            <text:p>2.54011284142</text:p>
          </table:table-cell>
          <table:table-cell table:style-name="ce7" table:formula="of:=FDIST([.J90];[.J$3];[.J$4];0)" office:value-type="float" office:value="0.0468094649750771" calcext:value-type="float">
            <text:p>0.046809464975077</text:p>
          </table:table-cell>
          <table:table-cell table:number-columns-repeated="1013"/>
        </table:table-row>
        <table:table-row table:style-name="ro2">
          <table:table-cell table:style-name="ce7" table:formula="of:=[.A90]+[.A$3]" office:value-type="float" office:value="2.96" calcext:value-type="float">
            <text:p>2.96</text:p>
          </table:table-cell>
          <table:table-cell table:style-name="ce7" table:formula="of:=NORMDIST([.A91];[$'Probabilidades y cuantiles'.D$3];[$'Probabilidades y cuantiles'.D$4];0)" office:value-type="float" office:value="0.004992899214" calcext:value-type="float">
            <text:p>0.004992899214</text:p>
          </table:table-cell>
          <table:table-cell/>
          <table:table-cell table:style-name="ce10" table:formula="of:=[.D90]+[.D$3]" office:value-type="float" office:value="3.8213435683" calcext:value-type="float">
            <text:p>3.8213435683</text:p>
          </table:table-cell>
          <table:table-cell table:style-name="ce7" table:formula="of:=COM.MICROSOFT.T.DIST([.D91];[$'Probabilidades y cuantiles'.D$17];0)" office:value-type="float" office:value="0.006299388675" calcext:value-type="float">
            <text:p>0.006299388675</text:p>
          </table:table-cell>
          <table:table-cell/>
          <table:table-cell table:style-name="ce4" table:formula="of:=[.G90]+[.G89]" office:value-type="float" office:value="1.25612066709159E+016" calcext:value-type="float">
            <text:p>1.25612066709159E+016</text:p>
          </table:table-cell>
          <table:table-cell table:style-name="ce7" table:formula="of:=COM.MICROSOFT.CHISQ.DIST([.G91];[$'Probabilidades y cuantiles'.D$31];0)" office:value-type="float" office:value="0" calcext:value-type="float">
            <text:p>0</text:p>
          </table:table-cell>
          <table:table-cell/>
          <table:table-cell table:style-name="ce7" table:formula="of:=[.J90]+[.J$5]" office:value-type="float" office:value="2.56754913656" calcext:value-type="float">
            <text:p>2.56754913656</text:p>
          </table:table-cell>
          <table:table-cell table:style-name="ce7" table:formula="of:=FDIST([.J91];[.J$3];[.J$4];0)" office:value-type="float" office:value="0.0442677787731211" calcext:value-type="float">
            <text:p>0.044267778773121</text:p>
          </table:table-cell>
          <table:table-cell table:number-columns-repeated="1013"/>
        </table:table-row>
        <table:table-row table:style-name="ro2">
          <table:table-cell table:style-name="ce7" table:formula="of:=[.A91]+[.A$3]" office:value-type="float" office:value="3.04" calcext:value-type="float">
            <text:p>3.04</text:p>
          </table:table-cell>
          <table:table-cell table:style-name="ce7" table:formula="of:=NORMDIST([.A92];[$'Probabilidades y cuantiles'.D$3];[$'Probabilidades y cuantiles'.D$4];0)" office:value-type="float" office:value="0.003927553629" calcext:value-type="float">
            <text:p>0.003927553629</text:p>
          </table:table-cell>
          <table:table-cell/>
          <table:table-cell table:style-name="ce10" table:formula="of:=[.D91]+[.D$3]" office:value-type="float" office:value="3.9246231242" calcext:value-type="float">
            <text:p>3.9246231242</text:p>
          </table:table-cell>
          <table:table-cell table:style-name="ce7" table:formula="of:=COM.MICROSOFT.T.DIST([.D92];[$'Probabilidades y cuantiles'.D$17];0)" office:value-type="float" office:value="0.005587056557" calcext:value-type="float">
            <text:p>0.005587056557</text:p>
          </table:table-cell>
          <table:table-cell/>
          <table:table-cell table:style-name="ce4" table:formula="of:=[.G91]+[.G90]" office:value-type="float" office:value="2.03244593332538E+016" calcext:value-type="float">
            <text:p>2.03244593332538E+016</text:p>
          </table:table-cell>
          <table:table-cell table:style-name="ce7" table:formula="of:=COM.MICROSOFT.CHISQ.DIST([.G92];[$'Probabilidades y cuantiles'.D$31];0)" office:value-type="float" office:value="0" calcext:value-type="float">
            <text:p>0</text:p>
          </table:table-cell>
          <table:table-cell/>
          <table:table-cell table:style-name="ce7" table:formula="of:=[.J91]+[.J$5]" office:value-type="float" office:value="2.5949854317" calcext:value-type="float">
            <text:p>2.5949854317</text:p>
          </table:table-cell>
          <table:table-cell table:style-name="ce7" table:formula="of:=FDIST([.J92];[.J$3];[.J$4];0)" office:value-type="float" office:value="0.0418653131029882" calcext:value-type="float">
            <text:p>0.041865313102988</text:p>
          </table:table-cell>
          <table:table-cell table:number-columns-repeated="1013"/>
        </table:table-row>
        <table:table-row table:style-name="ro2">
          <table:table-cell table:style-name="ce7" table:formula="of:=[.A92]+[.A$3]" office:value-type="float" office:value="3.12" calcext:value-type="float">
            <text:p>3.12</text:p>
          </table:table-cell>
          <table:table-cell table:style-name="ce7" table:formula="of:=NORMDIST([.A93];[$'Probabilidades y cuantiles'.D$3];[$'Probabilidades y cuantiles'.D$4];0)" office:value-type="float" office:value="0.003069813301" calcext:value-type="float">
            <text:p>0.003069813301</text:p>
          </table:table-cell>
          <table:table-cell/>
          <table:table-cell table:style-name="ce10" table:formula="of:=[.D92]+[.D$3]" office:value-type="float" office:value="4.0279026801" calcext:value-type="float">
            <text:p>4.0279026801</text:p>
          </table:table-cell>
          <table:table-cell table:style-name="ce7" table:formula="of:=COM.MICROSOFT.T.DIST([.D93];[$'Probabilidades y cuantiles'.D$17];0)" office:value-type="float" office:value="0.004963204381" calcext:value-type="float">
            <text:p>0.004963204381</text:p>
          </table:table-cell>
          <table:table-cell/>
          <table:table-cell table:style-name="ce4" table:formula="of:=[.G92]+[.G91]" office:value-type="float" office:value="3.28856660041697E+016" calcext:value-type="float">
            <text:p>3.28856660041697E+016</text:p>
          </table:table-cell>
          <table:table-cell table:style-name="ce7" table:formula="of:=COM.MICROSOFT.CHISQ.DIST([.G93];[$'Probabilidades y cuantiles'.D$31];0)" office:value-type="float" office:value="0" calcext:value-type="float">
            <text:p>0</text:p>
          </table:table-cell>
          <table:table-cell/>
          <table:table-cell table:style-name="ce7" table:formula="of:=[.J92]+[.J$5]" office:value-type="float" office:value="2.62242172684" calcext:value-type="float">
            <text:p>2.62242172684</text:p>
          </table:table-cell>
          <table:table-cell table:style-name="ce7" table:formula="of:=FDIST([.J93];[.J$3];[.J$4];0)" office:value-type="float" office:value="0.0395945694052673" calcext:value-type="float">
            <text:p>0.039594569405267</text:p>
          </table:table-cell>
          <table:table-cell table:number-columns-repeated="1013"/>
        </table:table-row>
        <table:table-row table:style-name="ro2">
          <table:table-cell table:style-name="ce7" table:formula="of:=[.A93]+[.A$3]" office:value-type="float" office:value="3.2" calcext:value-type="float">
            <text:p>3.2</text:p>
          </table:table-cell>
          <table:table-cell table:style-name="ce7" table:formula="of:=NORMDIST([.A94];[$'Probabilidades y cuantiles'.D$3];[$'Probabilidades y cuantiles'.D$4];0)" office:value-type="float" office:value="0.002384088201" calcext:value-type="float">
            <text:p>0.002384088201</text:p>
          </table:table-cell>
          <table:table-cell/>
          <table:table-cell table:style-name="ce10" table:formula="of:=[.D93]+[.D$3]" office:value-type="float" office:value="4.131182236" calcext:value-type="float">
            <text:p>4.131182236</text:p>
          </table:table-cell>
          <table:table-cell table:style-name="ce7" table:formula="of:=COM.MICROSOFT.T.DIST([.D94];[$'Probabilidades y cuantiles'.D$17];0)" office:value-type="float" office:value="0.00441604679" calcext:value-type="float">
            <text:p>0.00441604679</text:p>
          </table:table-cell>
          <table:table-cell/>
          <table:table-cell table:style-name="ce4" table:formula="of:=[.G93]+[.G92]" office:value-type="float" office:value="5.32101253374235E+016" calcext:value-type="float">
            <text:p>5.32101253374235E+016</text:p>
          </table:table-cell>
          <table:table-cell table:style-name="ce7" table:formula="of:=COM.MICROSOFT.CHISQ.DIST([.G94];[$'Probabilidades y cuantiles'.D$31];0)" office:value-type="float" office:value="0" calcext:value-type="float">
            <text:p>0</text:p>
          </table:table-cell>
          <table:table-cell/>
          <table:table-cell table:style-name="ce7" table:formula="of:=[.J93]+[.J$5]" office:value-type="float" office:value="2.64985802198" calcext:value-type="float">
            <text:p>2.64985802198</text:p>
          </table:table-cell>
          <table:table-cell table:style-name="ce7" table:formula="of:=FDIST([.J94];[.J$3];[.J$4];0)" office:value-type="float" office:value="0.0374484271768156" calcext:value-type="float">
            <text:p>0.037448427176816</text:p>
          </table:table-cell>
          <table:table-cell table:number-columns-repeated="1013"/>
        </table:table-row>
        <table:table-row table:style-name="ro2">
          <table:table-cell table:style-name="ce7" table:formula="of:=[.A94]+[.A$3]" office:value-type="float" office:value="3.28" calcext:value-type="float">
            <text:p>3.28</text:p>
          </table:table-cell>
          <table:table-cell table:style-name="ce7" table:formula="of:=NORMDIST([.A95];[$'Probabilidades y cuantiles'.D$3];[$'Probabilidades y cuantiles'.D$4];0)" office:value-type="float" office:value="0.001839726181" calcext:value-type="float">
            <text:p>0.001839726181</text:p>
          </table:table-cell>
          <table:table-cell/>
          <table:table-cell table:style-name="ce10" table:formula="of:=[.D94]+[.D$3]" office:value-type="float" office:value="4.2344617919" calcext:value-type="float">
            <text:p>4.2344617919</text:p>
          </table:table-cell>
          <table:table-cell table:style-name="ce7" table:formula="of:=COM.MICROSOFT.T.DIST([.D95];[$'Probabilidades y cuantiles'.D$17];0)" office:value-type="float" office:value="0.003935444814" calcext:value-type="float">
            <text:p>0.003935444814</text:p>
          </table:table-cell>
          <table:table-cell/>
          <table:table-cell table:style-name="ce4" table:formula="of:=[.G94]+[.G93]" office:value-type="float" office:value="8.60957913415931E+016" calcext:value-type="float">
            <text:p>8.60957913415931E+016</text:p>
          </table:table-cell>
          <table:table-cell table:style-name="ce7" table:formula="of:=COM.MICROSOFT.CHISQ.DIST([.G95];[$'Probabilidades y cuantiles'.D$31];0)" office:value-type="float" office:value="0" calcext:value-type="float">
            <text:p>0</text:p>
          </table:table-cell>
          <table:table-cell/>
          <table:table-cell table:style-name="ce7" table:formula="of:=[.J94]+[.J$5]" office:value-type="float" office:value="2.67729431712" calcext:value-type="float">
            <text:p>2.67729431712</text:p>
          </table:table-cell>
          <table:table-cell table:style-name="ce7" table:formula="of:=FDIST([.J95];[.J$3];[.J$4];0)" office:value-type="float" office:value="0.0354201283580309" calcext:value-type="float">
            <text:p>0.035420128358031</text:p>
          </table:table-cell>
          <table:table-cell table:number-columns-repeated="1013"/>
        </table:table-row>
        <table:table-row table:style-name="ro2">
          <table:table-cell table:style-name="ce7" table:formula="of:=[.A95]+[.A$3]" office:value-type="float" office:value="3.36" calcext:value-type="float">
            <text:p>3.36</text:p>
          </table:table-cell>
          <table:table-cell table:style-name="ce7" table:formula="of:=NORMDIST([.A96];[$'Probabilidades y cuantiles'.D$3];[$'Probabilidades y cuantiles'.D$4];0)" office:value-type="float" office:value="0.001410602257" calcext:value-type="float">
            <text:p>0.001410602257</text:p>
          </table:table-cell>
          <table:table-cell/>
          <table:table-cell table:style-name="ce10" table:formula="of:=[.D95]+[.D$3]" office:value-type="float" office:value="4.3377413478" calcext:value-type="float">
            <text:p>4.3377413478</text:p>
          </table:table-cell>
          <table:table-cell table:style-name="ce7" table:formula="of:=COM.MICROSOFT.T.DIST([.D96];[$'Probabilidades y cuantiles'.D$17];0)" office:value-type="float" office:value="0.003512670436" calcext:value-type="float">
            <text:p>0.003512670436</text:p>
          </table:table-cell>
          <table:table-cell/>
          <table:table-cell table:style-name="ce4" table:formula="of:=[.G95]+[.G94]" office:value-type="float" office:value="1.39305916679017E+017" calcext:value-type="float">
            <text:p>1.39305916679017E+017</text:p>
          </table:table-cell>
          <table:table-cell table:style-name="ce7" table:formula="of:=COM.MICROSOFT.CHISQ.DIST([.G96];[$'Probabilidades y cuantiles'.D$31];0)" office:value-type="float" office:value="0" calcext:value-type="float">
            <text:p>0</text:p>
          </table:table-cell>
          <table:table-cell/>
          <table:table-cell table:style-name="ce7" table:formula="of:=[.J95]+[.J$5]" office:value-type="float" office:value="2.70473061226" calcext:value-type="float">
            <text:p>2.70473061226</text:p>
          </table:table-cell>
          <table:table-cell table:style-name="ce7" table:formula="of:=FDIST([.J96];[.J$3];[.J$4];0)" office:value-type="float" office:value="0.0335032619242325" calcext:value-type="float">
            <text:p>0.033503261924233</text:p>
          </table:table-cell>
          <table:table-cell table:number-columns-repeated="1013"/>
        </table:table-row>
        <table:table-row table:style-name="ro2">
          <table:table-cell table:style-name="ce7" table:formula="of:=[.A96]+[.A$3]" office:value-type="float" office:value="3.44" calcext:value-type="float">
            <text:p>3.44</text:p>
          </table:table-cell>
          <table:table-cell table:style-name="ce7" table:formula="of:=NORMDIST([.A97];[$'Probabilidades y cuantiles'.D$3];[$'Probabilidades y cuantiles'.D$4];0)" office:value-type="float" office:value="0.00107467334" calcext:value-type="float">
            <text:p>0.00107467334</text:p>
          </table:table-cell>
          <table:table-cell/>
          <table:table-cell table:style-name="ce10" table:formula="of:=[.D96]+[.D$3]" office:value-type="float" office:value="4.4410209037" calcext:value-type="float">
            <text:p>4.4410209037</text:p>
          </table:table-cell>
          <table:table-cell table:style-name="ce7" table:formula="of:=COM.MICROSOFT.T.DIST([.D97];[$'Probabilidades y cuantiles'.D$17];0)" office:value-type="float" office:value="0.003140204491" calcext:value-type="float">
            <text:p>0.003140204491</text:p>
          </table:table-cell>
          <table:table-cell/>
          <table:table-cell table:style-name="ce4" table:formula="of:=[.G96]+[.G95]" office:value-type="float" office:value="2.2540170802061E+017" calcext:value-type="float">
            <text:p>2.2540170802061E+017</text:p>
          </table:table-cell>
          <table:table-cell table:style-name="ce7" table:formula="of:=COM.MICROSOFT.CHISQ.DIST([.G97];[$'Probabilidades y cuantiles'.D$31];0)" office:value-type="float" office:value="0" calcext:value-type="float">
            <text:p>0</text:p>
          </table:table-cell>
          <table:table-cell/>
          <table:table-cell table:style-name="ce7" table:formula="of:=[.J96]+[.J$5]" office:value-type="float" office:value="2.73216690739999" calcext:value-type="float">
            <text:p>2.73216690739999</text:p>
          </table:table-cell>
          <table:table-cell table:style-name="ce7" table:formula="of:=FDIST([.J97];[.J$3];[.J$4];0)" office:value-type="float" office:value="0.0316917487446252" calcext:value-type="float">
            <text:p>0.031691748744625</text:p>
          </table:table-cell>
          <table:table-cell table:number-columns-repeated="1013"/>
        </table:table-row>
        <table:table-row table:style-name="ro2">
          <table:table-cell table:style-name="ce7" table:formula="of:=[.A97]+[.A$3]" office:value-type="float" office:value="3.52" calcext:value-type="float">
            <text:p>3.52</text:p>
          </table:table-cell>
          <table:table-cell table:style-name="ce7" table:formula="of:=NORMDIST([.A98];[$'Probabilidades y cuantiles'.D$3];[$'Probabilidades y cuantiles'.D$4];0)" office:value-type="float" office:value="0.0008135212311" calcext:value-type="float">
            <text:p>0.0008135212311</text:p>
          </table:table-cell>
          <table:table-cell/>
          <table:table-cell table:style-name="ce10" table:formula="of:=[.D97]+[.D$3]" office:value-type="float" office:value="4.5443004596" calcext:value-type="float">
            <text:p>4.5443004596</text:p>
          </table:table-cell>
          <table:table-cell table:style-name="ce7" table:formula="of:=COM.MICROSOFT.T.DIST([.D98];[$'Probabilidades y cuantiles'.D$17];0)" office:value-type="float" office:value="0.002811563518" calcext:value-type="float">
            <text:p>0.002811563518</text:p>
          </table:table-cell>
          <table:table-cell/>
          <table:table-cell table:style-name="ce4" table:formula="of:=[.G97]+[.G96]" office:value-type="float" office:value="3.64707624699626E+017" calcext:value-type="float">
            <text:p>3.64707624699626E+017</text:p>
          </table:table-cell>
          <table:table-cell table:style-name="ce7" table:formula="of:=COM.MICROSOFT.CHISQ.DIST([.G98];[$'Probabilidades y cuantiles'.D$31];0)" office:value-type="float" office:value="0" calcext:value-type="float">
            <text:p>0</text:p>
          </table:table-cell>
          <table:table-cell/>
          <table:table-cell table:style-name="ce7" table:formula="of:=[.J97]+[.J$5]" office:value-type="float" office:value="2.75960320253999" calcext:value-type="float">
            <text:p>2.75960320253999</text:p>
          </table:table-cell>
          <table:table-cell table:style-name="ce7" table:formula="of:=FDIST([.J98];[.J$3];[.J$4];0)" office:value-type="float" office:value="0.0299798267609073" calcext:value-type="float">
            <text:p>0.029979826760907</text:p>
          </table:table-cell>
          <table:table-cell table:number-columns-repeated="1013"/>
        </table:table-row>
        <table:table-row table:style-name="ro2">
          <table:table-cell table:style-name="ce7" table:formula="of:=[.A98]+[.A$3]" office:value-type="float" office:value="3.6" calcext:value-type="float">
            <text:p>3.6</text:p>
          </table:table-cell>
          <table:table-cell table:style-name="ce7" table:formula="of:=NORMDIST([.A99];[$'Probabilidades y cuantiles'.D$3];[$'Probabilidades y cuantiles'.D$4];0)" office:value-type="float" office:value="0.0006119019301" calcext:value-type="float">
            <text:p>0.0006119019301</text:p>
          </table:table-cell>
          <table:table-cell/>
          <table:table-cell table:style-name="ce10" table:formula="of:=[.D98]+[.D$3]" office:value-type="float" office:value="4.6475800155" calcext:value-type="float">
            <text:p>4.6475800155</text:p>
          </table:table-cell>
          <table:table-cell table:style-name="ce7" table:formula="of:=COM.MICROSOFT.T.DIST([.D99];[$'Probabilidades y cuantiles'.D$17];0)" office:value-type="float" office:value="0.002521151596" calcext:value-type="float">
            <text:p>0.002521151596</text:p>
          </table:table-cell>
          <table:table-cell/>
          <table:table-cell table:style-name="ce4" table:formula="of:=[.G98]+[.G97]" office:value-type="float" office:value="5.90109332720236E+017" calcext:value-type="float">
            <text:p>5.90109332720236E+017</text:p>
          </table:table-cell>
          <table:table-cell table:style-name="ce7" table:formula="of:=COM.MICROSOFT.CHISQ.DIST([.G99];[$'Probabilidades y cuantiles'.D$31];0)" office:value-type="float" office:value="0" calcext:value-type="float">
            <text:p>0</text:p>
          </table:table-cell>
          <table:table-cell/>
          <table:table-cell table:style-name="ce7" table:formula="of:=[.J98]+[.J$5]" office:value-type="float" office:value="2.78703949767999" calcext:value-type="float">
            <text:p>2.78703949767999</text:p>
          </table:table-cell>
          <table:table-cell table:style-name="ce7" table:formula="of:=FDIST([.J99];[.J$3];[.J$4];0)" office:value-type="float" office:value="0.0283620365275761" calcext:value-type="float">
            <text:p>0.028362036527576</text:p>
          </table:table-cell>
          <table:table-cell table:number-columns-repeated="1013"/>
        </table:table-row>
        <table:table-row table:style-name="ro2">
          <table:table-cell table:style-name="ce7" table:formula="of:=[.A99]+[.A$3]" office:value-type="float" office:value="3.68" calcext:value-type="float">
            <text:p>3.68</text:p>
          </table:table-cell>
          <table:table-cell table:style-name="ce7" table:formula="of:=NORMDIST([.A100];[$'Probabilidades y cuantiles'.D$3];[$'Probabilidades y cuantiles'.D$4];0)" office:value-type="float" office:value="0.0004573148141" calcext:value-type="float">
            <text:p>0.0004573148141</text:p>
          </table:table-cell>
          <table:table-cell/>
          <table:table-cell table:style-name="ce10" table:formula="of:=[.D99]+[.D$3]" office:value-type="float" office:value="4.7508595714" calcext:value-type="float">
            <text:p>4.7508595714</text:p>
          </table:table-cell>
          <table:table-cell table:style-name="ce7" table:formula="of:=COM.MICROSOFT.T.DIST([.D100];[$'Probabilidades y cuantiles'.D$17];0)" office:value-type="float" office:value="0.002264133693" calcext:value-type="float">
            <text:p>0.002264133693</text:p>
          </table:table-cell>
          <table:table-cell/>
          <table:table-cell table:style-name="ce4" table:formula="of:=[.G99]+[.G98]" office:value-type="float" office:value="9.54816957419862E+017" calcext:value-type="float">
            <text:p>9.54816957419862E+017</text:p>
          </table:table-cell>
          <table:table-cell table:style-name="ce7" table:formula="of:=COM.MICROSOFT.CHISQ.DIST([.G100];[$'Probabilidades y cuantiles'.D$31];0)" office:value-type="float" office:value="0" calcext:value-type="float">
            <text:p>0</text:p>
          </table:table-cell>
          <table:table-cell/>
          <table:table-cell table:style-name="ce7" table:formula="of:=[.J99]+[.J$5]" office:value-type="float" office:value="2.81447579281999" calcext:value-type="float">
            <text:p>2.81447579281999</text:p>
          </table:table-cell>
          <table:table-cell table:style-name="ce7" table:formula="of:=FDIST([.J100];[.J$3];[.J$4];0)" office:value-type="float" office:value="0.0268332071472473" calcext:value-type="float">
            <text:p>0.026833207147247</text:p>
          </table:table-cell>
          <table:table-cell table:number-columns-repeated="1013"/>
        </table:table-row>
        <table:table-row table:style-name="ro2">
          <table:table-cell table:style-name="ce7" table:formula="of:=[.A100]+[.A$3]" office:value-type="float" office:value="3.76" calcext:value-type="float">
            <text:p>3.76</text:p>
          </table:table-cell>
          <table:table-cell table:style-name="ce7" table:formula="of:=NORMDIST([.A101];[$'Probabilidades y cuantiles'.D$3];[$'Probabilidades y cuantiles'.D$4];0)" office:value-type="float" office:value="0.0003396012125" calcext:value-type="float">
            <text:p>0.0003396012125</text:p>
          </table:table-cell>
          <table:table-cell/>
          <table:table-cell table:style-name="ce10" table:formula="of:=[.D100]+[.D$3]" office:value-type="float" office:value="4.8541391273" calcext:value-type="float">
            <text:p>4.8541391273</text:p>
          </table:table-cell>
          <table:table-cell table:style-name="ce7" table:formula="of:=COM.MICROSOFT.T.DIST([.D101];[$'Probabilidades y cuantiles'.D$17];0)" office:value-type="float" office:value="0.00203632745" calcext:value-type="float">
            <text:p>0.00203632745</text:p>
          </table:table-cell>
          <table:table-cell/>
          <table:table-cell table:style-name="ce4" table:formula="of:=[.G100]+[.G99]" office:value-type="float" office:value="1.5449262901401E+018" calcext:value-type="float">
            <text:p>1.5449262901401E+018</text:p>
          </table:table-cell>
          <table:table-cell table:style-name="ce7" table:formula="of:=COM.MICROSOFT.CHISQ.DIST([.G101];[$'Probabilidades y cuantiles'.D$31];0)" office:value-type="float" office:value="0" calcext:value-type="float">
            <text:p>0</text:p>
          </table:table-cell>
          <table:table-cell/>
          <table:table-cell table:style-name="ce7" table:formula="of:=[.J100]+[.J$5]" office:value-type="float" office:value="2.84191208795999" calcext:value-type="float">
            <text:p>2.84191208795999</text:p>
          </table:table-cell>
          <table:table-cell table:style-name="ce7" table:formula="of:=FDIST([.J101];[.J$3];[.J$4];0)" office:value-type="float" office:value="0.0253884426266948" calcext:value-type="float">
            <text:p>0.025388442626695</text:p>
          </table:table-cell>
          <table:table-cell table:number-columns-repeated="1013"/>
        </table:table-row>
        <table:table-row table:style-name="ro2">
          <table:table-cell table:style-name="ce7" table:formula="of:=[.A101]+[.A$3]" office:value-type="float" office:value="3.84" calcext:value-type="float">
            <text:p>3.84</text:p>
          </table:table-cell>
          <table:table-cell table:style-name="ce7" table:formula="of:=NORMDIST([.A102];[$'Probabilidades y cuantiles'.D$3];[$'Probabilidades y cuantiles'.D$4];0)" office:value-type="float" office:value="0.0002505784449" calcext:value-type="float">
            <text:p>0.0002505784449</text:p>
          </table:table-cell>
          <table:table-cell/>
          <table:table-cell table:style-name="ce10" table:formula="of:=[.D101]+[.D$3]" office:value-type="float" office:value="4.9574186832" calcext:value-type="float">
            <text:p>4.9574186832</text:p>
          </table:table-cell>
          <table:table-cell table:style-name="ce7" table:formula="of:=COM.MICROSOFT.T.DIST([.D102];[$'Probabilidades y cuantiles'.D$17];0)" office:value-type="float" office:value="0.001834110756" calcext:value-type="float">
            <text:p>0.001834110756</text:p>
          </table:table-cell>
          <table:table-cell/>
          <table:table-cell table:style-name="ce4" table:formula="of:=[.G101]+[.G100]" office:value-type="float" office:value="2.49974324755996E+018" calcext:value-type="float">
            <text:p>2.49974324755996E+018</text:p>
          </table:table-cell>
          <table:table-cell table:style-name="ce7" table:formula="of:=COM.MICROSOFT.CHISQ.DIST([.G102];[$'Probabilidades y cuantiles'.D$31];0)" office:value-type="float" office:value="0" calcext:value-type="float">
            <text:p>0</text:p>
          </table:table-cell>
          <table:table-cell/>
          <table:table-cell table:style-name="ce7" table:formula="of:=[.J101]+[.J$5]" office:value-type="float" office:value="2.86934838309999" calcext:value-type="float">
            <text:p>2.86934838309999</text:p>
          </table:table-cell>
          <table:table-cell table:style-name="ce7" table:formula="of:=FDIST([.J102];[.J$3];[.J$4];0)" office:value-type="float" office:value="0.0240231086727109" calcext:value-type="float">
            <text:p>0.024023108672711</text:p>
          </table:table-cell>
          <table:table-cell table:number-columns-repeated="1013"/>
        </table:table-row>
        <table:table-row table:style-name="ro2">
          <table:table-cell table:style-name="ce7" table:formula="of:=[.A102]+[.A$3]" office:value-type="float" office:value="3.92" calcext:value-type="float">
            <text:p>3.92</text:p>
          </table:table-cell>
          <table:table-cell table:style-name="ce7" table:formula="of:=NORMDIST([.A103];[$'Probabilidades y cuantiles'.D$3];[$'Probabilidades y cuantiles'.D$4];0)" office:value-type="float" office:value="0.000183712498" calcext:value-type="float">
            <text:p>0.000183712498</text:p>
          </table:table-cell>
          <table:table-cell/>
          <table:table-cell table:style-name="ce10" table:formula="of:=[.D102]+[.D$3]" office:value-type="float" office:value="5.0606982391" calcext:value-type="float">
            <text:p>5.0606982391</text:p>
          </table:table-cell>
          <table:table-cell table:style-name="ce7" table:formula="of:=COM.MICROSOFT.T.DIST([.D103];[$'Probabilidades y cuantiles'.D$17];0)" office:value-type="float" office:value="0.001654342801" calcext:value-type="float">
            <text:p>0.001654342801</text:p>
          </table:table-cell>
          <table:table-cell/>
          <table:table-cell table:style-name="ce4" table:formula="of:=[.G102]+[.G101]" office:value-type="float" office:value="4.04466953770006E+018" calcext:value-type="float">
            <text:p>4.04466953770006E+018</text:p>
          </table:table-cell>
          <table:table-cell table:style-name="ce7" table:formula="of:=COM.MICROSOFT.CHISQ.DIST([.G103];[$'Probabilidades y cuantiles'.D$31];0)" office:value-type="float" office:value="0" calcext:value-type="float">
            <text:p>0</text:p>
          </table:table-cell>
          <table:table-cell/>
          <table:table-cell table:style-name="ce7" table:formula="of:=[.J102]+[.J$5]" office:value-type="float" office:value="2.89678467823999" calcext:value-type="float">
            <text:p>2.89678467823999</text:p>
          </table:table-cell>
          <table:table-cell table:style-name="ce7" table:formula="of:=FDIST([.J103];[.J$3];[.J$4];0)" office:value-type="float" office:value="0.0227328199411784" calcext:value-type="float">
            <text:p>0.022732819941179</text:p>
          </table:table-cell>
          <table:table-cell table:number-columns-repeated="1013"/>
        </table:table-row>
        <table:table-row table:style-name="ro2">
          <table:table-cell table:style-name="ce7" table:formula="of:=[.A103]+[.A$3]" office:value-type="float" office:value="4" calcext:value-type="float">
            <text:p>4</text:p>
          </table:table-cell>
          <table:table-cell table:style-name="ce7" table:formula="of:=NORMDIST([.A104];[$'Probabilidades y cuantiles'.D$3];[$'Probabilidades y cuantiles'.D$4];0)" office:value-type="float" office:value="0.0001338302258" calcext:value-type="float">
            <text:p>0.0001338302258</text:p>
          </table:table-cell>
          <table:table-cell/>
          <table:table-cell table:style-name="ce10" table:formula="of:=[.D103]+[.D$3]" office:value-type="float" office:value="5.163977795" calcext:value-type="float">
            <text:p>5.163977795</text:p>
          </table:table-cell>
          <table:table-cell table:style-name="ce7" table:formula="of:=COM.MICROSOFT.T.DIST([.D104];[$'Probabilidades y cuantiles'.D$17];0)" office:value-type="float" office:value="0.001494296636" calcext:value-type="float">
            <text:p>0.001494296636</text:p>
          </table:table-cell>
          <table:table-cell/>
          <table:table-cell table:style-name="ce4" table:formula="of:=[.G103]+[.G102]" office:value-type="float" office:value="6.54441278526002E+018" calcext:value-type="float">
            <text:p>6.54441278526002E+018</text:p>
          </table:table-cell>
          <table:table-cell table:style-name="ce7" table:formula="of:=COM.MICROSOFT.CHISQ.DIST([.G104];[$'Probabilidades y cuantiles'.D$31];0)" office:value-type="float" office:value="0" calcext:value-type="float">
            <text:p>0</text:p>
          </table:table-cell>
          <table:table-cell/>
          <table:table-cell table:style-name="ce7" table:formula="of:=[.J103]+[.J$5]" office:value-type="float" office:value="2.92422097337999" calcext:value-type="float">
            <text:p>2.92422097337999</text:p>
          </table:table-cell>
          <table:table-cell table:style-name="ce7" table:formula="of:=FDIST([.J104];[.J$3];[.J$4];0)" office:value-type="float" office:value="0.0215134277478352" calcext:value-type="float">
            <text:p>0.021513427747835</text:p>
          </table:table-cell>
          <table:table-cell table:number-columns-repeated="1013"/>
        </table:table-row>
        <table:table-row table:style-name="ro2">
          <table:table-cell table:style-name="ce7" table:formula="of:=[.A104]+[.A$3]" office:value-type="float" office:value="4.08" calcext:value-type="float">
            <text:p>4.08</text:p>
          </table:table-cell>
          <table:table-cell table:style-name="ce7" table:formula="of:=NORMDIST([.A105];[$'Probabilidades y cuantiles'.D$3];[$'Probabilidades y cuantiles'.D$4];0)" office:value-type="float" office:value="0.0000968702084" calcext:value-type="float">
            <text:p>9.68702084E-05</text:p>
          </table:table-cell>
          <table:table-cell/>
          <table:table-cell table:style-name="ce10" table:formula="of:=[.D104]+[.D$3]" office:value-type="float" office:value="5.26725735090001" calcext:value-type="float">
            <text:p>5.26725735090001</text:p>
          </table:table-cell>
          <table:table-cell table:style-name="ce7" table:formula="of:=COM.MICROSOFT.T.DIST([.D105];[$'Probabilidades y cuantiles'.D$17];0)" office:value-type="float" office:value="0.001351601532" calcext:value-type="float">
            <text:p>0.001351601532</text:p>
          </table:table-cell>
          <table:table-cell/>
          <table:table-cell table:style-name="ce4" table:formula="of:=[.G104]+[.G103]" office:value-type="float" office:value="1.05890823229601E+019" calcext:value-type="float">
            <text:p>1.05890823229601E+019</text:p>
          </table:table-cell>
          <table:table-cell table:style-name="ce7" table:formula="of:=COM.MICROSOFT.CHISQ.DIST([.G105];[$'Probabilidades y cuantiles'.D$31];0)" office:value-type="float" office:value="0" calcext:value-type="float">
            <text:p>0</text:p>
          </table:table-cell>
          <table:table-cell/>
          <table:table-cell table:style-name="ce7" table:formula="of:=[.J104]+[.J$5]" office:value-type="float" office:value="2.95165726851999" calcext:value-type="float">
            <text:p>2.95165726851999</text:p>
          </table:table-cell>
          <table:table-cell table:style-name="ce7" table:formula="of:=FDIST([.J105];[.J$3];[.J$4];0)" office:value-type="float" office:value="0.0203610082449989" calcext:value-type="float">
            <text:p>0.020361008244999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7" table:formula="of:=[.J105]+[.J$5]" office:value-type="float" office:value="2.97909356365999" calcext:value-type="float">
            <text:p>2.97909356365999</text:p>
          </table:table-cell>
          <table:table-cell table:style-name="ce7" table:formula="of:=FDIST([.J106];[.J$3];[.J$4];0)" office:value-type="float" office:value="0.0192718510649416" calcext:value-type="float">
            <text:p>0.019271851064942</text:p>
          </table:table-cell>
          <table:table-cell table:number-columns-repeated="1013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y of Sheet1" table:style-name="ta3">
        <table:table-column table:style-name="co1" table:number-columns-repeated="1024" table:default-cell-style-name="Default"/>
        <table:table-row table:style-name="ro2">
          <table:table-cell/>
          <table:table-cell table:style-name="ce4"/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T-student n=20</text:p>
          </table:table-cell>
          <table:table-cell table:style-name="ce4" office:value-type="string" calcext:value-type="string">
            <text:p>Chi^2 n=20</text:p>
          </table:table-cell>
          <table:table-cell table:style-name="ce4" office:value-type="string" calcext:value-type="string">
            <text:p>F-fisher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4" office:value-type="float" office:value="0.1" calcext:value-type="float">
            <text:p>0.1</text:p>
          </table:table-cell>
          <table:table-cell table:style-name="ce7" table:formula="of:=distr.norm.inv([.B2];0;1)." office:value-type="string" office:string-value="" calcext:value-type="error">
            <text:p>Err:509</text:p>
          </table:table-cell>
          <table:table-cell table:style-name="ce7" table:formula="of:=TINV([.B3];20)" office:value-type="float" office:value="1.72471824292079" calcext:value-type="float">
            <text:p>1.72471824292079</text:p>
          </table:table-cell>
          <table:table-cell table:style-name="ce7" table:formula="of:=COM.MICROSOFT.CHISQ.INV([.B3];20)" office:value-type="float" office:value="12.4426092104501" calcext:value-type="float">
            <text:p>12.4426092104501</text:p>
          </table:table-cell>
          <table:table-cell table:style-name="ce7" table:formula="of:=FINV([.B3];20;10)" office:value-type="float" office:value="0.516332021041311" calcext:value-type="float">
            <text:p>0.51633202104131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0.09" calcext:value-type="float">
            <text:p>0.09</text:p>
          </table:table-cell>
          <table:table-cell table:style-name="ce7" table:formula="of:=NORMINV([.B4];0;1)" office:value-type="float" office:value="-1.34075503369022" calcext:value-type="float">
            <text:p>-1.34075503369022</text:p>
          </table:table-cell>
          <table:table-cell table:style-name="ce7" table:formula="of:=TINV([.B4];20)" office:value-type="float" office:value="1.78164021961242" calcext:value-type="float">
            <text:p>1.78164021961242</text:p>
          </table:table-cell>
          <table:table-cell table:style-name="ce7" table:formula="of:=COM.MICROSOFT.CHISQ.INV([.B4];20)" office:value-type="float" office:value="12.1727970769669" calcext:value-type="float">
            <text:p>12.1727970769669</text:p>
          </table:table-cell>
          <table:table-cell table:style-name="ce7" table:formula="of:=FINV([.B4];20;10)" office:value-type="float" office:value="0.500355454923195" calcext:value-type="float">
            <text:p>0.50035545492319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0.075" calcext:value-type="float">
            <text:p>0.075</text:p>
          </table:table-cell>
          <table:table-cell table:style-name="ce7" table:formula="of:=NORMINV([.B5];0;1)" office:value-type="float" office:value="-1.43953147093846" calcext:value-type="float">
            <text:p>-1.43953147093846</text:p>
          </table:table-cell>
          <table:table-cell table:style-name="ce7" table:formula="of:=TINV([.B5];20)" office:value-type="float" office:value="1.8782863953452" calcext:value-type="float">
            <text:p>1.8782863953452</text:p>
          </table:table-cell>
          <table:table-cell table:style-name="ce7" table:formula="of:=COM.MICROSOFT.CHISQ.INV([.B5];20)" office:value-type="float" office:value="11.731734654946" calcext:value-type="float">
            <text:p>11.731734654946</text:p>
          </table:table-cell>
          <table:table-cell table:style-name="ce7" table:formula="of:=FINV([.B5];20;10)" office:value-type="float" office:value="0.474822275937407" calcext:value-type="float">
            <text:p>0.47482227593740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0.05" calcext:value-type="float">
            <text:p>0.05</text:p>
          </table:table-cell>
          <table:table-cell table:style-name="ce7" table:formula="of:=NORMINV([.B6];0;1)" office:value-type="float" office:value="-1.64485362695147" calcext:value-type="float">
            <text:p>-1.64485362695147</text:p>
          </table:table-cell>
          <table:table-cell table:style-name="ce7" table:formula="of:=TINV([.B6];20)" office:value-type="float" office:value="2.08596344726586" calcext:value-type="float">
            <text:p>2.08596344726586</text:p>
          </table:table-cell>
          <table:table-cell table:style-name="ce7" table:formula="of:=COM.MICROSOFT.CHISQ.INV([.B6];20)" office:value-type="float" office:value="10.8508113941826" calcext:value-type="float">
            <text:p>10.8508113941826</text:p>
          </table:table-cell>
          <table:table-cell table:style-name="ce7" table:formula="of:=FINV([.B6];20;10)" office:value-type="float" office:value="0.425916586987314" calcext:value-type="float">
            <text:p>0.42591658698731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0.025" calcext:value-type="float">
            <text:p>0.025</text:p>
          </table:table-cell>
          <table:table-cell table:style-name="ce7" table:formula="of:=NORMINV([.B7];0;1)" office:value-type="float" office:value="-1.95996398454005" calcext:value-type="float">
            <text:p>-1.95996398454005</text:p>
          </table:table-cell>
          <table:table-cell table:style-name="ce7" table:formula="of:=TINV([.B7];20)" office:value-type="float" office:value="2.42311653987341" calcext:value-type="float">
            <text:p>2.42311653987341</text:p>
          </table:table-cell>
          <table:table-cell table:style-name="ce7" table:formula="of:=COM.MICROSOFT.CHISQ.INV([.B7];20)" office:value-type="float" office:value="9.59077739226487" calcext:value-type="float">
            <text:p>9.59077739226487</text:p>
          </table:table-cell>
          <table:table-cell table:style-name="ce7" table:formula="of:=FINV([.B7];20;10)" office:value-type="float" office:value="0.360532977677727" calcext:value-type="float">
            <text:p>0.36053297767772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0.01" calcext:value-type="float">
            <text:p>0.01</text:p>
          </table:table-cell>
          <table:table-cell table:style-name="ce7" table:formula="of:=NORMINV([.B8];0;1)" office:value-type="float" office:value="-2.32634787404084" calcext:value-type="float">
            <text:p>-2.32634787404084</text:p>
          </table:table-cell>
          <table:table-cell table:style-name="ce7" table:formula="of:=TINV([.B8];20)" office:value-type="float" office:value="2.84533970978611" calcext:value-type="float">
            <text:p>2.84533970978611</text:p>
          </table:table-cell>
          <table:table-cell table:style-name="ce7" table:formula="of:=COM.MICROSOFT.CHISQ.INV([.B8];20)" office:value-type="float" office:value="8.26039833254639" calcext:value-type="float">
            <text:p>8.26039833254639</text:p>
          </table:table-cell>
          <table:table-cell table:style-name="ce7" table:formula="of:=FINV([.B8];20;10)" office:value-type="float" office:value="0.296895683448462" calcext:value-type="float">
            <text:p>0.296895683448462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5"/>
          <table:table-cell table:style-name="ce7" table:formula="of:=[$'Cáculos para los dibujos'.A3:.E107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babilidades_20_y_20_cuantiles" style:display-name="PageStyle_Probabilidades y cuant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áculos_20_para_20_los_20_dibujos" style:display-name="PageStyle_Cáculos para los dibuj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56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04cm" svg:height="7.091cm" xlink:href=".." xlink:type="simple" chart:class="chart:line" chart:style-name="ch1">
        <chart:legend chart:legend-position="end" svg:x="8.552cm" svg:y="3.246cm" style:legend-expansion="high" chart:style-name="ch2"/>
        <chart:plot-area chart:style-name="ch3" table:cell-range-address="'Cáculos para los dibujos'.A4:'Cáculos para los dibujos'.B105" chart:data-source-has-labels="column" svg:x="1.288cm" svg:y="0.141cm" svg:width="7.036cm" svg:height="5.779cm">
          <chartooo:coordinate-region svg:x="2.2cm" svg:y="0.141cm" svg:width="6.094cm" svg:height="2.954cm"/>
          <chart:axis chart:dimension="x" chart:name="primary-x" chart:style-name="ch4" chartooo:axis-type="text">
            <chart:title svg:x="4.649cm" svg:y="6.062cm" chart:style-name="ch5">
              <text:p>x</text:p>
            </chart:title>
            <chart:categories table:cell-range-address="'Cáculos para los dibujos'.A4:'Cáculos para los dibujos'.A105"/>
          </chart:axis>
          <chart:axis chart:dimension="y" chart:name="primary-y" chart:style-name="ch6">
            <chart:title svg:x="0.451cm" svg:y="4.377cm" chart:style-name="ch7">
              <text:p>Densidad normal</text:p>
            </chart:title>
            <chart:grid chart:style-name="ch8" chart:class="major"/>
          </chart:axis>
          <chart:series chart:style-name="ch9" chart:values-cell-range-address="'Cáculos para los dibujos'.B4:'Cáculos para los dibujos'.B105" chart:class="chart:line"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4">
                <text:p>-4</text:p>
                <draw:g>
                  <svg:desc>'Cáculos para los dibujos'.A4:'Cáculos para los dibujos'.A105</svg:desc>
                </draw:g>
              </table:table-cell>
              <table:table-cell office:value-type="float" office:value="0.0001338302258">
                <text:p>0.0001338302258</text:p>
                <draw:g>
                  <svg:desc>'Cáculos para los dibujos'.B4:'Cáculos para los dibujos'.B105</svg:desc>
                </draw:g>
              </table:table-cell>
            </table:table-row>
            <table:table-row>
              <table:table-cell office:value-type="float" office:value="-3.92">
                <text:p>-3.92</text:p>
              </table:table-cell>
              <table:table-cell office:value-type="float" office:value="0.000183712498">
                <text:p>0.000183712498</text:p>
              </table:table-cell>
            </table:table-row>
            <table:table-row>
              <table:table-cell office:value-type="float" office:value="-3.84">
                <text:p>-3.84</text:p>
              </table:table-cell>
              <table:table-cell office:value-type="float" office:value="0.0002505784449">
                <text:p>0.0002505784449</text:p>
              </table:table-cell>
            </table:table-row>
            <table:table-row>
              <table:table-cell office:value-type="float" office:value="-3.76">
                <text:p>-3.76</text:p>
              </table:table-cell>
              <table:table-cell office:value-type="float" office:value="0.0003396012125">
                <text:p>0.0003396012125</text:p>
              </table:table-cell>
            </table:table-row>
            <table:table-row>
              <table:table-cell office:value-type="float" office:value="-3.68">
                <text:p>-3.68</text:p>
              </table:table-cell>
              <table:table-cell office:value-type="float" office:value="0.0004573148141">
                <text:p>0.0004573148141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6119019301">
                <text:p>0.0006119019301</text:p>
              </table:table-cell>
            </table:table-row>
            <table:table-row>
              <table:table-cell office:value-type="float" office:value="-3.52">
                <text:p>-3.52</text:p>
              </table:table-cell>
              <table:table-cell office:value-type="float" office:value="0.0008135212311">
                <text:p>0.0008135212311</text:p>
              </table:table-cell>
            </table:table-row>
            <table:table-row>
              <table:table-cell office:value-type="float" office:value="-3.44">
                <text:p>-3.44</text:p>
              </table:table-cell>
              <table:table-cell office:value-type="float" office:value="0.00107467334">
                <text:p>0.00107467334</text:p>
              </table:table-cell>
            </table:table-row>
            <table:table-row>
              <table:table-cell office:value-type="float" office:value="-3.36">
                <text:p>-3.36</text:p>
              </table:table-cell>
              <table:table-cell office:value-type="float" office:value="0.001410602257">
                <text:p>0.001410602257</text:p>
              </table:table-cell>
            </table:table-row>
            <table:table-row>
              <table:table-cell office:value-type="float" office:value="-3.28">
                <text:p>-3.28</text:p>
              </table:table-cell>
              <table:table-cell office:value-type="float" office:value="0.001839726181">
                <text:p>0.001839726181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2384088201">
                <text:p>0.002384088201</text:p>
              </table:table-cell>
            </table:table-row>
            <table:table-row>
              <table:table-cell office:value-type="float" office:value="-3.12">
                <text:p>-3.12</text:p>
              </table:table-cell>
              <table:table-cell office:value-type="float" office:value="0.003069813301">
                <text:p>0.003069813301</text:p>
              </table:table-cell>
            </table:table-row>
            <table:table-row>
              <table:table-cell office:value-type="float" office:value="-3.04">
                <text:p>-3.04</text:p>
              </table:table-cell>
              <table:table-cell office:value-type="float" office:value="0.003927553629">
                <text:p>0.003927553629</text:p>
              </table:table-cell>
            </table:table-row>
            <table:table-row>
              <table:table-cell office:value-type="float" office:value="-2.96">
                <text:p>-2.96</text:p>
              </table:table-cell>
              <table:table-cell office:value-type="float" office:value="0.004992899214">
                <text:p>0.004992899214</text:p>
              </table:table-cell>
            </table:table-row>
            <table:table-row>
              <table:table-cell office:value-type="float" office:value="-2.88">
                <text:p>-2.88</text:p>
              </table:table-cell>
              <table:table-cell office:value-type="float" office:value="0.006306726396">
                <text:p>0.006306726396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3">
                <text:p>0.007915451583</text:p>
              </table:table-cell>
            </table:table-row>
            <table:table-row>
              <table:table-cell office:value-type="float" office:value="-2.72">
                <text:p>-2.72</text:p>
              </table:table-cell>
              <table:table-cell office:value-type="float" office:value="0.009871153795">
                <text:p>0.009871153795</text:p>
              </table:table-cell>
            </table:table-row>
            <table:table-row>
              <table:table-cell office:value-type="float" office:value="-2.64">
                <text:p>-2.64</text:p>
              </table:table-cell>
              <table:table-cell office:value-type="float" office:value="0.01223152635">
                <text:p>0.01223152635</text:p>
              </table:table-cell>
            </table:table-row>
            <table:table-row>
              <table:table-cell office:value-type="float" office:value="-2.56">
                <text:p>-2.56</text:p>
              </table:table-cell>
              <table:table-cell office:value-type="float" office:value="0.01505961633">
                <text:p>0.01505961633</text:p>
              </table:table-cell>
            </table:table-row>
            <table:table-row>
              <table:table-cell office:value-type="float" office:value="-2.48">
                <text:p>-2.48</text:p>
              </table:table-cell>
              <table:table-cell office:value-type="float" office:value="0.01842331065">
                <text:p>0.01842331065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">
                <text:p>0.02239453029</text:p>
              </table:table-cell>
            </table:table-row>
            <table:table-row>
              <table:table-cell office:value-type="float" office:value="-2.32">
                <text:p>-2.32</text:p>
              </table:table-cell>
              <table:table-cell office:value-type="float" office:value="0.02704809955">
                <text:p>0.02704809955</text:p>
              </table:table-cell>
            </table:table-row>
            <table:table-row>
              <table:table-cell office:value-type="float" office:value="-2.24">
                <text:p>-2.24</text:p>
              </table:table-cell>
              <table:table-cell office:value-type="float" office:value="0.03246026564">
                <text:p>0.03246026564</text:p>
              </table:table-cell>
            </table:table-row>
            <table:table-row>
              <table:table-cell office:value-type="float" office:value="-2.16">
                <text:p>-2.16</text:p>
              </table:table-cell>
              <table:table-cell office:value-type="float" office:value="0.03870685615">
                <text:p>0.03870685615</text:p>
              </table:table-cell>
            </table:table-row>
            <table:table-row>
              <table:table-cell office:value-type="float" office:value="-2.08">
                <text:p>-2.08</text:p>
              </table:table-cell>
              <table:table-cell office:value-type="float" office:value="0.04586107627">
                <text:p>0.04586107627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">
                <text:p>0.05399096651</text:p>
              </table:table-cell>
            </table:table-row>
            <table:table-row>
              <table:table-cell office:value-type="float" office:value="-1.92">
                <text:p>-1.92</text:p>
              </table:table-cell>
              <table:table-cell office:value-type="float" office:value="0.06315656144">
                <text:p>0.06315656144</text:p>
              </table:table-cell>
            </table:table-row>
            <table:table-row>
              <table:table-cell office:value-type="float" office:value="-1.84">
                <text:p>-1.84</text:p>
              </table:table-cell>
              <table:table-cell office:value-type="float" office:value="0.07340681258">
                <text:p>0.07340681258</text:p>
              </table:table-cell>
            </table:table-row>
            <table:table-row>
              <table:table-cell office:value-type="float" office:value="-1.76">
                <text:p>-1.76</text:p>
              </table:table-cell>
              <table:table-cell office:value-type="float" office:value="0.08477636131">
                <text:p>0.08477636131</text:p>
              </table:table-cell>
            </table:table-row>
            <table:table-row>
              <table:table-cell office:value-type="float" office:value="-1.68">
                <text:p>-1.68</text:p>
              </table:table-cell>
              <table:table-cell office:value-type="float" office:value="0.09728226933">
                <text:p>0.09728226933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7">
                <text:p>0.1109208347</text:p>
              </table:table-cell>
            </table:table-row>
            <table:table-row>
              <table:table-cell office:value-type="float" office:value="-1.52">
                <text:p>-1.52</text:p>
              </table:table-cell>
              <table:table-cell office:value-type="float" office:value="0.1256646368">
                <text:p>0.1256646368</text:p>
              </table:table-cell>
            </table:table-row>
            <table:table-row>
              <table:table-cell office:value-type="float" office:value="-1.44">
                <text:p>-1.44</text:p>
              </table:table-cell>
              <table:table-cell office:value-type="float" office:value="0.1414599652">
                <text:p>0.1414599652</text:p>
              </table:table-cell>
            </table:table-row>
            <table:table-row>
              <table:table-cell office:value-type="float" office:value="-1.36">
                <text:p>-1.36</text:p>
              </table:table-cell>
              <table:table-cell office:value-type="float" office:value="0.1582247904">
                <text:p>0.1582247904</text:p>
              </table:table-cell>
            </table:table-row>
            <table:table-row>
              <table:table-cell office:value-type="float" office:value="-1.28">
                <text:p>-1.28</text:p>
              </table:table-cell>
              <table:table-cell office:value-type="float" office:value="0.1758474303">
                <text:p>0.1758474303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5">
                <text:p>0.194186055</text:p>
              </table:table-cell>
            </table:table-row>
            <table:table-row>
              <table:table-cell office:value-type="float" office:value="-1.12">
                <text:p>-1.12</text:p>
              </table:table-cell>
              <table:table-cell office:value-type="float" office:value="0.2130691468">
                <text:p>0.2130691468</text:p>
              </table:table-cell>
            </table:table-row>
            <table:table-row>
              <table:table-cell office:value-type="float" office:value="-1.04">
                <text:p>-1.04</text:p>
              </table:table-cell>
              <table:table-cell office:value-type="float" office:value="0.2322970047">
                <text:p>0.2322970047</text:p>
              </table:table-cell>
            </table:table-row>
            <table:table-row>
              <table:table-cell office:value-type="float" office:value="-0.959999999999997">
                <text:p>-0.959999999999997</text:p>
              </table:table-cell>
              <table:table-cell office:value-type="float" office:value="0.2516443411">
                <text:p>0.2516443411</text:p>
              </table:table-cell>
            </table:table-row>
            <table:table-row>
              <table:table-cell office:value-type="float" office:value="-0.879999999999997">
                <text:p>-0.879999999999997</text:p>
              </table:table-cell>
              <table:table-cell office:value-type="float" office:value="0.2708639718">
                <text:p>0.2708639718</text:p>
              </table:table-cell>
            </table:table-row>
            <table:table-row>
              <table:table-cell office:value-type="float" office:value="-0.799999999999997">
                <text:p>-0.799999999999997</text:p>
              </table:table-cell>
              <table:table-cell office:value-type="float" office:value="0.2896915528">
                <text:p>0.2896915528</text:p>
              </table:table-cell>
            </table:table-row>
            <table:table-row>
              <table:table-cell office:value-type="float" office:value="-0.719999999999998">
                <text:p>-0.719999999999998</text:p>
              </table:table-cell>
              <table:table-cell office:value-type="float" office:value="0.3078512605">
                <text:p>0.3078512605</text:p>
              </table:table-cell>
            </table:table-row>
            <table:table-row>
              <table:table-cell office:value-type="float" office:value="-0.639999999999998">
                <text:p>-0.639999999999998</text:p>
              </table:table-cell>
              <table:table-cell office:value-type="float" office:value="0.3250622641">
                <text:p>0.3250622641</text:p>
              </table:table-cell>
            </table:table-row>
            <table:table-row>
              <table:table-cell office:value-type="float" office:value="-0.559999999999998">
                <text:p>-0.559999999999998</text:p>
              </table:table-cell>
              <table:table-cell office:value-type="float" office:value="0.3410457886">
                <text:p>0.3410457886</text:p>
              </table:table-cell>
            </table:table-row>
            <table:table-row>
              <table:table-cell office:value-type="float" office:value="-0.479999999999998">
                <text:p>-0.479999999999998</text:p>
              </table:table-cell>
              <table:table-cell office:value-type="float" office:value="0.3555325285">
                <text:p>0.3555325285</text:p>
              </table:table-cell>
            </table:table-row>
            <table:table-row>
              <table:table-cell office:value-type="float" office:value="-0.399999999999998">
                <text:p>-0.399999999999998</text:p>
              </table:table-cell>
              <table:table-cell office:value-type="float" office:value="0.3682701403">
                <text:p>0.3682701403</text:p>
              </table:table-cell>
            </table:table-row>
            <table:table-row>
              <table:table-cell office:value-type="float" office:value="-0.319999999999998">
                <text:p>-0.319999999999998</text:p>
              </table:table-cell>
              <table:table-cell office:value-type="float" office:value="0.3790305262">
                <text:p>0.3790305262</text:p>
              </table:table-cell>
            </table:table-row>
            <table:table-row>
              <table:table-cell office:value-type="float" office:value="-0.239999999999998">
                <text:p>-0.239999999999998</text:p>
              </table:table-cell>
              <table:table-cell office:value-type="float" office:value="0.3876166151">
                <text:p>0.3876166151</text:p>
              </table:table-cell>
            </table:table-row>
            <table:table-row>
              <table:table-cell office:value-type="float" office:value="-0.159999999999998">
                <text:p>-0.159999999999998</text:p>
              </table:table-cell>
              <table:table-cell office:value-type="float" office:value="0.3938683616">
                <text:p>0.3938683616</text:p>
              </table:table-cell>
            </table:table-row>
            <table:table-row>
              <table:table-cell office:value-type="float" office:value="-0.0799999999999975">
                <text:p>-0.0799999999999975</text:p>
              </table:table-cell>
              <table:table-cell office:value-type="float" office:value="0.3976677055">
                <text:p>0.3976677055</text:p>
              </table:table-cell>
            </table:table-row>
            <table:table-row>
              <table:table-cell office:value-type="float" office:value="2.47024622979097E-015">
                <text:p>2.47024622979097E-015</text:p>
              </table:table-cell>
              <table:table-cell office:value-type="float" office:value="0.3989422804">
                <text:p>0.3989422804</text:p>
              </table:table-cell>
            </table:table-row>
            <table:table-row>
              <table:table-cell office:value-type="float" office:value="0.0800000000000025">
                <text:p>0.0800000000000025</text:p>
              </table:table-cell>
              <table:table-cell office:value-type="float" office:value="0.3976677055">
                <text:p>0.3976677055</text:p>
              </table:table-cell>
            </table:table-row>
            <table:table-row>
              <table:table-cell office:value-type="float" office:value="0.160000000000002">
                <text:p>0.160000000000002</text:p>
              </table:table-cell>
              <table:table-cell office:value-type="float" office:value="0.3938683616">
                <text:p>0.3938683616</text:p>
              </table:table-cell>
            </table:table-row>
            <table:table-row>
              <table:table-cell office:value-type="float" office:value="0.240000000000002">
                <text:p>0.240000000000002</text:p>
              </table:table-cell>
              <table:table-cell office:value-type="float" office:value="0.3876166151">
                <text:p>0.3876166151</text:p>
              </table:table-cell>
            </table:table-row>
            <table:table-row>
              <table:table-cell office:value-type="float" office:value="0.320000000000002">
                <text:p>0.320000000000002</text:p>
              </table:table-cell>
              <table:table-cell office:value-type="float" office:value="0.3790305262">
                <text:p>0.3790305262</text:p>
              </table:table-cell>
            </table:table-row>
            <table:table-row>
              <table:table-cell office:value-type="float" office:value="0.400000000000003">
                <text:p>0.400000000000003</text:p>
              </table:table-cell>
              <table:table-cell office:value-type="float" office:value="0.3682701403">
                <text:p>0.3682701403</text:p>
              </table:table-cell>
            </table:table-row>
            <table:table-row>
              <table:table-cell office:value-type="float" office:value="0.480000000000003">
                <text:p>0.480000000000003</text:p>
              </table:table-cell>
              <table:table-cell office:value-type="float" office:value="0.3555325285">
                <text:p>0.3555325285</text:p>
              </table:table-cell>
            </table:table-row>
            <table:table-row>
              <table:table-cell office:value-type="float" office:value="0.560000000000002">
                <text:p>0.560000000000002</text:p>
              </table:table-cell>
              <table:table-cell office:value-type="float" office:value="0.3410457886">
                <text:p>0.3410457886</text:p>
              </table:table-cell>
            </table:table-row>
            <table:table-row>
              <table:table-cell office:value-type="float" office:value="0.640000000000002">
                <text:p>0.640000000000002</text:p>
              </table:table-cell>
              <table:table-cell office:value-type="float" office:value="0.3250622641">
                <text:p>0.3250622641</text:p>
              </table:table-cell>
            </table:table-row>
            <table:table-row>
              <table:table-cell office:value-type="float" office:value="0.720000000000002">
                <text:p>0.720000000000002</text:p>
              </table:table-cell>
              <table:table-cell office:value-type="float" office:value="0.3078512605">
                <text:p>0.3078512605</text:p>
              </table:table-cell>
            </table:table-row>
            <table:table-row>
              <table:table-cell office:value-type="float" office:value="0.800000000000002">
                <text:p>0.800000000000002</text:p>
              </table:table-cell>
              <table:table-cell office:value-type="float" office:value="0.2896915528">
                <text:p>0.2896915528</text:p>
              </table:table-cell>
            </table:table-row>
            <table:table-row>
              <table:table-cell office:value-type="float" office:value="0.880000000000002">
                <text:p>0.880000000000002</text:p>
              </table:table-cell>
              <table:table-cell office:value-type="float" office:value="0.2708639718">
                <text:p>0.2708639718</text:p>
              </table:table-cell>
            </table:table-row>
            <table:table-row>
              <table:table-cell office:value-type="float" office:value="0.960000000000002">
                <text:p>0.960000000000002</text:p>
              </table:table-cell>
              <table:table-cell office:value-type="float" office:value="0.2516443411">
                <text:p>0.2516443411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.2322970047">
                <text:p>0.2322970047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2130691468">
                <text:p>0.213069146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94186055">
                <text:p>0.19418605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1758474303">
                <text:p>0.1758474303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1582247904">
                <text:p>0.158224790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1414599652">
                <text:p>0.1414599652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1256646368">
                <text:p>0.125664636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1109208347">
                <text:p>0.1109208347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09728226933">
                <text:p>0.09728226933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08477636131">
                <text:p>0.08477636131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0.07340681258">
                <text:p>0.0734068125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6315656144">
                <text:p>0.063156561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99096651">
                <text:p>0.05399096651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04586107627">
                <text:p>0.04586107627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03870685615">
                <text:p>0.0387068561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03246026564">
                <text:p>0.03246026564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02704809955">
                <text:p>0.0270480995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2239453029">
                <text:p>0.02239453029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01842331065">
                <text:p>0.0184233106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01505961633">
                <text:p>0.01505961633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0.01223152635">
                <text:p>0.0122315263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009871153795">
                <text:p>0.00987115379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7915451583">
                <text:p>0.007915451583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0.006306726396">
                <text:p>0.006306726396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004992899214">
                <text:p>0.004992899214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0.003927553629">
                <text:p>0.003927553629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003069813301">
                <text:p>0.00306981330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2384088201">
                <text:p>0.002384088201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001839726181">
                <text:p>0.001839726181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001410602257">
                <text:p>0.001410602257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0.00107467334">
                <text:p>0.00107467334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0008135212311">
                <text:p>0.000813521231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06119019301">
                <text:p>0.0006119019301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0.0004573148141">
                <text:p>0.0004573148141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0003396012125">
                <text:p>0.000339601212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0.0002505784449">
                <text:p>0.0002505784449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000183712498">
                <text:p>0.000183712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38302258">
                <text:p>0.0001338302258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0000968702084">
                <text:p>0.0000968702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04cm" svg:height="7.091cm" xlink:href=".." xlink:type="simple" chart:class="chart:line" chart:style-name="ch1">
        <chart:legend chart:legend-position="end" svg:x="8.552cm" svg:y="3.246cm" style:legend-expansion="high" chart:style-name="ch2"/>
        <chart:plot-area chart:style-name="ch3" table:cell-range-address="'Cáculos para los dibujos'.D4:'Cáculos para los dibujos'.E105" chart:data-source-has-labels="column" svg:x="1.288cm" svg:y="0.141cm" svg:width="7.036cm" svg:height="5.779cm">
          <chartooo:coordinate-region svg:x="2.786cm" svg:y="0.141cm" svg:width="5.404cm" svg:height="2.954cm"/>
          <chart:axis chart:dimension="x" chart:name="primary-x" chart:style-name="ch4" chartooo:axis-type="text">
            <chart:title svg:x="4.649cm" svg:y="6.062cm" chart:style-name="ch5">
              <text:p>x</text:p>
            </chart:title>
            <chart:categories table:cell-range-address="'Cáculos para los dibujos'.D4:'Cáculos para los dibujos'.D105"/>
          </chart:axis>
          <chart:axis chart:dimension="y" chart:name="primary-y" chart:style-name="ch6">
            <chart:title svg:x="0.451cm" svg:y="4.708cm" chart:style-name="ch7">
              <text:p>Densidad T Studdent</text:p>
            </chart:title>
            <chart:grid chart:style-name="ch8" chart:class="major"/>
          </chart:axis>
          <chart:series chart:style-name="ch9" chart:values-cell-range-address="'Cáculos para los dibujos'.E4:'Cáculos para los dibujos'.E105" chart:class="chart:line"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-5.163977795">
                <text:p>-5.163977795</text:p>
                <draw:g>
                  <svg:desc>'Cáculos para los dibujos'.D4:'Cáculos para los dibujos'.D105</svg:desc>
                </draw:g>
              </table:table-cell>
              <table:table-cell office:value-type="float" office:value="0.001494296636">
                <text:p>0.001494296636</text:p>
                <draw:g>
                  <svg:desc>'Cáculos para los dibujos'.E4:'Cáculos para los dibujos'.E105</svg:desc>
                </draw:g>
              </table:table-cell>
            </table:table-row>
            <table:table-row>
              <table:table-cell office:value-type="float" office:value="-5.0606982391">
                <text:p>-5.0606982391</text:p>
              </table:table-cell>
              <table:table-cell office:value-type="float" office:value="0.001654342801">
                <text:p>0.001654342801</text:p>
              </table:table-cell>
            </table:table-row>
            <table:table-row>
              <table:table-cell office:value-type="float" office:value="-4.9574186832">
                <text:p>-4.9574186832</text:p>
              </table:table-cell>
              <table:table-cell office:value-type="float" office:value="0.001834110756">
                <text:p>0.001834110756</text:p>
              </table:table-cell>
            </table:table-row>
            <table:table-row>
              <table:table-cell office:value-type="float" office:value="-4.8541391273">
                <text:p>-4.8541391273</text:p>
              </table:table-cell>
              <table:table-cell office:value-type="float" office:value="0.00203632745">
                <text:p>0.00203632745</text:p>
              </table:table-cell>
            </table:table-row>
            <table:table-row>
              <table:table-cell office:value-type="float" office:value="-4.7508595714">
                <text:p>-4.7508595714</text:p>
              </table:table-cell>
              <table:table-cell office:value-type="float" office:value="0.002264133693">
                <text:p>0.002264133693</text:p>
              </table:table-cell>
            </table:table-row>
            <table:table-row>
              <table:table-cell office:value-type="float" office:value="-4.6475800155">
                <text:p>-4.6475800155</text:p>
              </table:table-cell>
              <table:table-cell office:value-type="float" office:value="0.002521151596">
                <text:p>0.002521151596</text:p>
              </table:table-cell>
            </table:table-row>
            <table:table-row>
              <table:table-cell office:value-type="float" office:value="-4.5443004596">
                <text:p>-4.5443004596</text:p>
              </table:table-cell>
              <table:table-cell office:value-type="float" office:value="0.002811563518">
                <text:p>0.002811563518</text:p>
              </table:table-cell>
            </table:table-row>
            <table:table-row>
              <table:table-cell office:value-type="float" office:value="-4.4410209037">
                <text:p>-4.4410209037</text:p>
              </table:table-cell>
              <table:table-cell office:value-type="float" office:value="0.003140204491">
                <text:p>0.003140204491</text:p>
              </table:table-cell>
            </table:table-row>
            <table:table-row>
              <table:table-cell office:value-type="float" office:value="-4.3377413478">
                <text:p>-4.3377413478</text:p>
              </table:table-cell>
              <table:table-cell office:value-type="float" office:value="0.003512670436">
                <text:p>0.003512670436</text:p>
              </table:table-cell>
            </table:table-row>
            <table:table-row>
              <table:table-cell office:value-type="float" office:value="-4.2344617919">
                <text:p>-4.2344617919</text:p>
              </table:table-cell>
              <table:table-cell office:value-type="float" office:value="0.003935444814">
                <text:p>0.003935444814</text:p>
              </table:table-cell>
            </table:table-row>
            <table:table-row>
              <table:table-cell office:value-type="float" office:value="-4.131182236">
                <text:p>-4.131182236</text:p>
              </table:table-cell>
              <table:table-cell office:value-type="float" office:value="0.00441604679">
                <text:p>0.00441604679</text:p>
              </table:table-cell>
            </table:table-row>
            <table:table-row>
              <table:table-cell office:value-type="float" office:value="-4.0279026801">
                <text:p>-4.0279026801</text:p>
              </table:table-cell>
              <table:table-cell office:value-type="float" office:value="0.004963204381">
                <text:p>0.004963204381</text:p>
              </table:table-cell>
            </table:table-row>
            <table:table-row>
              <table:table-cell office:value-type="float" office:value="-3.9246231242">
                <text:p>-3.9246231242</text:p>
              </table:table-cell>
              <table:table-cell office:value-type="float" office:value="0.005587056557">
                <text:p>0.005587056557</text:p>
              </table:table-cell>
            </table:table-row>
            <table:table-row>
              <table:table-cell office:value-type="float" office:value="-3.8213435683">
                <text:p>-3.8213435683</text:p>
              </table:table-cell>
              <table:table-cell office:value-type="float" office:value="0.006299388675">
                <text:p>0.006299388675</text:p>
              </table:table-cell>
            </table:table-row>
            <table:table-row>
              <table:table-cell office:value-type="float" office:value="-3.7180640124">
                <text:p>-3.7180640124</text:p>
              </table:table-cell>
              <table:table-cell office:value-type="float" office:value="0.007113906092">
                <text:p>0.007113906092</text:p>
              </table:table-cell>
            </table:table-row>
            <table:table-row>
              <table:table-cell office:value-type="float" office:value="-3.6147844565">
                <text:p>-3.6147844565</text:p>
              </table:table-cell>
              <table:table-cell office:value-type="float" office:value="0.008046551125">
                <text:p>0.008046551125</text:p>
              </table:table-cell>
            </table:table-row>
            <table:table-row>
              <table:table-cell office:value-type="float" office:value="-3.5115049006">
                <text:p>-3.5115049006</text:p>
              </table:table-cell>
              <table:table-cell office:value-type="float" office:value="0.009115868731">
                <text:p>0.009115868731</text:p>
              </table:table-cell>
            </table:table-row>
            <table:table-row>
              <table:table-cell office:value-type="float" office:value="-3.4082253447">
                <text:p>-3.4082253447</text:p>
              </table:table-cell>
              <table:table-cell office:value-type="float" office:value="0.01034342619">
                <text:p>0.01034342619</text:p>
              </table:table-cell>
            </table:table-row>
            <table:table-row>
              <table:table-cell office:value-type="float" office:value="-3.3049457888">
                <text:p>-3.3049457888</text:p>
              </table:table-cell>
              <table:table-cell office:value-type="float" office:value="0.01175429159">
                <text:p>0.01175429159</text:p>
              </table:table-cell>
            </table:table-row>
            <table:table-row>
              <table:table-cell office:value-type="float" office:value="-3.2016662329">
                <text:p>-3.2016662329</text:p>
              </table:table-cell>
              <table:table-cell office:value-type="float" office:value="0.01337757468">
                <text:p>0.01337757468</text:p>
              </table:table-cell>
            </table:table-row>
            <table:table-row>
              <table:table-cell office:value-type="float" office:value="-3.098386677">
                <text:p>-3.098386677</text:p>
              </table:table-cell>
              <table:table-cell office:value-type="float" office:value="0.01524703169">
                <text:p>0.01524703169</text:p>
              </table:table-cell>
            </table:table-row>
            <table:table-row>
              <table:table-cell office:value-type="float" office:value="-2.9951071211">
                <text:p>-2.9951071211</text:p>
              </table:table-cell>
              <table:table-cell office:value-type="float" office:value="0.01740173209">
                <text:p>0.01740173209</text:p>
              </table:table-cell>
            </table:table-row>
            <table:table-row>
              <table:table-cell office:value-type="float" office:value="-2.8918275652">
                <text:p>-2.8918275652</text:p>
              </table:table-cell>
              <table:table-cell office:value-type="float" office:value="0.01988677982">
                <text:p>0.01988677982</text:p>
              </table:table-cell>
            </table:table-row>
            <table:table-row>
              <table:table-cell office:value-type="float" office:value="-2.7885480093">
                <text:p>-2.7885480093</text:p>
              </table:table-cell>
              <table:table-cell office:value-type="float" office:value="0.02275407373">
                <text:p>0.02275407373</text:p>
              </table:table-cell>
            </table:table-row>
            <table:table-row>
              <table:table-cell office:value-type="float" office:value="-2.6852684534">
                <text:p>-2.6852684534</text:p>
              </table:table-cell>
              <table:table-cell office:value-type="float" office:value="0.02606308036">
                <text:p>0.02606308036</text:p>
              </table:table-cell>
            </table:table-row>
            <table:table-row>
              <table:table-cell office:value-type="float" office:value="-2.5819888975">
                <text:p>-2.5819888975</text:p>
              </table:table-cell>
              <table:table-cell office:value-type="float" office:value="0.02988157617">
                <text:p>0.02988157617</text:p>
              </table:table-cell>
            </table:table-row>
            <table:table-row>
              <table:table-cell office:value-type="float" office:value="-2.4787093416">
                <text:p>-2.4787093416</text:p>
              </table:table-cell>
              <table:table-cell office:value-type="float" office:value="0.03428629521">
                <text:p>0.03428629521</text:p>
              </table:table-cell>
            </table:table-row>
            <table:table-row>
              <table:table-cell office:value-type="float" office:value="-2.3754297857">
                <text:p>-2.3754297857</text:p>
              </table:table-cell>
              <table:table-cell office:value-type="float" office:value="0.03936338974">
                <text:p>0.03936338974</text:p>
              </table:table-cell>
            </table:table-row>
            <table:table-row>
              <table:table-cell office:value-type="float" office:value="-2.2721502298">
                <text:p>-2.2721502298</text:p>
              </table:table-cell>
              <table:table-cell office:value-type="float" office:value="0.04520857596">
                <text:p>0.04520857596</text:p>
              </table:table-cell>
            </table:table-row>
            <table:table-row>
              <table:table-cell office:value-type="float" office:value="-2.1688706739">
                <text:p>-2.1688706739</text:p>
              </table:table-cell>
              <table:table-cell office:value-type="float" office:value="0.05192679365">
                <text:p>0.05192679365</text:p>
              </table:table-cell>
            </table:table-row>
            <table:table-row>
              <table:table-cell office:value-type="float" office:value="-2.065591118">
                <text:p>-2.065591118</text:p>
              </table:table-cell>
              <table:table-cell office:value-type="float" office:value="0.0596311585">
                <text:p>0.0596311585</text:p>
              </table:table-cell>
            </table:table-row>
            <table:table-row>
              <table:table-cell office:value-type="float" office:value="-1.9623115621">
                <text:p>-1.9623115621</text:p>
              </table:table-cell>
              <table:table-cell office:value-type="float" office:value="0.06844093222">
                <text:p>0.06844093222</text:p>
              </table:table-cell>
            </table:table-row>
            <table:table-row>
              <table:table-cell office:value-type="float" office:value="-1.8590320062">
                <text:p>-1.8590320062</text:p>
              </table:table-cell>
              <table:table-cell office:value-type="float" office:value="0.07847818449">
                <text:p>0.07847818449</text:p>
              </table:table-cell>
            </table:table-row>
            <table:table-row>
              <table:table-cell office:value-type="float" office:value="-1.7557524503">
                <text:p>-1.7557524503</text:p>
              </table:table-cell>
              <table:table-cell office:value-type="float" office:value="0.08986278304">
                <text:p>0.08986278304</text:p>
              </table:table-cell>
            </table:table-row>
            <table:table-row>
              <table:table-cell office:value-type="float" office:value="-1.6524728944">
                <text:p>-1.6524728944</text:p>
              </table:table-cell>
              <table:table-cell office:value-type="float" office:value="0.1027053407">
                <text:p>0.1027053407</text:p>
              </table:table-cell>
            </table:table-row>
            <table:table-row>
              <table:table-cell office:value-type="float" office:value="-1.5491933385">
                <text:p>-1.5491933385</text:p>
              </table:table-cell>
              <table:table-cell office:value-type="float" office:value="0.1170977934">
                <text:p>0.1170977934</text:p>
              </table:table-cell>
            </table:table-row>
            <table:table-row>
              <table:table-cell office:value-type="float" office:value="-1.4459137826">
                <text:p>-1.4459137826</text:p>
              </table:table-cell>
              <table:table-cell office:value-type="float" office:value="0.1331014117">
                <text:p>0.1331014117</text:p>
              </table:table-cell>
            </table:table-row>
            <table:table-row>
              <table:table-cell office:value-type="float" office:value="-1.3426342267">
                <text:p>-1.3426342267</text:p>
              </table:table-cell>
              <table:table-cell office:value-type="float" office:value="0.1507322902">
                <text:p>0.1507322902</text:p>
              </table:table-cell>
            </table:table-row>
            <table:table-row>
              <table:table-cell office:value-type="float" office:value="-1.2393546708">
                <text:p>-1.2393546708</text:p>
              </table:table-cell>
              <table:table-cell office:value-type="float" office:value="0.169944745">
                <text:p>0.169944745</text:p>
              </table:table-cell>
            </table:table-row>
            <table:table-row>
              <table:table-cell office:value-type="float" office:value="-1.1360751149">
                <text:p>-1.1360751149</text:p>
              </table:table-cell>
              <table:table-cell office:value-type="float" office:value="0.1906135856">
                <text:p>0.1906135856</text:p>
              </table:table-cell>
            </table:table-row>
            <table:table-row>
              <table:table-cell office:value-type="float" office:value="-1.032795559">
                <text:p>-1.032795559</text:p>
              </table:table-cell>
              <table:table-cell office:value-type="float" office:value="0.2125168992">
                <text:p>0.2125168992</text:p>
              </table:table-cell>
            </table:table-row>
            <table:table-row>
              <table:table-cell office:value-type="float" office:value="-0.929516003099998">
                <text:p>-0.929516003099998</text:p>
              </table:table-cell>
              <table:table-cell office:value-type="float" office:value="0.2353217045">
                <text:p>0.2353217045</text:p>
              </table:table-cell>
            </table:table-row>
            <table:table-row>
              <table:table-cell office:value-type="float" office:value="-0.826236447199998">
                <text:p>-0.826236447199998</text:p>
              </table:table-cell>
              <table:table-cell office:value-type="float" office:value="0.258575471">
                <text:p>0.258575471</text:p>
              </table:table-cell>
            </table:table-row>
            <table:table-row>
              <table:table-cell office:value-type="float" office:value="-0.722956891299998">
                <text:p>-0.722956891299998</text:p>
              </table:table-cell>
              <table:table-cell office:value-type="float" office:value="0.2817068302">
                <text:p>0.2817068302</text:p>
              </table:table-cell>
            </table:table-row>
            <table:table-row>
              <table:table-cell office:value-type="float" office:value="-0.619677335399998">
                <text:p>-0.619677335399998</text:p>
              </table:table-cell>
              <table:table-cell office:value-type="float" office:value="0.3040385949">
                <text:p>0.3040385949</text:p>
              </table:table-cell>
            </table:table-row>
            <table:table-row>
              <table:table-cell office:value-type="float" office:value="-0.516397779499998">
                <text:p>-0.516397779499998</text:p>
              </table:table-cell>
              <table:table-cell office:value-type="float" office:value="0.3248152221">
                <text:p>0.3248152221</text:p>
              </table:table-cell>
            </table:table-row>
            <table:table-row>
              <table:table-cell office:value-type="float" office:value="-0.413118223599998">
                <text:p>-0.413118223599998</text:p>
              </table:table-cell>
              <table:table-cell office:value-type="float" office:value="0.3432450211">
                <text:p>0.3432450211</text:p>
              </table:table-cell>
            </table:table-row>
            <table:table-row>
              <table:table-cell office:value-type="float" office:value="-0.309838667699998">
                <text:p>-0.309838667699998</text:p>
              </table:table-cell>
              <table:table-cell office:value-type="float" office:value="0.3585548591">
                <text:p>0.3585548591</text:p>
              </table:table-cell>
            </table:table-row>
            <table:table-row>
              <table:table-cell office:value-type="float" office:value="-0.206559111799998">
                <text:p>-0.206559111799998</text:p>
              </table:table-cell>
              <table:table-cell office:value-type="float" office:value="0.3700522823">
                <text:p>0.3700522823</text:p>
              </table:table-cell>
            </table:table-row>
            <table:table-row>
              <table:table-cell office:value-type="float" office:value="-0.103279555899998">
                <text:p>-0.103279555899998</text:p>
              </table:table-cell>
              <table:table-cell office:value-type="float" office:value="0.3771875361">
                <text:p>0.3771875361</text:p>
              </table:table-cell>
            </table:table-row>
            <table:table-row>
              <table:table-cell office:value-type="float" office:value="2.19269047363468E-015">
                <text:p>2.19269047363468E-015</text:p>
              </table:table-cell>
              <table:table-cell office:value-type="float" office:value="0.3796066898">
                <text:p>0.3796066898</text:p>
              </table:table-cell>
            </table:table-row>
            <table:table-row>
              <table:table-cell office:value-type="float" office:value="0.103279555900002">
                <text:p>0.103279555900002</text:p>
              </table:table-cell>
              <table:table-cell office:value-type="float" office:value="0.3771875361">
                <text:p>0.3771875361</text:p>
              </table:table-cell>
            </table:table-row>
            <table:table-row>
              <table:table-cell office:value-type="float" office:value="0.206559111800002">
                <text:p>0.206559111800002</text:p>
              </table:table-cell>
              <table:table-cell office:value-type="float" office:value="0.3700522823">
                <text:p>0.3700522823</text:p>
              </table:table-cell>
            </table:table-row>
            <table:table-row>
              <table:table-cell office:value-type="float" office:value="0.309838667700002">
                <text:p>0.309838667700002</text:p>
              </table:table-cell>
              <table:table-cell office:value-type="float" office:value="0.3585548591">
                <text:p>0.3585548591</text:p>
              </table:table-cell>
            </table:table-row>
            <table:table-row>
              <table:table-cell office:value-type="float" office:value="0.413118223600002">
                <text:p>0.413118223600002</text:p>
              </table:table-cell>
              <table:table-cell office:value-type="float" office:value="0.3432450211">
                <text:p>0.3432450211</text:p>
              </table:table-cell>
            </table:table-row>
            <table:table-row>
              <table:table-cell office:value-type="float" office:value="0.516397779500002">
                <text:p>0.516397779500002</text:p>
              </table:table-cell>
              <table:table-cell office:value-type="float" office:value="0.3248152221">
                <text:p>0.3248152221</text:p>
              </table:table-cell>
            </table:table-row>
            <table:table-row>
              <table:table-cell office:value-type="float" office:value="0.619677335400002">
                <text:p>0.619677335400002</text:p>
              </table:table-cell>
              <table:table-cell office:value-type="float" office:value="0.3040385949">
                <text:p>0.3040385949</text:p>
              </table:table-cell>
            </table:table-row>
            <table:table-row>
              <table:table-cell office:value-type="float" office:value="0.722956891300002">
                <text:p>0.722956891300002</text:p>
              </table:table-cell>
              <table:table-cell office:value-type="float" office:value="0.2817068302">
                <text:p>0.2817068302</text:p>
              </table:table-cell>
            </table:table-row>
            <table:table-row>
              <table:table-cell office:value-type="float" office:value="0.826236447200002">
                <text:p>0.826236447200002</text:p>
              </table:table-cell>
              <table:table-cell office:value-type="float" office:value="0.258575471">
                <text:p>0.258575471</text:p>
              </table:table-cell>
            </table:table-row>
            <table:table-row>
              <table:table-cell office:value-type="float" office:value="0.929516003100002">
                <text:p>0.929516003100002</text:p>
              </table:table-cell>
              <table:table-cell office:value-type="float" office:value="0.2353217045">
                <text:p>0.2353217045</text:p>
              </table:table-cell>
            </table:table-row>
            <table:table-row>
              <table:table-cell office:value-type="float" office:value="1.032795559">
                <text:p>1.032795559</text:p>
              </table:table-cell>
              <table:table-cell office:value-type="float" office:value="0.2125168992">
                <text:p>0.2125168992</text:p>
              </table:table-cell>
            </table:table-row>
            <table:table-row>
              <table:table-cell office:value-type="float" office:value="1.1360751149">
                <text:p>1.1360751149</text:p>
              </table:table-cell>
              <table:table-cell office:value-type="float" office:value="0.1906135856">
                <text:p>0.1906135856</text:p>
              </table:table-cell>
            </table:table-row>
            <table:table-row>
              <table:table-cell office:value-type="float" office:value="1.2393546708">
                <text:p>1.2393546708</text:p>
              </table:table-cell>
              <table:table-cell office:value-type="float" office:value="0.169944745">
                <text:p>0.169944745</text:p>
              </table:table-cell>
            </table:table-row>
            <table:table-row>
              <table:table-cell office:value-type="float" office:value="1.3426342267">
                <text:p>1.3426342267</text:p>
              </table:table-cell>
              <table:table-cell office:value-type="float" office:value="0.1507322902">
                <text:p>0.1507322902</text:p>
              </table:table-cell>
            </table:table-row>
            <table:table-row>
              <table:table-cell office:value-type="float" office:value="1.4459137826">
                <text:p>1.4459137826</text:p>
              </table:table-cell>
              <table:table-cell office:value-type="float" office:value="0.1331014117">
                <text:p>0.1331014117</text:p>
              </table:table-cell>
            </table:table-row>
            <table:table-row>
              <table:table-cell office:value-type="float" office:value="1.5491933385">
                <text:p>1.5491933385</text:p>
              </table:table-cell>
              <table:table-cell office:value-type="float" office:value="0.1170977934">
                <text:p>0.1170977934</text:p>
              </table:table-cell>
            </table:table-row>
            <table:table-row>
              <table:table-cell office:value-type="float" office:value="1.6524728944">
                <text:p>1.6524728944</text:p>
              </table:table-cell>
              <table:table-cell office:value-type="float" office:value="0.1027053407">
                <text:p>0.1027053407</text:p>
              </table:table-cell>
            </table:table-row>
            <table:table-row>
              <table:table-cell office:value-type="float" office:value="1.7557524503">
                <text:p>1.7557524503</text:p>
              </table:table-cell>
              <table:table-cell office:value-type="float" office:value="0.08986278304">
                <text:p>0.08986278304</text:p>
              </table:table-cell>
            </table:table-row>
            <table:table-row>
              <table:table-cell office:value-type="float" office:value="1.8590320062">
                <text:p>1.8590320062</text:p>
              </table:table-cell>
              <table:table-cell office:value-type="float" office:value="0.07847818449">
                <text:p>0.07847818449</text:p>
              </table:table-cell>
            </table:table-row>
            <table:table-row>
              <table:table-cell office:value-type="float" office:value="1.9623115621">
                <text:p>1.9623115621</text:p>
              </table:table-cell>
              <table:table-cell office:value-type="float" office:value="0.06844093222">
                <text:p>0.06844093222</text:p>
              </table:table-cell>
            </table:table-row>
            <table:table-row>
              <table:table-cell office:value-type="float" office:value="2.065591118">
                <text:p>2.065591118</text:p>
              </table:table-cell>
              <table:table-cell office:value-type="float" office:value="0.0596311585">
                <text:p>0.0596311585</text:p>
              </table:table-cell>
            </table:table-row>
            <table:table-row>
              <table:table-cell office:value-type="float" office:value="2.1688706739">
                <text:p>2.1688706739</text:p>
              </table:table-cell>
              <table:table-cell office:value-type="float" office:value="0.05192679365">
                <text:p>0.05192679365</text:p>
              </table:table-cell>
            </table:table-row>
            <table:table-row>
              <table:table-cell office:value-type="float" office:value="2.2721502298">
                <text:p>2.2721502298</text:p>
              </table:table-cell>
              <table:table-cell office:value-type="float" office:value="0.04520857596">
                <text:p>0.04520857596</text:p>
              </table:table-cell>
            </table:table-row>
            <table:table-row>
              <table:table-cell office:value-type="float" office:value="2.3754297857">
                <text:p>2.3754297857</text:p>
              </table:table-cell>
              <table:table-cell office:value-type="float" office:value="0.03936338974">
                <text:p>0.03936338974</text:p>
              </table:table-cell>
            </table:table-row>
            <table:table-row>
              <table:table-cell office:value-type="float" office:value="2.4787093416">
                <text:p>2.4787093416</text:p>
              </table:table-cell>
              <table:table-cell office:value-type="float" office:value="0.03428629521">
                <text:p>0.03428629521</text:p>
              </table:table-cell>
            </table:table-row>
            <table:table-row>
              <table:table-cell office:value-type="float" office:value="2.5819888975">
                <text:p>2.5819888975</text:p>
              </table:table-cell>
              <table:table-cell office:value-type="float" office:value="0.02988157617">
                <text:p>0.02988157617</text:p>
              </table:table-cell>
            </table:table-row>
            <table:table-row>
              <table:table-cell office:value-type="float" office:value="2.6852684534">
                <text:p>2.6852684534</text:p>
              </table:table-cell>
              <table:table-cell office:value-type="float" office:value="0.02606308036">
                <text:p>0.02606308036</text:p>
              </table:table-cell>
            </table:table-row>
            <table:table-row>
              <table:table-cell office:value-type="float" office:value="2.7885480093">
                <text:p>2.7885480093</text:p>
              </table:table-cell>
              <table:table-cell office:value-type="float" office:value="0.02275407373">
                <text:p>0.02275407373</text:p>
              </table:table-cell>
            </table:table-row>
            <table:table-row>
              <table:table-cell office:value-type="float" office:value="2.8918275652">
                <text:p>2.8918275652</text:p>
              </table:table-cell>
              <table:table-cell office:value-type="float" office:value="0.01988677982">
                <text:p>0.01988677982</text:p>
              </table:table-cell>
            </table:table-row>
            <table:table-row>
              <table:table-cell office:value-type="float" office:value="2.9951071211">
                <text:p>2.9951071211</text:p>
              </table:table-cell>
              <table:table-cell office:value-type="float" office:value="0.01740173209">
                <text:p>0.01740173209</text:p>
              </table:table-cell>
            </table:table-row>
            <table:table-row>
              <table:table-cell office:value-type="float" office:value="3.098386677">
                <text:p>3.098386677</text:p>
              </table:table-cell>
              <table:table-cell office:value-type="float" office:value="0.01524703169">
                <text:p>0.01524703169</text:p>
              </table:table-cell>
            </table:table-row>
            <table:table-row>
              <table:table-cell office:value-type="float" office:value="3.2016662329">
                <text:p>3.2016662329</text:p>
              </table:table-cell>
              <table:table-cell office:value-type="float" office:value="0.01337757468">
                <text:p>0.01337757468</text:p>
              </table:table-cell>
            </table:table-row>
            <table:table-row>
              <table:table-cell office:value-type="float" office:value="3.3049457888">
                <text:p>3.3049457888</text:p>
              </table:table-cell>
              <table:table-cell office:value-type="float" office:value="0.01175429159">
                <text:p>0.01175429159</text:p>
              </table:table-cell>
            </table:table-row>
            <table:table-row>
              <table:table-cell office:value-type="float" office:value="3.4082253447">
                <text:p>3.4082253447</text:p>
              </table:table-cell>
              <table:table-cell office:value-type="float" office:value="0.01034342619">
                <text:p>0.01034342619</text:p>
              </table:table-cell>
            </table:table-row>
            <table:table-row>
              <table:table-cell office:value-type="float" office:value="3.5115049006">
                <text:p>3.5115049006</text:p>
              </table:table-cell>
              <table:table-cell office:value-type="float" office:value="0.009115868731">
                <text:p>0.009115868731</text:p>
              </table:table-cell>
            </table:table-row>
            <table:table-row>
              <table:table-cell office:value-type="float" office:value="3.6147844565">
                <text:p>3.6147844565</text:p>
              </table:table-cell>
              <table:table-cell office:value-type="float" office:value="0.008046551125">
                <text:p>0.008046551125</text:p>
              </table:table-cell>
            </table:table-row>
            <table:table-row>
              <table:table-cell office:value-type="float" office:value="3.7180640124">
                <text:p>3.7180640124</text:p>
              </table:table-cell>
              <table:table-cell office:value-type="float" office:value="0.007113906092">
                <text:p>0.007113906092</text:p>
              </table:table-cell>
            </table:table-row>
            <table:table-row>
              <table:table-cell office:value-type="float" office:value="3.8213435683">
                <text:p>3.8213435683</text:p>
              </table:table-cell>
              <table:table-cell office:value-type="float" office:value="0.006299388675">
                <text:p>0.006299388675</text:p>
              </table:table-cell>
            </table:table-row>
            <table:table-row>
              <table:table-cell office:value-type="float" office:value="3.9246231242">
                <text:p>3.9246231242</text:p>
              </table:table-cell>
              <table:table-cell office:value-type="float" office:value="0.005587056557">
                <text:p>0.005587056557</text:p>
              </table:table-cell>
            </table:table-row>
            <table:table-row>
              <table:table-cell office:value-type="float" office:value="4.0279026801">
                <text:p>4.0279026801</text:p>
              </table:table-cell>
              <table:table-cell office:value-type="float" office:value="0.004963204381">
                <text:p>0.004963204381</text:p>
              </table:table-cell>
            </table:table-row>
            <table:table-row>
              <table:table-cell office:value-type="float" office:value="4.131182236">
                <text:p>4.131182236</text:p>
              </table:table-cell>
              <table:table-cell office:value-type="float" office:value="0.00441604679">
                <text:p>0.00441604679</text:p>
              </table:table-cell>
            </table:table-row>
            <table:table-row>
              <table:table-cell office:value-type="float" office:value="4.2344617919">
                <text:p>4.2344617919</text:p>
              </table:table-cell>
              <table:table-cell office:value-type="float" office:value="0.003935444814">
                <text:p>0.003935444814</text:p>
              </table:table-cell>
            </table:table-row>
            <table:table-row>
              <table:table-cell office:value-type="float" office:value="4.3377413478">
                <text:p>4.3377413478</text:p>
              </table:table-cell>
              <table:table-cell office:value-type="float" office:value="0.003512670436">
                <text:p>0.003512670436</text:p>
              </table:table-cell>
            </table:table-row>
            <table:table-row>
              <table:table-cell office:value-type="float" office:value="4.4410209037">
                <text:p>4.4410209037</text:p>
              </table:table-cell>
              <table:table-cell office:value-type="float" office:value="0.003140204491">
                <text:p>0.003140204491</text:p>
              </table:table-cell>
            </table:table-row>
            <table:table-row>
              <table:table-cell office:value-type="float" office:value="4.5443004596">
                <text:p>4.5443004596</text:p>
              </table:table-cell>
              <table:table-cell office:value-type="float" office:value="0.002811563518">
                <text:p>0.002811563518</text:p>
              </table:table-cell>
            </table:table-row>
            <table:table-row>
              <table:table-cell office:value-type="float" office:value="4.6475800155">
                <text:p>4.6475800155</text:p>
              </table:table-cell>
              <table:table-cell office:value-type="float" office:value="0.002521151596">
                <text:p>0.002521151596</text:p>
              </table:table-cell>
            </table:table-row>
            <table:table-row>
              <table:table-cell office:value-type="float" office:value="4.7508595714">
                <text:p>4.7508595714</text:p>
              </table:table-cell>
              <table:table-cell office:value-type="float" office:value="0.002264133693">
                <text:p>0.002264133693</text:p>
              </table:table-cell>
            </table:table-row>
            <table:table-row>
              <table:table-cell office:value-type="float" office:value="4.8541391273">
                <text:p>4.8541391273</text:p>
              </table:table-cell>
              <table:table-cell office:value-type="float" office:value="0.00203632745">
                <text:p>0.00203632745</text:p>
              </table:table-cell>
            </table:table-row>
            <table:table-row>
              <table:table-cell office:value-type="float" office:value="4.9574186832">
                <text:p>4.9574186832</text:p>
              </table:table-cell>
              <table:table-cell office:value-type="float" office:value="0.001834110756">
                <text:p>0.001834110756</text:p>
              </table:table-cell>
            </table:table-row>
            <table:table-row>
              <table:table-cell office:value-type="float" office:value="5.0606982391">
                <text:p>5.0606982391</text:p>
              </table:table-cell>
              <table:table-cell office:value-type="float" office:value="0.001654342801">
                <text:p>0.001654342801</text:p>
              </table:table-cell>
            </table:table-row>
            <table:table-row>
              <table:table-cell office:value-type="float" office:value="5.163977795">
                <text:p>5.163977795</text:p>
              </table:table-cell>
              <table:table-cell office:value-type="float" office:value="0.001494296636">
                <text:p>0.001494296636</text:p>
              </table:table-cell>
            </table:table-row>
            <table:table-row>
              <table:table-cell office:value-type="float" office:value="5.26725735090001">
                <text:p>5.26725735090001</text:p>
              </table:table-cell>
              <table:table-cell office:value-type="float" office:value="0.001351601532">
                <text:p>0.0013516015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04cm" svg:height="7.091cm" xlink:href=".." xlink:type="simple" chart:class="chart:line" chart:style-name="ch1">
        <chart:legend chart:legend-position="end" svg:x="8.552cm" svg:y="3.246cm" style:legend-expansion="high" chart:style-name="ch2"/>
        <chart:plot-area chart:style-name="ch3" table:cell-range-address="'Cáculos para los dibujos'.G4:'Cáculos para los dibujos'.H33" chart:data-source-has-labels="column" svg:x="1.288cm" svg:y="0.141cm" svg:width="7.036cm" svg:height="5.779cm">
          <chartooo:coordinate-region svg:x="2.397cm" svg:y="0.141cm" svg:width="5.927cm" svg:height="3.16cm"/>
          <chart:axis chart:dimension="x" chart:name="primary-x" chart:style-name="ch4" chartooo:axis-type="text">
            <chart:title svg:x="4.649cm" svg:y="6.062cm" chart:style-name="ch5">
              <text:p>x</text:p>
            </chart:title>
            <chart:categories table:cell-range-address="'Cáculos para los dibujos'.G4:'Cáculos para los dibujos'.G33"/>
          </chart:axis>
          <chart:axis chart:dimension="y" chart:name="primary-y" chart:style-name="ch6">
            <chart:title svg:x="0.451cm" svg:y="4.708cm" chart:style-name="ch7">
              <text:p>Densidad T Studdent</text:p>
            </chart:title>
            <chart:grid chart:style-name="ch8" chart:class="major"/>
          </chart:axis>
          <chart:series chart:style-name="ch9" chart:values-cell-range-address="'Cáculos para los dibujos'.H4:'Cáculos para los dibujos'.H33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áculos para los dibujos'.G4:'Cáculos para los dibujos'.G33</svg:desc>
                </draw:g>
              </table:table-cell>
              <table:table-cell office:value-type="float" office:value="0">
                <text:p>0</text:p>
                <draw:g>
                  <svg:desc>'Cáculos para los dibujos'.H4:'Cáculos para los dibujos'.H33</svg:desc>
                </draw:g>
              </table:table-cell>
            </table:table-row>
            <table:table-row>
              <table:table-cell office:value-type="float" office:value="0.01847530691">
                <text:p>0.01847530691</text:p>
              </table:table-cell>
              <table:table-cell office:value-type="float" office:value="0.000001222604806">
                <text:p>0.000001222604806</text:p>
              </table:table-cell>
            </table:table-row>
            <table:table-row>
              <table:table-cell office:value-type="float" office:value="0.01847530691">
                <text:p>0.01847530691</text:p>
              </table:table-cell>
              <table:table-cell office:value-type="float" office:value="0.000001222604806">
                <text:p>0.000001222604806</text:p>
              </table:table-cell>
            </table:table-row>
            <table:table-row>
              <table:table-cell office:value-type="float" office:value="0.03695061382">
                <text:p>0.03695061382</text:p>
              </table:table-cell>
              <table:table-cell office:value-type="float" office:value="0.000006852502866">
                <text:p>0.000006852502866</text:p>
              </table:table-cell>
            </table:table-row>
            <table:table-row>
              <table:table-cell office:value-type="float" office:value="0.05542592073">
                <text:p>0.05542592073</text:p>
              </table:table-cell>
              <table:table-cell office:value-type="float" office:value="0.00001870964346">
                <text:p>0.00001870964346</text:p>
              </table:table-cell>
            </table:table-row>
            <table:table-row>
              <table:table-cell office:value-type="float" office:value="0.09237653455">
                <text:p>0.09237653455</text:p>
              </table:table-cell>
              <table:table-cell office:value-type="float" office:value="0.00006586635974">
                <text:p>0.00006586635974</text:p>
              </table:table-cell>
            </table:table-row>
            <table:table-row>
              <table:table-cell office:value-type="float" office:value="0.14780245528">
                <text:p>0.14780245528</text:p>
              </table:table-cell>
              <table:table-cell office:value-type="float" office:value="0.000207456971">
                <text:p>0.000207456971</text:p>
              </table:table-cell>
            </table:table-row>
            <table:table-row>
              <table:table-cell office:value-type="float" office:value="0.24017898983">
                <text:p>0.24017898983</text:p>
              </table:table-cell>
              <table:table-cell office:value-type="float" office:value="0.0006668100493">
                <text:p>0.0006668100493</text:p>
              </table:table-cell>
            </table:table-row>
            <table:table-row>
              <table:table-cell office:value-type="float" office:value="0.38798144511">
                <text:p>0.38798144511</text:p>
              </table:table-cell>
              <table:table-cell office:value-type="float" office:value="0.002053984193">
                <text:p>0.002053984193</text:p>
              </table:table-cell>
            </table:table-row>
            <table:table-row>
              <table:table-cell office:value-type="float" office:value="0.62816043494">
                <text:p>0.62816043494</text:p>
              </table:table-cell>
              <table:table-cell office:value-type="float" office:value="0.006075638813">
                <text:p>0.006075638813</text:p>
              </table:table-cell>
            </table:table-row>
            <table:table-row>
              <table:table-cell office:value-type="float" office:value="1.01614188005">
                <text:p>1.01614188005</text:p>
              </table:table-cell>
              <table:table-cell office:value-type="float" office:value="0.01665529305">
                <text:p>0.01665529305</text:p>
              </table:table-cell>
            </table:table-row>
            <table:table-row>
              <table:table-cell office:value-type="float" office:value="1.64430231499">
                <text:p>1.64430231499</text:p>
              </table:table-cell>
              <table:table-cell office:value-type="float" office:value="0.04052446278">
                <text:p>0.04052446278</text:p>
              </table:table-cell>
            </table:table-row>
            <table:table-row>
              <table:table-cell office:value-type="float" office:value="2.66044419504">
                <text:p>2.66044419504</text:p>
              </table:table-cell>
              <table:table-cell office:value-type="float" office:value="0.08118879099">
                <text:p>0.08118879099</text:p>
              </table:table-cell>
            </table:table-row>
            <table:table-row>
              <table:table-cell office:value-type="float" office:value="4.30474651003">
                <text:p>4.30474651003</text:p>
              </table:table-cell>
              <table:table-cell office:value-type="float" office:value="0.1188294086">
                <text:p>0.1188294086</text:p>
              </table:table-cell>
            </table:table-row>
            <table:table-row>
              <table:table-cell office:value-type="float" office:value="6.96519070507">
                <text:p>6.96519070507</text:p>
              </table:table-cell>
              <table:table-cell office:value-type="float" office:value="0.1046355815">
                <text:p>0.1046355815</text:p>
              </table:table-cell>
            </table:table-row>
            <table:table-row>
              <table:table-cell office:value-type="float" office:value="11.2699372151">
                <text:p>11.2699372151</text:p>
              </table:table-cell>
              <table:table-cell office:value-type="float" office:value="0.04049363618">
                <text:p>0.04049363618</text:p>
              </table:table-cell>
            </table:table-row>
            <table:table-row>
              <table:table-cell office:value-type="float" office:value="18.23512792017">
                <text:p>18.23512792017</text:p>
              </table:table-cell>
              <table:table-cell office:value-type="float" office:value="0.004143650589">
                <text:p>0.004143650589</text:p>
              </table:table-cell>
            </table:table-row>
            <table:table-row>
              <table:table-cell office:value-type="float" office:value="29.50506513527">
                <text:p>29.50506513527</text:p>
              </table:table-cell>
              <table:table-cell office:value-type="float" office:value="0.00004927388026">
                <text:p>0.00004927388026</text:p>
              </table:table-cell>
            </table:table-row>
            <table:table-row>
              <table:table-cell office:value-type="float" office:value="47.74019305544">
                <text:p>47.74019305544</text:p>
              </table:table-cell>
              <table:table-cell office:value-type="float" office:value="0.00000001800437422">
                <text:p>0.00000001800437422</text:p>
              </table:table-cell>
            </table:table-row>
            <table:table-row>
              <table:table-cell office:value-type="float" office:value="77.24525819071">
                <text:p>77.24525819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.98545124615">
                <text:p>124.9854512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.23070943686">
                <text:p>202.23070943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.21616068301">
                <text:p>327.21616068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.44687011987">
                <text:p>529.4468701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6.66303080288">
                <text:p>856.6630308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6.10990092275">
                <text:p>1386.1099009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2.77293172563">
                <text:p>2242.7729317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8.88283264838">
                <text:p>3628.88283264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1.65576437401">
                <text:p>5871.6557643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0.53859702239">
                <text:p>9500.538597022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04cm" svg:height="7.091cm" xlink:href=".." xlink:type="simple" chart:class="chart:line" chart:style-name="ch1">
        <chart:legend chart:legend-position="end" svg:x="8.552cm" svg:y="3.246cm" style:legend-expansion="high" chart:style-name="ch2"/>
        <chart:plot-area chart:style-name="ch3" table:cell-range-address="'Cáculos para los dibujos'.J6:'Cáculos para los dibujos'.K106" chart:data-source-has-labels="column" svg:x="1.288cm" svg:y="0.141cm" svg:width="7.036cm" svg:height="5.779cm">
          <chartooo:coordinate-region svg:x="2.47cm" svg:y="0.141cm" svg:width="5.854cm" svg:height="3.16cm"/>
          <chart:axis chart:dimension="x" chart:name="primary-x" chart:style-name="ch4" chartooo:axis-type="text">
            <chart:title svg:x="4.649cm" svg:y="6.062cm" chart:style-name="ch5">
              <text:p>x</text:p>
            </chart:title>
            <chart:categories table:cell-range-address="'Cáculos para los dibujos'.J6:'Cáculos para los dibujos'.J106"/>
          </chart:axis>
          <chart:axis chart:dimension="y" chart:name="primary-y" chart:style-name="ch6">
            <chart:title svg:x="0.382cm" svg:y="0.355cm" chart:style-name="ch7">
              <text:p>Densidad F de Fisher</text:p>
            </chart:title>
            <chart:grid chart:style-name="ch8" chart:class="major"/>
          </chart:axis>
          <chart:series chart:style-name="ch9" chart:values-cell-range-address="'Cáculos para los dibujos'.K6:'Cáculos para los dibujos'.K106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áculos para los dibujos'.J6:'Cáculos para los dibujos'.J106</svg:desc>
                </draw:g>
              </table:table-cell>
              <table:table-cell office:value-type="float" office:value="0">
                <text:p>0</text:p>
                <draw:g>
                  <svg:desc>'Cáculos para los dibujos'.K6:'Cáculos para los dibujos'.K106</svg:desc>
                </draw:g>
              </table:table-cell>
            </table:table-row>
            <table:table-row>
              <table:table-cell office:value-type="float" office:value="0.2629003448">
                <text:p>0.2629003448</text:p>
              </table:table-cell>
              <table:table-cell office:value-type="float" office:value="0.213001310191535">
                <text:p>0.213001310191535</text:p>
              </table:table-cell>
            </table:table-row>
            <table:table-row>
              <table:table-cell office:value-type="float" office:value="0.29033663994">
                <text:p>0.29033663994</text:p>
              </table:table-cell>
              <table:table-cell office:value-type="float" office:value="0.267975173871488">
                <text:p>0.267975173871488</text:p>
              </table:table-cell>
            </table:table-row>
            <table:table-row>
              <table:table-cell office:value-type="float" office:value="0.31777293508">
                <text:p>0.31777293508</text:p>
              </table:table-cell>
              <table:table-cell office:value-type="float" office:value="0.325707882120039">
                <text:p>0.325707882120039</text:p>
              </table:table-cell>
            </table:table-row>
            <table:table-row>
              <table:table-cell office:value-type="float" office:value="0.34520923022">
                <text:p>0.34520923022</text:p>
              </table:table-cell>
              <table:table-cell office:value-type="float" office:value="0.384731474589776">
                <text:p>0.384731474589776</text:p>
              </table:table-cell>
            </table:table-row>
            <table:table-row>
              <table:table-cell office:value-type="float" office:value="0.37264552536">
                <text:p>0.37264552536</text:p>
              </table:table-cell>
              <table:table-cell office:value-type="float" office:value="0.443673542156261">
                <text:p>0.443673542156261</text:p>
              </table:table-cell>
            </table:table-row>
            <table:table-row>
              <table:table-cell office:value-type="float" office:value="0.4000818205">
                <text:p>0.4000818205</text:p>
              </table:table-cell>
              <table:table-cell office:value-type="float" office:value="0.501304676634222">
                <text:p>0.501304676634222</text:p>
              </table:table-cell>
            </table:table-row>
            <table:table-row>
              <table:table-cell office:value-type="float" office:value="0.42751811564">
                <text:p>0.42751811564</text:p>
              </table:table-cell>
              <table:table-cell office:value-type="float" office:value="0.556566112256408">
                <text:p>0.556566112256408</text:p>
              </table:table-cell>
            </table:table-row>
            <table:table-row>
              <table:table-cell office:value-type="float" office:value="0.45495441078">
                <text:p>0.45495441078</text:p>
              </table:table-cell>
              <table:table-cell office:value-type="float" office:value="0.608581779586874">
                <text:p>0.608581779586874</text:p>
              </table:table-cell>
            </table:table-row>
            <table:table-row>
              <table:table-cell office:value-type="float" office:value="0.48239070592">
                <text:p>0.48239070592</text:p>
              </table:table-cell>
              <table:table-cell office:value-type="float" office:value="0.656658656752505">
                <text:p>0.656658656752505</text:p>
              </table:table-cell>
            </table:table-row>
            <table:table-row>
              <table:table-cell office:value-type="float" office:value="0.50982700106">
                <text:p>0.50982700106</text:p>
              </table:table-cell>
              <table:table-cell office:value-type="float" office:value="0.700278777357975">
                <text:p>0.700278777357975</text:p>
              </table:table-cell>
            </table:table-row>
            <table:table-row>
              <table:table-cell office:value-type="float" office:value="0.5372632962">
                <text:p>0.5372632962</text:p>
              </table:table-cell>
              <table:table-cell office:value-type="float" office:value="0.739085671103362">
                <text:p>0.739085671103362</text:p>
              </table:table-cell>
            </table:table-row>
            <table:table-row>
              <table:table-cell office:value-type="float" office:value="0.56469959134">
                <text:p>0.56469959134</text:p>
              </table:table-cell>
              <table:table-cell office:value-type="float" office:value="0.772867446791855">
                <text:p>0.772867446791855</text:p>
              </table:table-cell>
            </table:table-row>
            <table:table-row>
              <table:table-cell office:value-type="float" office:value="0.59213588648">
                <text:p>0.59213588648</text:p>
              </table:table-cell>
              <table:table-cell office:value-type="float" office:value="0.801538216818206">
                <text:p>0.801538216818206</text:p>
              </table:table-cell>
            </table:table-row>
            <table:table-row>
              <table:table-cell office:value-type="float" office:value="0.61957218162">
                <text:p>0.61957218162</text:p>
              </table:table-cell>
              <table:table-cell office:value-type="float" office:value="0.825119123827621">
                <text:p>0.825119123827621</text:p>
              </table:table-cell>
            </table:table-row>
            <table:table-row>
              <table:table-cell office:value-type="float" office:value="0.64700847676">
                <text:p>0.64700847676</text:p>
              </table:table-cell>
              <table:table-cell office:value-type="float" office:value="0.843719867298019">
                <text:p>0.843719867298019</text:p>
              </table:table-cell>
            </table:table-row>
            <table:table-row>
              <table:table-cell office:value-type="float" office:value="0.6744447719">
                <text:p>0.6744447719</text:p>
              </table:table-cell>
              <table:table-cell office:value-type="float" office:value="0.857521336239637">
                <text:p>0.857521336239637</text:p>
              </table:table-cell>
            </table:table-row>
            <table:table-row>
              <table:table-cell office:value-type="float" office:value="0.70188106704">
                <text:p>0.70188106704</text:p>
              </table:table-cell>
              <table:table-cell office:value-type="float" office:value="0.866759726267465">
                <text:p>0.866759726267465</text:p>
              </table:table-cell>
            </table:table-row>
            <table:table-row>
              <table:table-cell office:value-type="float" office:value="0.72931736218">
                <text:p>0.72931736218</text:p>
              </table:table-cell>
              <table:table-cell office:value-type="float" office:value="0.871712345812955">
                <text:p>0.871712345812955</text:p>
              </table:table-cell>
            </table:table-row>
            <table:table-row>
              <table:table-cell office:value-type="float" office:value="0.75675365732">
                <text:p>0.75675365732</text:p>
              </table:table-cell>
              <table:table-cell office:value-type="float" office:value="0.872685187942746">
                <text:p>0.872685187942746</text:p>
              </table:table-cell>
            </table:table-row>
            <table:table-row>
              <table:table-cell office:value-type="float" office:value="0.78418995246">
                <text:p>0.78418995246</text:p>
              </table:table-cell>
              <table:table-cell office:value-type="float" office:value="0.870002252522786">
                <text:p>0.870002252522786</text:p>
              </table:table-cell>
            </table:table-row>
            <table:table-row>
              <table:table-cell office:value-type="float" office:value="0.8116262476">
                <text:p>0.8116262476</text:p>
              </table:table-cell>
              <table:table-cell office:value-type="float" office:value="0.863996540674162">
                <text:p>0.863996540674162</text:p>
              </table:table-cell>
            </table:table-row>
            <table:table-row>
              <table:table-cell office:value-type="float" office:value="0.83906254274">
                <text:p>0.83906254274</text:p>
              </table:table-cell>
              <table:table-cell office:value-type="float" office:value="0.855002603089018">
                <text:p>0.855002603089018</text:p>
              </table:table-cell>
            </table:table-row>
            <table:table-row>
              <table:table-cell office:value-type="float" office:value="0.86649883788">
                <text:p>0.86649883788</text:p>
              </table:table-cell>
              <table:table-cell office:value-type="float" office:value="0.843350500382602">
                <text:p>0.843350500382602</text:p>
              </table:table-cell>
            </table:table-row>
            <table:table-row>
              <table:table-cell office:value-type="float" office:value="0.89393513302">
                <text:p>0.89393513302</text:p>
              </table:table-cell>
              <table:table-cell office:value-type="float" office:value="0.829361022832593">
                <text:p>0.829361022832593</text:p>
              </table:table-cell>
            </table:table-row>
            <table:table-row>
              <table:table-cell office:value-type="float" office:value="0.92137142816">
                <text:p>0.92137142816</text:p>
              </table:table-cell>
              <table:table-cell office:value-type="float" office:value="0.813342015070812">
                <text:p>0.813342015070812</text:p>
              </table:table-cell>
            </table:table-row>
            <table:table-row>
              <table:table-cell office:value-type="float" office:value="0.9488077233">
                <text:p>0.9488077233</text:p>
              </table:table-cell>
              <table:table-cell office:value-type="float" office:value="0.795585655777035">
                <text:p>0.795585655777035</text:p>
              </table:table-cell>
            </table:table-row>
            <table:table-row>
              <table:table-cell office:value-type="float" office:value="0.97624401844">
                <text:p>0.97624401844</text:p>
              </table:table-cell>
              <table:table-cell office:value-type="float" office:value="0.776366551046619">
                <text:p>0.776366551046619</text:p>
              </table:table-cell>
            </table:table-row>
            <table:table-row>
              <table:table-cell office:value-type="float" office:value="1.00368031358">
                <text:p>1.00368031358</text:p>
              </table:table-cell>
              <table:table-cell office:value-type="float" office:value="0.755940511248282">
                <text:p>0.755940511248282</text:p>
              </table:table-cell>
            </table:table-row>
            <table:table-row>
              <table:table-cell office:value-type="float" office:value="1.03111660872">
                <text:p>1.03111660872</text:p>
              </table:table-cell>
              <table:table-cell office:value-type="float" office:value="0.73454389365809">
                <text:p>0.73454389365809</text:p>
              </table:table-cell>
            </table:table-row>
            <table:table-row>
              <table:table-cell office:value-type="float" office:value="1.05855290386">
                <text:p>1.05855290386</text:p>
              </table:table-cell>
              <table:table-cell office:value-type="float" office:value="0.712393406084048">
                <text:p>0.712393406084048</text:p>
              </table:table-cell>
            </table:table-row>
            <table:table-row>
              <table:table-cell office:value-type="float" office:value="1.085989199">
                <text:p>1.085989199</text:p>
              </table:table-cell>
              <table:table-cell office:value-type="float" office:value="0.68968627947361">
                <text:p>0.68968627947361</text:p>
              </table:table-cell>
            </table:table-row>
            <table:table-row>
              <table:table-cell office:value-type="float" office:value="1.11342549414">
                <text:p>1.11342549414</text:p>
              </table:table-cell>
              <table:table-cell office:value-type="float" office:value="0.666600729713432">
                <text:p>0.666600729713432</text:p>
              </table:table-cell>
            </table:table-row>
            <table:table-row>
              <table:table-cell office:value-type="float" office:value="1.14086178928">
                <text:p>1.14086178928</text:p>
              </table:table-cell>
              <table:table-cell office:value-type="float" office:value="0.643296640226624">
                <text:p>0.643296640226624</text:p>
              </table:table-cell>
            </table:table-row>
            <table:table-row>
              <table:table-cell office:value-type="float" office:value="1.16829808442">
                <text:p>1.16829808442</text:p>
              </table:table-cell>
              <table:table-cell office:value-type="float" office:value="0.619916407398765">
                <text:p>0.619916407398765</text:p>
              </table:table-cell>
            </table:table-row>
            <table:table-row>
              <table:table-cell office:value-type="float" office:value="1.19573437956">
                <text:p>1.19573437956</text:p>
              </table:table-cell>
              <table:table-cell office:value-type="float" office:value="0.596585900252888">
                <text:p>0.596585900252888</text:p>
              </table:table-cell>
            </table:table-row>
            <table:table-row>
              <table:table-cell office:value-type="float" office:value="1.2231706747">
                <text:p>1.2231706747</text:p>
              </table:table-cell>
              <table:table-cell office:value-type="float" office:value="0.573415494136025">
                <text:p>0.573415494136025</text:p>
              </table:table-cell>
            </table:table-row>
            <table:table-row>
              <table:table-cell office:value-type="float" office:value="1.25060696984">
                <text:p>1.25060696984</text:p>
              </table:table-cell>
              <table:table-cell office:value-type="float" office:value="0.550501145505858">
                <text:p>0.550501145505858</text:p>
              </table:table-cell>
            </table:table-row>
            <table:table-row>
              <table:table-cell office:value-type="float" office:value="1.27804326498">
                <text:p>1.27804326498</text:p>
              </table:table-cell>
              <table:table-cell office:value-type="float" office:value="0.527925481271882">
                <text:p>0.527925481271882</text:p>
              </table:table-cell>
            </table:table-row>
            <table:table-row>
              <table:table-cell office:value-type="float" office:value="1.30547956012">
                <text:p>1.30547956012</text:p>
              </table:table-cell>
              <table:table-cell office:value-type="float" office:value="0.505758881622895">
                <text:p>0.505758881622895</text:p>
              </table:table-cell>
            </table:table-row>
            <table:table-row>
              <table:table-cell office:value-type="float" office:value="1.33291585526">
                <text:p>1.33291585526</text:p>
              </table:table-cell>
              <table:table-cell office:value-type="float" office:value="0.484060539942023">
                <text:p>0.484060539942023</text:p>
              </table:table-cell>
            </table:table-row>
            <table:table-row>
              <table:table-cell office:value-type="float" office:value="1.3603521504">
                <text:p>1.3603521504</text:p>
              </table:table-cell>
              <table:table-cell office:value-type="float" office:value="0.462879487354362">
                <text:p>0.462879487354362</text:p>
              </table:table-cell>
            </table:table-row>
            <table:table-row>
              <table:table-cell office:value-type="float" office:value="1.38778844554">
                <text:p>1.38778844554</text:p>
              </table:table-cell>
              <table:table-cell office:value-type="float" office:value="0.442255572753037">
                <text:p>0.442255572753037</text:p>
              </table:table-cell>
            </table:table-row>
            <table:table-row>
              <table:table-cell office:value-type="float" office:value="1.41522474068">
                <text:p>1.41522474068</text:p>
              </table:table-cell>
              <table:table-cell office:value-type="float" office:value="0.422220391885327">
                <text:p>0.422220391885327</text:p>
              </table:table-cell>
            </table:table-row>
            <table:table-row>
              <table:table-cell office:value-type="float" office:value="1.44266103582">
                <text:p>1.44266103582</text:p>
              </table:table-cell>
              <table:table-cell office:value-type="float" office:value="0.402798161324965">
                <text:p>0.402798161324965</text:p>
              </table:table-cell>
            </table:table-row>
            <table:table-row>
              <table:table-cell office:value-type="float" office:value="1.47009733096">
                <text:p>1.47009733096</text:p>
              </table:table-cell>
              <table:table-cell office:value-type="float" office:value="0.384006534977413">
                <text:p>0.384006534977413</text:p>
              </table:table-cell>
            </table:table-row>
            <table:table-row>
              <table:table-cell office:value-type="float" office:value="1.4975336261">
                <text:p>1.4975336261</text:p>
              </table:table-cell>
              <table:table-cell office:value-type="float" office:value="0.365857362222881">
                <text:p>0.365857362222881</text:p>
              </table:table-cell>
            </table:table-row>
            <table:table-row>
              <table:table-cell office:value-type="float" office:value="1.52496992124">
                <text:p>1.52496992124</text:p>
              </table:table-cell>
              <table:table-cell office:value-type="float" office:value="0.34835738795182">
                <text:p>0.34835738795182</text:p>
              </table:table-cell>
            </table:table-row>
            <table:table-row>
              <table:table-cell office:value-type="float" office:value="1.55240621638">
                <text:p>1.55240621638</text:p>
              </table:table-cell>
              <table:table-cell office:value-type="float" office:value="0.331508895638001">
                <text:p>0.331508895638001</text:p>
              </table:table-cell>
            </table:table-row>
            <table:table-row>
              <table:table-cell office:value-type="float" office:value="1.57984251152">
                <text:p>1.57984251152</text:p>
              </table:table-cell>
              <table:table-cell office:value-type="float" office:value="0.315310295267688">
                <text:p>0.315310295267688</text:p>
              </table:table-cell>
            </table:table-row>
            <table:table-row>
              <table:table-cell office:value-type="float" office:value="1.60727880666">
                <text:p>1.60727880666</text:p>
              </table:table-cell>
              <table:table-cell office:value-type="float" office:value="0.299756658436641">
                <text:p>0.299756658436641</text:p>
              </table:table-cell>
            </table:table-row>
            <table:table-row>
              <table:table-cell office:value-type="float" office:value="1.6347151018">
                <text:p>1.6347151018</text:p>
              </table:table-cell>
              <table:table-cell office:value-type="float" office:value="0.284840203271948">
                <text:p>0.284840203271948</text:p>
              </table:table-cell>
            </table:table-row>
            <table:table-row>
              <table:table-cell office:value-type="float" office:value="1.66215139694">
                <text:p>1.66215139694</text:p>
              </table:table-cell>
              <table:table-cell office:value-type="float" office:value="0.270550732060192">
                <text:p>0.270550732060192</text:p>
              </table:table-cell>
            </table:table-row>
            <table:table-row>
              <table:table-cell office:value-type="float" office:value="1.68958769208">
                <text:p>1.68958769208</text:p>
              </table:table-cell>
              <table:table-cell office:value-type="float" office:value="0.256876024590745">
                <text:p>0.256876024590745</text:p>
              </table:table-cell>
            </table:table-row>
            <table:table-row>
              <table:table-cell office:value-type="float" office:value="1.71702398722">
                <text:p>1.71702398722</text:p>
              </table:table-cell>
              <table:table-cell office:value-type="float" office:value="0.243802190272775">
                <text:p>0.243802190272775</text:p>
              </table:table-cell>
            </table:table-row>
            <table:table-row>
              <table:table-cell office:value-type="float" office:value="1.74446028236">
                <text:p>1.74446028236</text:p>
              </table:table-cell>
              <table:table-cell office:value-type="float" office:value="0.231313982073548">
                <text:p>0.231313982073548</text:p>
              </table:table-cell>
            </table:table-row>
            <table:table-row>
              <table:table-cell office:value-type="float" office:value="1.7718965775">
                <text:p>1.7718965775</text:p>
              </table:table-cell>
              <table:table-cell office:value-type="float" office:value="0.219395075267701">
                <text:p>0.219395075267701</text:p>
              </table:table-cell>
            </table:table-row>
            <table:table-row>
              <table:table-cell office:value-type="float" office:value="1.79933287264">
                <text:p>1.79933287264</text:p>
              </table:table-cell>
              <table:table-cell office:value-type="float" office:value="0.20802831389394">
                <text:p>0.20802831389394</text:p>
              </table:table-cell>
            </table:table-row>
            <table:table-row>
              <table:table-cell office:value-type="float" office:value="1.82676916778">
                <text:p>1.82676916778</text:p>
              </table:table-cell>
              <table:table-cell office:value-type="float" office:value="0.19719592769664">
                <text:p>0.19719592769664</text:p>
              </table:table-cell>
            </table:table-row>
            <table:table-row>
              <table:table-cell office:value-type="float" office:value="1.85420546292">
                <text:p>1.85420546292</text:p>
              </table:table-cell>
              <table:table-cell office:value-type="float" office:value="0.186879722192774">
                <text:p>0.186879722192774</text:p>
              </table:table-cell>
            </table:table-row>
            <table:table-row>
              <table:table-cell office:value-type="float" office:value="1.88164175806">
                <text:p>1.88164175806</text:p>
              </table:table-cell>
              <table:table-cell office:value-type="float" office:value="0.177061244355955">
                <text:p>0.177061244355955</text:p>
              </table:table-cell>
            </table:table-row>
            <table:table-row>
              <table:table-cell office:value-type="float" office:value="1.9090780532">
                <text:p>1.9090780532</text:p>
              </table:table-cell>
              <table:table-cell office:value-type="float" office:value="0.167721926254057">
                <text:p>0.167721926254057</text:p>
              </table:table-cell>
            </table:table-row>
            <table:table-row>
              <table:table-cell office:value-type="float" office:value="1.93651434834">
                <text:p>1.93651434834</text:p>
              </table:table-cell>
              <table:table-cell office:value-type="float" office:value="0.158843208818993">
                <text:p>0.158843208818993</text:p>
              </table:table-cell>
            </table:table-row>
            <table:table-row>
              <table:table-cell office:value-type="float" office:value="1.96395064348">
                <text:p>1.96395064348</text:p>
              </table:table-cell>
              <table:table-cell office:value-type="float" office:value="0.150406647769892">
                <text:p>0.150406647769892</text:p>
              </table:table-cell>
            </table:table-row>
            <table:table-row>
              <table:table-cell office:value-type="float" office:value="1.99138693862">
                <text:p>1.99138693862</text:p>
              </table:table-cell>
              <table:table-cell office:value-type="float" office:value="0.142394003556535">
                <text:p>0.142394003556535</text:p>
              </table:table-cell>
            </table:table-row>
            <table:table-row>
              <table:table-cell office:value-type="float" office:value="2.01882323376">
                <text:p>2.01882323376</text:p>
              </table:table-cell>
              <table:table-cell office:value-type="float" office:value="0.134787317040291">
                <text:p>0.134787317040291</text:p>
              </table:table-cell>
            </table:table-row>
            <table:table-row>
              <table:table-cell office:value-type="float" office:value="2.0462595289">
                <text:p>2.0462595289</text:p>
              </table:table-cell>
              <table:table-cell office:value-type="float" office:value="0.127568972486305">
                <text:p>0.127568972486305</text:p>
              </table:table-cell>
            </table:table-row>
            <table:table-row>
              <table:table-cell office:value-type="float" office:value="2.07369582404">
                <text:p>2.07369582404</text:p>
              </table:table-cell>
              <table:table-cell office:value-type="float" office:value="0.120721749304151">
                <text:p>0.120721749304151</text:p>
              </table:table-cell>
            </table:table-row>
            <table:table-row>
              <table:table-cell office:value-type="float" office:value="2.10113211918">
                <text:p>2.10113211918</text:p>
              </table:table-cell>
              <table:table-cell office:value-type="float" office:value="0.114228863845296">
                <text:p>0.114228863845296</text:p>
              </table:table-cell>
            </table:table-row>
            <table:table-row>
              <table:table-cell office:value-type="float" office:value="2.12856841432">
                <text:p>2.12856841432</text:p>
              </table:table-cell>
              <table:table-cell office:value-type="float" office:value="0.108074002444713">
                <text:p>0.108074002444713</text:p>
              </table:table-cell>
            </table:table-row>
            <table:table-row>
              <table:table-cell office:value-type="float" office:value="2.15600470946">
                <text:p>2.15600470946</text:p>
              </table:table-cell>
              <table:table-cell office:value-type="float" office:value="0.10224134678111">
                <text:p>0.10224134678111</text:p>
              </table:table-cell>
            </table:table-row>
            <table:table-row>
              <table:table-cell office:value-type="float" office:value="2.1834410046">
                <text:p>2.1834410046</text:p>
              </table:table-cell>
              <table:table-cell office:value-type="float" office:value="0.0967155925253299">
                <text:p>0.0967155925253299</text:p>
              </table:table-cell>
            </table:table-row>
            <table:table-row>
              <table:table-cell office:value-type="float" office:value="2.21087729974">
                <text:p>2.21087729974</text:p>
              </table:table-cell>
              <table:table-cell office:value-type="float" office:value="0.0914819621495229">
                <text:p>0.0914819621495229</text:p>
              </table:table-cell>
            </table:table-row>
            <table:table-row>
              <table:table-cell office:value-type="float" office:value="2.23831359488">
                <text:p>2.23831359488</text:p>
              </table:table-cell>
              <table:table-cell office:value-type="float" office:value="0.0865262126802974">
                <text:p>0.0865262126802974</text:p>
              </table:table-cell>
            </table:table-row>
            <table:table-row>
              <table:table-cell office:value-type="float" office:value="2.26574989002">
                <text:p>2.26574989002</text:p>
              </table:table-cell>
              <table:table-cell office:value-type="float" office:value="0.0818346390970384">
                <text:p>0.0818346390970384</text:p>
              </table:table-cell>
            </table:table-row>
            <table:table-row>
              <table:table-cell office:value-type="float" office:value="2.29318618516">
                <text:p>2.29318618516</text:p>
              </table:table-cell>
              <table:table-cell office:value-type="float" office:value="0.0773940740015066">
                <text:p>0.0773940740015066</text:p>
              </table:table-cell>
            </table:table-row>
            <table:table-row>
              <table:table-cell office:value-type="float" office:value="2.3206224803">
                <text:p>2.3206224803</text:p>
              </table:table-cell>
              <table:table-cell office:value-type="float" office:value="0.0731918841163546">
                <text:p>0.0731918841163546</text:p>
              </table:table-cell>
            </table:table-row>
            <table:table-row>
              <table:table-cell office:value-type="float" office:value="2.34805877544">
                <text:p>2.34805877544</text:p>
              </table:table-cell>
              <table:table-cell office:value-type="float" office:value="0.0692159641078763">
                <text:p>0.0692159641078763</text:p>
              </table:table-cell>
            </table:table-row>
            <table:table-row>
              <table:table-cell office:value-type="float" office:value="2.37549507058">
                <text:p>2.37549507058</text:p>
              </table:table-cell>
              <table:table-cell office:value-type="float" office:value="0.0654547281717795">
                <text:p>0.0654547281717795</text:p>
              </table:table-cell>
            </table:table-row>
            <table:table-row>
              <table:table-cell office:value-type="float" office:value="2.40293136572">
                <text:p>2.40293136572</text:p>
              </table:table-cell>
              <table:table-cell office:value-type="float" office:value="0.0618970997695974">
                <text:p>0.0618970997695974</text:p>
              </table:table-cell>
            </table:table-row>
            <table:table-row>
              <table:table-cell office:value-type="float" office:value="2.43036766086">
                <text:p>2.43036766086</text:p>
              </table:table-cell>
              <table:table-cell office:value-type="float" office:value="0.0585324998571486">
                <text:p>0.0585324998571486</text:p>
              </table:table-cell>
            </table:table-row>
            <table:table-row>
              <table:table-cell office:value-type="float" office:value="2.457803956">
                <text:p>2.457803956</text:p>
              </table:table-cell>
              <table:table-cell office:value-type="float" office:value="0.0553508339048256">
                <text:p>0.0553508339048256</text:p>
              </table:table-cell>
            </table:table-row>
            <table:table-row>
              <table:table-cell office:value-type="float" office:value="2.48524025114">
                <text:p>2.48524025114</text:p>
              </table:table-cell>
              <table:table-cell office:value-type="float" office:value="0.0523424779720801">
                <text:p>0.0523424779720801</text:p>
              </table:table-cell>
            </table:table-row>
            <table:table-row>
              <table:table-cell office:value-type="float" office:value="2.51267654628">
                <text:p>2.51267654628</text:p>
              </table:table-cell>
              <table:table-cell office:value-type="float" office:value="0.0494982640649039">
                <text:p>0.0494982640649039</text:p>
              </table:table-cell>
            </table:table-row>
            <table:table-row>
              <table:table-cell office:value-type="float" office:value="2.54011284142">
                <text:p>2.54011284142</text:p>
              </table:table-cell>
              <table:table-cell office:value-type="float" office:value="0.0468094649750771">
                <text:p>0.0468094649750771</text:p>
              </table:table-cell>
            </table:table-row>
            <table:table-row>
              <table:table-cell office:value-type="float" office:value="2.56754913656">
                <text:p>2.56754913656</text:p>
              </table:table-cell>
              <table:table-cell office:value-type="float" office:value="0.0442677787731211">
                <text:p>0.0442677787731211</text:p>
              </table:table-cell>
            </table:table-row>
            <table:table-row>
              <table:table-cell office:value-type="float" office:value="2.5949854317">
                <text:p>2.5949854317</text:p>
              </table:table-cell>
              <table:table-cell office:value-type="float" office:value="0.0418653131029882">
                <text:p>0.0418653131029882</text:p>
              </table:table-cell>
            </table:table-row>
            <table:table-row>
              <table:table-cell office:value-type="float" office:value="2.62242172684">
                <text:p>2.62242172684</text:p>
              </table:table-cell>
              <table:table-cell office:value-type="float" office:value="0.0395945694052673">
                <text:p>0.0395945694052673</text:p>
              </table:table-cell>
            </table:table-row>
            <table:table-row>
              <table:table-cell office:value-type="float" office:value="2.64985802198">
                <text:p>2.64985802198</text:p>
              </table:table-cell>
              <table:table-cell office:value-type="float" office:value="0.0374484271768156">
                <text:p>0.0374484271768156</text:p>
              </table:table-cell>
            </table:table-row>
            <table:table-row>
              <table:table-cell office:value-type="float" office:value="2.67729431712">
                <text:p>2.67729431712</text:p>
              </table:table-cell>
              <table:table-cell office:value-type="float" office:value="0.0354201283580309">
                <text:p>0.0354201283580309</text:p>
              </table:table-cell>
            </table:table-row>
            <table:table-row>
              <table:table-cell office:value-type="float" office:value="2.70473061226">
                <text:p>2.70473061226</text:p>
              </table:table-cell>
              <table:table-cell office:value-type="float" office:value="0.0335032619242325">
                <text:p>0.0335032619242325</text:p>
              </table:table-cell>
            </table:table-row>
            <table:table-row>
              <table:table-cell office:value-type="float" office:value="2.73216690739999">
                <text:p>2.73216690739999</text:p>
              </table:table-cell>
              <table:table-cell office:value-type="float" office:value="0.0316917487446252">
                <text:p>0.0316917487446252</text:p>
              </table:table-cell>
            </table:table-row>
            <table:table-row>
              <table:table-cell office:value-type="float" office:value="2.75960320253999">
                <text:p>2.75960320253999</text:p>
              </table:table-cell>
              <table:table-cell office:value-type="float" office:value="0.0299798267609073">
                <text:p>0.0299798267609073</text:p>
              </table:table-cell>
            </table:table-row>
            <table:table-row>
              <table:table-cell office:value-type="float" office:value="2.78703949767999">
                <text:p>2.78703949767999</text:p>
              </table:table-cell>
              <table:table-cell office:value-type="float" office:value="0.0283620365275761">
                <text:p>0.0283620365275761</text:p>
              </table:table-cell>
            </table:table-row>
            <table:table-row>
              <table:table-cell office:value-type="float" office:value="2.81447579281999">
                <text:p>2.81447579281999</text:p>
              </table:table-cell>
              <table:table-cell office:value-type="float" office:value="0.0268332071472473">
                <text:p>0.0268332071472473</text:p>
              </table:table-cell>
            </table:table-row>
            <table:table-row>
              <table:table-cell office:value-type="float" office:value="2.84191208795999">
                <text:p>2.84191208795999</text:p>
              </table:table-cell>
              <table:table-cell office:value-type="float" office:value="0.0253884426266948">
                <text:p>0.0253884426266948</text:p>
              </table:table-cell>
            </table:table-row>
            <table:table-row>
              <table:table-cell office:value-type="float" office:value="2.86934838309999">
                <text:p>2.86934838309999</text:p>
              </table:table-cell>
              <table:table-cell office:value-type="float" office:value="0.0240231086727109">
                <text:p>0.0240231086727109</text:p>
              </table:table-cell>
            </table:table-row>
            <table:table-row>
              <table:table-cell office:value-type="float" office:value="2.89678467823999">
                <text:p>2.89678467823999</text:p>
              </table:table-cell>
              <table:table-cell office:value-type="float" office:value="0.0227328199411784">
                <text:p>0.0227328199411784</text:p>
              </table:table-cell>
            </table:table-row>
            <table:table-row>
              <table:table-cell office:value-type="float" office:value="2.92422097337999">
                <text:p>2.92422097337999</text:p>
              </table:table-cell>
              <table:table-cell office:value-type="float" office:value="0.0215134277478352">
                <text:p>0.0215134277478352</text:p>
              </table:table-cell>
            </table:table-row>
            <table:table-row>
              <table:table-cell office:value-type="float" office:value="2.95165726851999">
                <text:p>2.95165726851999</text:p>
              </table:table-cell>
              <table:table-cell office:value-type="float" office:value="0.0203610082449989">
                <text:p>0.0203610082449989</text:p>
              </table:table-cell>
            </table:table-row>
            <table:table-row>
              <table:table-cell office:value-type="float" office:value="2.97909356365999">
                <text:p>2.97909356365999</text:p>
              </table:table-cell>
              <table:table-cell office:value-type="float" office:value="0.0192718510649416">
                <text:p>0.0192718510649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